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Docs-Roboto" svg:font-family="Docs-Roboto"/>
    <style:font-face style:name="Lora" svg:font-family="Lora"/>
    <style:font-face style:name="Pacifico" svg:font-family="Pacifico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238.9pt"/>
    </style:style>
    <style:style style:name="co3" style:family="table-column">
      <style:table-column-properties fo:break-before="auto" style:column-width="76.99pt"/>
    </style:style>
    <style:style style:name="co4" style:family="table-column">
      <style:table-column-properties fo:break-before="auto" style:column-width="66.64pt"/>
    </style:style>
    <style:style style:name="co5" style:family="table-column">
      <style:table-column-properties fo:break-before="auto" style:column-width="54.79pt"/>
    </style:style>
    <style:style style:name="co6" style:family="table-column">
      <style:table-column-properties fo:break-before="auto" style:column-width="56.3pt"/>
    </style:style>
    <style:style style:name="co7" style:family="table-column">
      <style:table-column-properties fo:break-before="auto" style:column-width="19.05pt"/>
    </style:style>
    <style:style style:name="co8" style:family="table-column">
      <style:table-column-properties fo:break-before="auto" style:column-width="80.16pt"/>
    </style:style>
    <style:style style:name="ro1" style:family="table-row">
      <style:table-row-properties style:row-height="17.26pt" fo:break-before="auto" style:use-optimal-row-height="false"/>
    </style:style>
    <style:style style:name="ro2" style:family="table-row">
      <style:table-row-properties style:row-height="37.5pt" fo:break-before="auto" style:use-optimal-row-height="false"/>
    </style:style>
    <style:style style:name="ro3" style:family="table-row">
      <style:table-row-properties style:row-height="29.99pt" fo:break-before="auto" style:use-optimal-row-height="false"/>
    </style:style>
    <style:style style:name="ro4" style:family="table-row">
      <style:table-row-properties style:row-height="21pt" fo:break-before="auto" style:use-optimal-row-height="false"/>
    </style:style>
    <style:style style:name="ro5" style:family="table-row">
      <style:table-row-properties style:row-height="22.51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ta1" style:family="table" style:master-page-name="PageStyle_5f_1.0">
      <style:table-properties table:display="true" style:writing-mode="lr-tb" tableooo:tab-color="#3d85c6"/>
    </style:style>
    <style:style style:name="ta2" style:family="table" style:master-page-name="PageStyle_5f_1.1">
      <style:table-properties table:display="true" style:writing-mode="lr-tb" tableooo:tab-color="#3d85c6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acifico" fo:font-size="72pt" fo:font-style="normal" fo:text-shadow="none" style:text-underline-style="none" fo:font-weight="normal" style:font-size-asian="72pt" style:font-style-asian="normal" style:font-weight-asian="normal" style:font-name-complex="Pacifico" style:font-size-complex="72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2pt" fo:font-style="normal" fo:text-shadow="none" style:text-underline-style="none" fo:font-weight="normal" style:font-size-asian="12pt" style:font-style-asian="normal" style:font-weight-asian="normal" style:font-name-complex="Lora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normal" fo:text-shadow="none" style:text-underline-style="none" fo:font-weight="bold" style:font-size-asian="7pt" style:font-style-asian="normal" style:font-weight-asian="bold" style:font-name-complex="Roboto" style:font-size-complex="7pt" style:font-style-complex="normal" style:font-weight-complex="bold"/>
    </style:style>
    <style:style style:name="ce5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" style:family="table-cell" style:parent-style-name="Default">
      <style:table-cell-properties fo:border-bottom="0.06pt solid #b7b7b7" fo:background-color="#565656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2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3" style:family="table-cell" style:parent-style-name="Default">
      <style:table-cell-properties fo:background-color="#e6c0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4" style:family="table-cell" style:parent-style-name="Default">
      <style:table-cell-properties fo:background-color="#e6913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2pt" fo:font-style="normal" fo:text-shadow="none" style:text-underline-style="none" fo:font-weight="normal" style:font-size-asian="12pt" style:font-style-asian="normal" style:font-weight-asian="normal" style:font-name-complex="Lora" style:font-size-complex="12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24pt" fo:font-style="normal" fo:text-shadow="none" style:text-underline-style="none" fo:font-weight="normal" style:font-size-asian="24pt" style:font-style-asian="normal" style:font-weight-asian="normal" style:font-name-complex="Lora" style:font-size-complex="24pt" style:font-style-complex="normal" style:font-weight-complex="normal"/>
    </style:style>
    <style:style style:name="ce17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18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22" style:family="table-cell" style:parent-style-name="Default">
      <style:table-cell-properties fo:border-bottom="0.74pt solid 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2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normal" fo:text-shadow="none" style:text-underline-style="none" fo:font-weight="bold" style:font-size-asian="7pt" style:font-style-asian="normal" style:font-weight-asian="bold" style:font-name-complex="Roboto" style:font-size-complex="7pt" style:font-style-complex="normal" style:font-weight-complex="bold"/>
    </style:style>
    <style:style style:name="ce27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31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ocs-Roboto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32" style:family="table-cell" style:parent-style-name="Default" style:data-style-name="N12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3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4" style:family="table-cell" style:parent-style-name="Default" style:data-style-name="N127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5" style:family="table-cell" style:parent-style-name="Default" style:data-style-name="N127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3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8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4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normal" fo:text-shadow="none" style:text-underline-style="none" fo:font-weight="bold" style:font-size-asian="7pt" style:font-style-asian="normal" style:font-weight-asian="bold" style:font-name-complex="Roboto" style:font-size-complex="7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normal" fo:text-shadow="none" style:text-underline-style="none" fo:font-weight="bold" style:font-size-asian="7pt" style:font-style-asian="normal" style:font-weight-asian="bold" style:font-name-complex="Roboto" style:font-size-complex="7pt" style:font-style-complex="normal" style:font-weight-complex="bold"/>
    </style:style>
    <style:style style:name="ce44" style:family="table-cell" style:parent-style-name="Default">
      <style:table-cell-properties fo:background-color="#999999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45" style:family="table-cell" style:parent-style-name="Default">
      <style:table-cell-properties fo:border-bottom="0.74pt solid #cccccc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46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47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48" style:family="table-cell" style:parent-style-name="Default" style:data-style-name="N128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9" style:family="table-cell" style:parent-style-name="Default" style:data-style-name="N128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0" style:family="table-cell" style:parent-style-name="Default" style:data-style-name="N128">
      <style:table-cell-properties fo:border-bottom="0.74pt solid #cccccc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1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  <style:map style:condition="is-true-formula([.H9]&gt;[.G9])" style:apply-style-name="ConditionalStyle_5f_1" style:base-cell-address="'1.0'.H9"/>
    </style:style>
    <style:style style:name="ce52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  <style:map style:condition="is-true-formula([.H9]&gt;[.G9])" style:apply-style-name="ConditionalStyle_5f_1" style:base-cell-address="'1.0'.H9"/>
    </style:style>
    <style:style style:name="ce53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  <style:map style:condition="is-true-formula([.H9]&gt;[.G9])" style:apply-style-name="ConditionalStyle_5f_1" style:base-cell-address="'1.0'.H9"/>
    </style:style>
    <style:style style:name="ce54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  <style:map style:condition="is-true-formula([.H9]&gt;[.G9])" style:apply-style-name="ConditionalStyle_5f_1" style:base-cell-address="'1.0'.H9"/>
    </style:style>
    <style:style style:name="ce55" style:family="table-cell" style:parent-style-name="Default" style:data-style-name="N128">
      <style:table-cell-properties fo:border-bottom="0.74pt solid #b7b7b7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b7b7b7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  <style:map style:condition="is-true-formula([.H9]&gt;[.G9])" style:apply-style-name="ConditionalStyle_5f_1" style:base-cell-address="'1.0'.H9"/>
    </style:style>
    <style:style style:name="ce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normal" fo:text-shadow="none" style:text-underline-style="none" fo:font-weight="bold" style:font-size-asian="7pt" style:font-style-asian="normal" style:font-weight-asian="bold" style:font-name-complex="Roboto" style:font-size-complex="7pt" style:font-style-complex="normal" style:font-weight-complex="bold"/>
    </style:style>
    <style:style style:name="ce57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58" style:family="table-cell" style:parent-style-name="Default" style:data-style-name="N10">
      <style:table-cell-properties fo:border-bottom="0.74pt solid #b7b7b7" fo:background-color="#73c79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59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60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6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62" style:family="table-cell" style:parent-style-name="Default" style:data-style-name="N10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1.0'.I45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64" style:family="table-cell" style:parent-style-name="Default">
      <style:table-cell-properties fo:border-bottom="none" fo:background-color="#ff6d98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6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6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67" style:family="table-cell" style:parent-style-name="Default" style:data-style-name="N125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6pt" fo:font-style="normal" fo:text-shadow="none" style:text-underline-style="none" fo:font-weight="bold" style:font-size-asian="6pt" style:font-style-asian="normal" style:font-weight-asian="bold" style:font-name-complex="Roboto" style:font-size-complex="6pt" style:font-style-complex="normal" style:font-weight-complex="bold"/>
    </style:style>
    <style:style style:name="ce68" style:family="table-cell" style:parent-style-name="Default" style:data-style-name="N126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6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70" style:family="table-cell" style:parent-style-name="Default" style:data-style-name="N126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71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72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73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74" style:family="table-cell" style:parent-style-name="Default" style:data-style-name="N10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75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76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77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78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7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80" style:family="table-cell" style:parent-style-name="Default" style:data-style-name="N126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1.0'.I45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126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84" style:family="table-cell" style:parent-style-name="Default" style:data-style-name="N126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85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8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87" style:family="table-cell" style:parent-style-name="Default" style:data-style-name="N126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88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89" style:family="table-cell" style:parent-style-name="Default" style:data-style-name="N126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90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9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92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93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95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96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99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01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104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1.0'.I45"/>
    </style:style>
    <style:style style:name="ce105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07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name-complex="Roboto" style:font-size-complex="9pt" style:font-style-complex="normal" style:font-weight-complex="normal"/>
    </style:style>
    <style:style style:name="ce109" style:family="table-cell" style:parent-style-name="Default">
      <style:table-cell-properties fo:border-bottom="0.06pt solid #b7b7b7" fo:background-color="#56565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1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11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12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13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14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15" style:family="table-cell" style:parent-style-name="Default">
      <style:table-cell-properties fo:border-bottom="none" fo:background-color="#56565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16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17" style:family="table-cell" style:parent-style-name="Default">
      <style:table-cell-properties fo:background-color="#56565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18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19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20" style:family="table-cell" style:parent-style-name="Default">
      <style:table-cell-properties fo:background-color="#56565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21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22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23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5" style:family="table-cell" style:parent-style-name="Default">
      <style:table-cell-properties fo:border-bottom="none" fo:background-color="#565656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26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27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28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29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30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31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32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33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34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35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3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37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38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39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40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41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42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43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44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45" style:family="table-cell" style:parent-style-name="Default">
      <style:table-cell-properties fo:border-bottom="none" fo:background-color="#b34c6a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46" style:family="table-cell" style:parent-style-name="Default">
      <style:table-cell-properties fo:border-bottom="0.74pt solid #b7b7b7" fo:background-color="#d9d9d9" style:diagonal-bl-tr="none" style:diagonal-tl-br="none" style:text-align-source="fix" style:repeat-content="false" fo:wrap-option="no-wrap" fo:border-left="0.74pt dotted #000000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47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no-wrap" fo:border-left="0.74pt dotted #000000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48" style:family="table-cell" style:parent-style-name="Default" style:data-style-name="N125">
      <style:table-cell-properties fo:border-bottom="none" fo:background-color="#cccccc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6pt" fo:font-style="normal" fo:text-shadow="none" style:text-underline-style="none" fo:font-weight="bold" style:font-size-asian="6pt" style:font-style-asian="normal" style:font-weight-asian="bold" style:font-name-complex="Roboto" style:font-size-complex="6pt" style:font-style-complex="normal" style:font-weight-complex="bold"/>
    </style:style>
    <style:style style:name="ce149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51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152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53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54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56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57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58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59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161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1.0'.I45"/>
    </style:style>
    <style:style style:name="ce162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63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65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b7b7b7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6" style:family="table-cell" style:parent-style-name="Default">
      <style:table-cell-properties fo:border-bottom="0.06pt solid #b7b7b7" fo:background-color="#de5f85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67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8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69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71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72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73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74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75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7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77" style:family="table-cell" style:parent-style-name="Default">
      <style:table-cell-properties fo:border-bottom="none" fo:background-color="#9e435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78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79" style:family="table-cell" style:parent-style-name="Default">
      <style:table-cell-properties fo:border-bottom="none" fo:background-color="#beccf2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Roboto" fo:font-size="16pt" fo:font-style="normal" fo:text-shadow="none" style:text-underline-style="none" fo:font-weight="bold" style:font-size-asian="16pt" style:font-style-asian="normal" style:font-weight-asian="bold" style:font-name-complex="Roboto" style:font-size-complex="16pt" style:font-style-complex="normal" style:font-weight-complex="bold"/>
    </style:style>
    <style:style style:name="ce180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order-bottom="none" fo:background-color="#beccf2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Roboto" fo:font-size="16pt" fo:font-style="normal" fo:text-shadow="none" style:text-underline-style="none" fo:font-weight="bold" style:font-size-asian="16pt" style:font-style-asian="normal" style:font-weight-asian="bold" style:font-name-complex="Roboto" style:font-size-complex="16pt" style:font-style-complex="normal" style:font-weight-complex="bold"/>
    </style:style>
    <style:style style:name="ce182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83" style:family="table-cell" style:parent-style-name="Default">
      <style:table-cell-properties fo:background-color="#beccf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Roboto" fo:font-size="16pt" fo:font-style="normal" fo:text-shadow="none" style:text-underline-style="none" fo:font-weight="bold" style:font-size-asian="16pt" style:font-style-asian="normal" style:font-weight-asian="bold" style:font-name-complex="Roboto" style:font-size-complex="16pt" style:font-style-complex="normal" style:font-weight-complex="bold"/>
    </style:style>
    <style:style style:name="ce184" style:family="table-cell" style:parent-style-name="Default">
      <style:table-cell-properties fo:border-bottom="none" style:diagonal-bl-tr="none" style:diagonal-tl-br="none" fo:border-left="none" fo:border-right="0.06pt solid #b7b7b7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86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Roboto" fo:font-size="16pt" fo:font-style="normal" fo:text-shadow="none" style:text-underline-style="none" fo:font-weight="bold" style:font-size-asian="16pt" style:font-style-asian="normal" style:font-weight-asian="bold" style:font-name-complex="Roboto" style:font-size-complex="16pt" style:font-style-complex="normal" style:font-weight-complex="bold"/>
    </style:style>
    <style:style style:name="ce187" style:family="table-cell" style:parent-style-name="Default">
      <style:table-cell-properties fo:border-bottom="none" style:diagonal-bl-tr="none" style:diagonal-tl-br="none" fo:border-left="0.06pt solid #b7b7b7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order-bottom="0.06pt solid #b7b7b7" style:diagonal-bl-tr="none" style:diagonal-tl-br="none" fo:border-left="0.06pt solid #b7b7b7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  <style:map style:condition="cell-content()=0" style:apply-style-name="ConditionalStyle_5f_5" style:base-cell-address="'1.0'.I45"/>
    </style:style>
    <style:style style:name="ce190" style:family="table-cell" style:parent-style-name="Default">
      <style:table-cell-properties fo:border-bottom="0.06pt solid #b7b7b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order-bottom="0.06pt solid #b7b7b7" style:diagonal-bl-tr="none" style:diagonal-tl-br="none" fo:border-left="none" fo:border-right="0.06pt solid #b7b7b7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93" style:family="table-cell" style:parent-style-name="Default">
      <style:table-cell-properties fo:border-bottom="0.74pt solid #b7b7b7" fo:background-color="#e4e9e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94" style:family="table-cell" style:parent-style-name="Default">
      <style:table-cell-properties fo:border-bottom="0.74pt solid #b7b7b7" fo:background-color="#e4e9e2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95" style:family="table-cell" style:parent-style-name="Default">
      <style:table-cell-properties fo:border-bottom="0.74pt solid #b7b7b7" fo:background-color="#e4e9e2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96" style:family="table-cell" style:parent-style-name="Default" style:data-style-name="N127">
      <style:table-cell-properties fo:border-bottom="0.74pt solid #b7b7b7" fo:background-color="#e4e9e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97" style:family="table-cell" style:parent-style-name="Default">
      <style:table-cell-properties fo:border-bottom="0.74pt solid #b7b7b7" fo:background-color="#e4e9e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198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99" style:family="table-cell" style:parent-style-name="Default" style:data-style-name="N128">
      <style:table-cell-properties fo:border-bottom="0.74pt solid #b7b7b7" fo:background-color="#e4e9e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00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is-true-formula([.H9]&gt;[.G9])" style:apply-style-name="ConditionalStyle_5f_1" style:base-cell-address="'1.1'.H9"/>
    </style:style>
    <style:style style:name="ce201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  <style:map style:condition="is-true-formula([.H9]&gt;[.G9])" style:apply-style-name="ConditionalStyle_5f_1" style:base-cell-address="'1.1'.H9"/>
    </style:style>
    <style:style style:name="ce202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is-true-formula([.H9]&gt;[.G9])" style:apply-style-name="ConditionalStyle_5f_1" style:base-cell-address="'1.1'.H9"/>
    </style:style>
    <style:style style:name="ce203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  <style:map style:condition="is-true-formula([.H9]&gt;[.G9])" style:apply-style-name="ConditionalStyle_5f_1" style:base-cell-address="'1.1'.H9"/>
    </style:style>
    <style:style style:name="ce204" style:family="table-cell" style:parent-style-name="Default" style:data-style-name="N128">
      <style:table-cell-properties fo:border-bottom="0.74pt solid #b7b7b7" fo:background-color="#e4e9e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is-true-formula([.H9]&gt;[.G9])" style:apply-style-name="ConditionalStyle_5f_1" style:base-cell-address="'1.1'.H9"/>
    </style:style>
    <style:style style:name="ce205" style:family="table-cell" style:parent-style-name="Default" style:data-style-name="N128">
      <style:table-cell-properties fo:border-bottom="0.74pt solid #b7b7b7" fo:background-color="#e4e9e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is-true-formula([.H9]&gt;[.G9])" style:apply-style-name="ConditionalStyle_5f_1" style:base-cell-address="'1.1'.H9"/>
    </style:style>
    <style:style style:name="ce206" style:family="table-cell" style:parent-style-name="Default" style:data-style-name="N128">
      <style:table-cell-properties fo:border-bottom="0.74pt solid #b7b7b7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b7b7b7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  <style:map style:condition="is-true-formula([.H9]&gt;[.G9])" style:apply-style-name="ConditionalStyle_5f_1" style:base-cell-address="'1.1'.H9"/>
    </style:style>
    <style:style style:name="ce207" style:family="table-cell" style:parent-style-name="Default" style:data-style-name="N10">
      <style:table-cell-properties fo:border-bottom="0.74pt solid #b7b7b7" fo:background-color="#73c79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208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209" style:family="table-cell" style:parent-style-name="Default" style:data-style-name="N10">
      <style:table-cell-properties fo:border-bottom="0.74pt solid #b7b7b7" fo:background-color="#e4e9e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21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211" style:family="table-cell" style:parent-style-name="Default" style:data-style-name="N10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1.1'.I46"/>
    </style:style>
    <style:style style:name="ce212" style:family="table-cell" style:parent-style-name="Default" style:data-style-name="N126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1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14" style:family="table-cell" style:parent-style-name="Default" style:data-style-name="N126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1'.I46"/>
    </style:style>
    <style:style style:name="ce215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16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17" style:family="table-cell" style:parent-style-name="Default" style:data-style-name="N10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1'.I46"/>
    </style:style>
    <style:style style:name="ce218" style:family="table-cell" style:parent-style-name="Default">
      <style:table-cell-properties fo:border-bottom="none" fo:background-color="#e4e9e2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19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20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21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1'.I46"/>
    </style:style>
    <style:style style:name="ce222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23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24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1'.I46"/>
    </style:style>
    <style:style style:name="ce225" style:family="table-cell" style:parent-style-name="Default" style:data-style-name="N126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1.1'.I46"/>
    </style:style>
    <style:style style:name="ce226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2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28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6" style:base-cell-address="'1.1'.J24"/>
    </style:style>
    <style:style style:name="ce229" style:family="table-cell" style:parent-style-name="Default" style:data-style-name="N126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30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31" style:family="table-cell" style:parent-style-name="Default" style:data-style-name="N126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32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3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1'.I46"/>
    </style:style>
    <style:style style:name="ce234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36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38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39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40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41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4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1'.I46"/>
    </style:style>
    <style:style style:name="ce243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1.1'.I46"/>
    </style:style>
    <style:style style:name="ce244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45" style:family="table-cell" style:parent-style-name="Default">
      <style:table-cell-properties fo:border-bottom="0.06pt solid #b7b7b7" fo:background-color="#56565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46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47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48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49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50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51" style:family="table-cell" style:parent-style-name="Default">
      <style:table-cell-properties fo:border-bottom="none" fo:background-color="#56565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52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53" style:family="table-cell" style:parent-style-name="Default">
      <style:table-cell-properties fo:background-color="#56565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54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55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56" style:family="table-cell" style:parent-style-name="Default">
      <style:table-cell-properties fo:background-color="#56565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57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58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59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60" style:family="table-cell" style:parent-style-name="Default">
      <style:table-cell-properties fo:border-bottom="none" fo:background-color="#565656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61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62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63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64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65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66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67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68" style:family="table-cell" style:parent-style-name="Default">
      <style:table-cell-properties fo:border-bottom="0.06pt solid #b7b7b7" fo:background-color="#de5f85" style:diagonal-bl-tr="none" style:diagonal-tl-br="none" style:text-align-source="value-type" style:repeat-content="false" fo:wrap-option="no-wrap" fo:border-left="0.74pt dotted #000000" style:direction="ltr" fo:border-right="0.74pt dotted #000000" style:rotation-angle="0" style:rotation-align="none" style:shrink-to-fit="false" fo:border-top="0.06pt solid #b7b7b7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1'.J24"/>
    </style:style>
    <style:style style:name="ce269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70" style:family="table-cell" style:parent-style-name="Default">
      <style:table-cell-properties fo:border-bottom="0.06pt solid #b7b7b7" fo:background-color="#de5f85" style:diagonal-bl-tr="none" style:diagonal-tl-br="none" fo:border-left="none" fo:border-right="0.74pt dotted #000000" style:rotation-align="none" fo:border-top="0.06pt solid #b7b7b7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1'.J24"/>
    </style:style>
    <style:style style:name="ce271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72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73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74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75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76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77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78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79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81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1'.I46"/>
    </style:style>
    <style:style style:name="ce282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83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84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85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86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87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8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1'.I46"/>
    </style:style>
    <style:style style:name="ce289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1.1'.I46"/>
    </style:style>
    <style:style style:name="ce290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91" style:family="table-cell" style:parent-style-name="Default">
      <style:table-cell-properties fo:border-bottom="0.06pt solid #b7b7b7" fo:background-color="#de5f85" style:diagonal-bl-tr="none" style:diagonal-tl-br="none" fo:border-left="0.74pt dotted #000000" fo:border-right="0.74pt dotted #000000" style:rotation-align="none" fo:border-top="0.06pt solid #b7b7b7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1'.J24"/>
    </style:style>
    <style:style style:name="ce2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93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95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96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97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98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  <style:map style:condition="cell-content()=0" style:apply-style-name="ConditionalStyle_5f_5" style:base-cell-address="'1.1'.I46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0%&quot;;&quot;10%&quot;;&quot;20%&quot;;&quot;30%&quot;;&quot;40%&quot;;&quot;50%&quot;;&quot;60%&quot;;&quot;70%&quot;;&quot;80%&quot;;&quot;90%&quot;;&quot;100%&quot;)" table:allow-empty-cell="true" table:display-list="unsorted" table:base-cell-address="'1.0'.I9"/>
        <table:content-validation table:name="val2" table:condition="of:cell-content-is-in-list(&quot;0%&quot;;&quot;10%&quot;;&quot;20%&quot;;&quot;30%&quot;;&quot;40%&quot;;&quot;50%&quot;;&quot;60%&quot;;&quot;70%&quot;;&quot;80%&quot;;&quot;90%&quot;;&quot;100%&quot;)" table:allow-empty-cell="true" table:display-list="unsorted" table:base-cell-address="'1.1'.I9"/>
      </table:content-validations>
      <table:table table:name="1.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63" table:default-cell-style-name="Default"/>
        <table:table-column table:style-name="co8" table:number-columns-repeated="952" table:default-cell-style-name="Default"/>
        <table:table-row table:style-name="ro1">
          <table:table-cell table:style-name="ce1"/>
          <table:table-cell table:style-name="ce1" office:value-type="string" calcext:value-type="string">
            <text:p>Raetori</text:p>
          </table:table-cell>
          <table:table-cell table:style-name="ce26" table:number-columns-repeated="4"/>
          <table:table-cell table:style-name="ce42" table:number-columns-repeated="3"/>
          <table:table-cell table:style-name="ce63" table:number-columns-repeated="49"/>
          <table:table-cell table:style-name="ce176" table:number-columns-spanned="14" table:number-rows-spanned="1"/>
          <table:covered-table-cell table:number-columns-repeated="13"/>
          <table:table-cell table:number-columns-repeated="952"/>
        </table:table-row>
        <table:table-row table:style-name="ro1">
          <table:table-cell table:style-name="ce2"/>
          <table:table-cell table:style-name="ce2" office:value-type="string" calcext:value-type="string">
            <text:p>eSports-harjoituspäiväkirja</text:p>
          </table:table-cell>
          <table:table-cell table:style-name="ce26" table:number-columns-repeated="4"/>
          <table:table-cell table:style-name="ce42" table:number-columns-repeated="3"/>
          <table:table-cell table:style-name="ce63" table:number-columns-repeated="63"/>
          <table:table-cell table:number-columns-repeated="952"/>
        </table:table-row>
        <table:table-row table:style-name="ro1">
          <table:table-cell table:style-name="ce2"/>
          <table:table-cell table:style-name="ce15" office:value-type="string" calcext:value-type="string">
            <text:p>Systeemityö- ja projektityöskentely, syst18</text:p>
          </table:table-cell>
          <table:table-cell table:style-name="ce26" table:number-columns-repeated="4"/>
          <table:table-cell table:style-name="ce42" table:number-columns-repeated="3"/>
          <table:table-cell table:style-name="ce63" table:number-columns-repeated="63"/>
          <table:table-cell table:number-columns-repeated="952"/>
        </table:table-row>
        <table:table-row table:style-name="ro2">
          <table:table-cell table:style-name="ce2"/>
          <table:table-cell table:style-name="ce16"/>
          <table:table-cell table:style-name="ce26" table:number-columns-repeated="4"/>
          <table:table-cell table:style-name="ce42" table:number-columns-repeated="3"/>
          <table:table-cell table:style-name="ce63" table:number-columns-repeated="63"/>
          <table:table-cell table:number-columns-repeated="952"/>
        </table:table-row>
        <table:table-row table:style-name="ro1">
          <table:table-cell table:style-name="ce3"/>
          <table:table-cell table:style-name="ce15"/>
          <table:table-cell table:style-name="ce4" table:number-columns-repeated="4"/>
          <table:table-cell table:style-name="ce43" table:number-columns-spanned="2" table:number-rows-spanned="1"/>
          <table:covered-table-cell/>
          <table:table-cell table:style-name="ce56"/>
          <table:table-cell table:style-name="ce64" office:value-type="string" calcext:value-type="string" table:number-columns-spanned="28" table:number-rows-spanned="1">
            <text:p>VAIHE YKSI</text:p>
          </table:table-cell>
          <table:covered-table-cell table:number-columns-repeated="27"/>
          <table:table-cell table:style-name="ce145" office:value-type="string" calcext:value-type="string" table:number-columns-spanned="21" table:number-rows-spanned="1">
            <text:p>VAIHE KAKSI</text:p>
          </table:table-cell>
          <table:covered-table-cell table:number-columns-repeated="20"/>
          <table:table-cell table:style-name="ce177" office:value-type="string" calcext:value-type="string" table:number-columns-spanned="14" table:number-rows-spanned="1">
            <text:p>VAIHE KOLME?</text:p>
          </table:table-cell>
          <table:covered-table-cell table:number-columns-repeated="13"/>
          <table:table-cell table:number-columns-repeated="952"/>
        </table:table-row>
        <table:table-row table:style-name="ro1">
          <table:table-cell table:style-name="ce4" table:number-columns-repeated="6"/>
          <table:table-cell table:style-name="ce43" table:number-columns-spanned="2" table:number-rows-spanned="1"/>
          <table:covered-table-cell/>
          <table:table-cell table:style-name="ce56"/>
          <table:table-cell table:style-name="ce65" office:value-type="string" calcext:value-type="string" table:number-columns-spanned="7" table:number-rows-spanned="1">
            <text:p>VIIKKO 2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O 3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4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5</text:p>
          </table:table-cell>
          <table:covered-table-cell table:number-columns-repeated="5" table:style-name="ce82"/>
          <table:covered-table-cell table:style-name="ce107"/>
          <table:table-cell table:style-name="ce146" office:value-type="string" calcext:value-type="string" table:number-columns-spanned="7" table:number-rows-spanned="1">
            <text:p>VIIKKO 6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6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7</text:p>
          </table:table-cell>
          <table:covered-table-cell table:number-columns-repeated="5" table:style-name="ce82"/>
          <table:covered-table-cell table:style-name="ce107"/>
          <table:table-cell table:style-name="ce146" office:value-type="string" calcext:value-type="string" table:number-columns-spanned="7" table:number-rows-spanned="1">
            <text:p>VIIKKO 8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9</text:p>
          </table:table-cell>
          <table:covered-table-cell table:number-columns-repeated="5" table:style-name="ce82"/>
          <table:covered-table-cell table:style-name="ce107"/>
          <table:table-cell table:number-columns-repeated="952"/>
        </table:table-row>
        <table:table-row table:style-name="ro1">
          <table:table-cell table:style-name="ce4" table:number-columns-repeated="6"/>
          <table:table-cell table:style-name="ce44" office:value-type="string" calcext:value-type="string" table:number-columns-spanned="2" table:number-rows-spanned="1">
            <text:p>TYÖTUNNIT</text:p>
          </table:table-cell>
          <table:covered-table-cell/>
          <table:table-cell table:style-name="ce56"/>
          <table:table-cell table:style-name="ce66" office:value-type="string" calcext:value-type="string">
            <text:p>M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L</text:p>
          </table:table-cell>
          <table:table-cell table:style-name="ce66" office:value-type="string" calcext:value-type="string">
            <text:p>S</text:p>
          </table:table-cell>
          <table:table-cell table:style-name="ce66" office:value-type="string" calcext:value-type="string">
            <text:p>M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L</text:p>
          </table:table-cell>
          <table:table-cell table:style-name="ce66" office:value-type="string" calcext:value-type="string">
            <text:p>S</text:p>
          </table:table-cell>
          <table:table-cell table:style-name="ce66" office:value-type="string" calcext:value-type="string">
            <text:p>M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L</text:p>
          </table:table-cell>
          <table:table-cell table:style-name="ce66" office:value-type="string" calcext:value-type="string">
            <text:p>S</text:p>
          </table:table-cell>
          <table:table-cell table:style-name="ce66" office:value-type="string" calcext:value-type="string">
            <text:p>M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L</text:p>
          </table:table-cell>
          <table:table-cell table:style-name="ce136" office:value-type="string" calcext:value-type="string">
            <text:p>S</text:p>
          </table:table-cell>
          <table:table-cell table:style-name="ce147" office:value-type="string" calcext:value-type="string">
            <text:p>M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K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P</text:p>
          </table:table-cell>
          <table:table-cell table:style-name="ce162" office:value-type="string" calcext:value-type="string">
            <text:p>L</text:p>
          </table:table-cell>
          <table:table-cell table:style-name="ce162" office:value-type="string" calcext:value-type="string">
            <text:p>S</text:p>
          </table:table-cell>
          <table:table-cell table:style-name="ce162" office:value-type="string" calcext:value-type="string">
            <text:p>M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K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P</text:p>
          </table:table-cell>
          <table:table-cell table:style-name="ce162" office:value-type="string" calcext:value-type="string">
            <text:p>L</text:p>
          </table:table-cell>
          <table:table-cell table:style-name="ce162" office:value-type="string" calcext:value-type="string">
            <text:p>S</text:p>
          </table:table-cell>
          <table:table-cell table:style-name="ce162" office:value-type="string" calcext:value-type="string">
            <text:p>M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K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P</text:p>
          </table:table-cell>
          <table:table-cell table:style-name="ce162" office:value-type="string" calcext:value-type="string">
            <text:p>L</text:p>
          </table:table-cell>
          <table:table-cell table:style-name="ce168" office:value-type="string" calcext:value-type="string">
            <text:p>S</text:p>
          </table:table-cell>
          <table:table-cell table:style-name="ce178" office:value-type="string" calcext:value-type="string">
            <text:p>M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K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P</text:p>
          </table:table-cell>
          <table:table-cell table:style-name="ce182" office:value-type="string" calcext:value-type="string">
            <text:p>L</text:p>
          </table:table-cell>
          <table:table-cell table:style-name="ce182" office:value-type="string" calcext:value-type="string">
            <text:p>S</text:p>
          </table:table-cell>
          <table:table-cell table:style-name="ce185" office:value-type="string" calcext:value-type="string">
            <text:p>M</text:p>
          </table:table-cell>
          <table:table-cell table:style-name="ce185" office:value-type="string" calcext:value-type="string">
            <text:p>T</text:p>
          </table:table-cell>
          <table:table-cell table:style-name="ce185" office:value-type="string" calcext:value-type="string">
            <text:p>K</text:p>
          </table:table-cell>
          <table:table-cell table:style-name="ce185" office:value-type="string" calcext:value-type="string">
            <text:p>T</text:p>
          </table:table-cell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L</text:p>
          </table:table-cell>
          <table:table-cell table:style-name="ce185" office:value-type="string" calcext:value-type="string">
            <text:p>S</text:p>
          </table:table-cell>
          <table:table-cell table:number-columns-repeated="952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Projektin alustus ja suunnittelu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67" office:value-type="date" office:date-value="2019-01-07" calcext:value-type="date">
            <text:p>07/01</text:p>
          </table:table-cell>
          <table:table-cell table:style-name="ce83"/>
          <table:table-cell table:style-name="ce92" table:number-columns-repeated="2"/>
          <table:table-cell table:style-name="ce105" table:number-columns-repeated="3"/>
          <table:table-cell table:style-name="ce67" office:value-type="date" office:date-value="2019-01-14" calcext:value-type="date">
            <text:p>14/01</text:p>
          </table:table-cell>
          <table:table-cell table:style-name="ce105" table:number-columns-repeated="6"/>
          <table:table-cell table:style-name="ce67" office:value-type="date" office:date-value="2019-01-21" calcext:value-type="date">
            <text:p>21/01</text:p>
          </table:table-cell>
          <table:table-cell table:style-name="ce105" table:number-columns-repeated="6"/>
          <table:table-cell table:style-name="ce67" office:value-type="date" office:date-value="2019-01-28" calcext:value-type="date">
            <text:p>28/01</text:p>
          </table:table-cell>
          <table:table-cell table:style-name="ce105" table:number-columns-repeated="6"/>
          <table:table-cell table:style-name="ce148" office:value-type="date" office:date-value="2019-02-04" calcext:value-type="date">
            <text:p>04/02</text:p>
          </table:table-cell>
          <table:table-cell table:style-name="ce105" table:number-columns-repeated="6"/>
          <table:table-cell table:style-name="ce67" office:value-type="date" office:date-value="2019-02-11" calcext:value-type="date">
            <text:p>11/02</text:p>
          </table:table-cell>
          <table:table-cell table:style-name="ce105" table:number-columns-repeated="6"/>
          <table:table-cell table:style-name="ce67" office:value-type="date" office:date-value="2019-01-18" calcext:value-type="date">
            <text:p>18/01</text:p>
          </table:table-cell>
          <table:table-cell table:style-name="ce105" table:number-columns-repeated="6"/>
          <table:table-cell table:style-name="ce148" office:value-type="date" office:date-value="2019-02-25" calcext:value-type="date">
            <text:p>25/02</text:p>
          </table:table-cell>
          <table:table-cell table:style-name="ce105" table:number-columns-repeated="6"/>
          <table:table-cell table:style-name="ce67" office:value-type="date" office:date-value="2019-03-04" calcext:value-type="date">
            <text:p>04/03</text:p>
          </table:table-cell>
          <table:table-cell table:style-name="ce105" table:number-columns-repeated="6"/>
          <table:table-cell table:number-columns-repeated="952"/>
        </table:table-row>
        <table:table-row-group>
          <table:table-row table:style-name="ro1">
            <table:table-cell table:style-name="ce6" office:value-type="float" office:value="1.1" calcext:value-type="float">
              <text:p>1.1</text:p>
            </table:table-cell>
            <table:table-cell table:style-name="ce18" office:value-type="string" calcext:value-type="string">
              <text:p>Alustava suunnitelma</text:p>
            </table:table-cell>
            <table:table-cell table:style-name="ce28" office:value-type="string" calcext:value-type="string">
              <text:p>Leon W</text:p>
            </table:table-cell>
            <table:table-cell table:style-name="ce32" office:value-type="date" office:date-value="2019-01-09" calcext:value-type="date">
              <text:p>09/01/19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8" table:formula="of:=DAYS360([.D9];[.E9])" office:value-type="float" office:value="8" calcext:value-type="float">
              <text:p>8</text:p>
            </table:table-cell>
            <table:table-cell table:style-name="ce46" office:value-type="float" office:value="10" calcext:value-type="float">
              <text:p>10.0</text:p>
            </table:table-cell>
            <table:table-cell table:style-name="ce51" table:formula="of:=SUM([.J9:.BT9])" office:value-type="float" office:value="13" calcext:value-type="float">
              <text:p>13.0</text:p>
            </table:table-cell>
            <table:table-cell table:style-name="ce58" table:content-validation-name="val1" office:value-type="percentage" office:value="1" calcext:value-type="percentage">
              <text:p>100%</text:p>
            </table:table-cell>
            <table:table-cell table:style-name="ce68" table:number-columns-repeated="2"/>
            <table:table-cell table:style-name="ce93" table:number-columns-repeated="2"/>
            <table:table-cell table:style-name="ce106" table:number-columns-repeated="3"/>
            <table:table-cell table:style-name="ce109" office:value-type="float" office:value="4" calcext:value-type="float">
              <text:p>4</text:p>
            </table:table-cell>
            <table:table-cell table:number-columns-repeated="3" table:style-name="ce109" office:value-type="float" office:value="3" calcext:value-type="float">
              <text:p>3</text:p>
            </table:table-cell>
            <table:table-cell table:style-name="ce121" table:number-columns-repeated="3"/>
            <table:table-cell table:style-name="ce93" table:number-columns-repeated="7"/>
            <table:table-cell table:style-name="ce127" table:number-columns-repeated="6"/>
            <table:table-cell table:style-name="ce137"/>
            <table:table-cell table:style-name="ce149"/>
            <table:table-cell table:style-name="ce93" table:number-columns-repeated="6"/>
            <table:table-cell table:style-name="ce121" table:number-columns-repeated="7"/>
            <table:table-cell table:style-name="ce93" table:number-columns-repeated="6"/>
            <table:table-cell table:style-name="ce169"/>
            <table:table-cell table:style-name="ce179" office:value-type="string" calcext:value-type="string" table:number-columns-spanned="7" table:number-rows-spanned="34">
              <text:p>Hiihtoloma</text:p>
            </table:table-cell>
            <table:covered-table-cell table:number-columns-repeated="5"/>
            <table:covered-table-cell table:style-name="ce184"/>
            <table:table-cell table:style-name="ce186" office:value-type="string" calcext:value-type="string" table:number-columns-spanned="7" table:number-rows-spanned="35">
              <text:p>Määritteletön</text:p>
            </table:table-cell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7" office:value-type="string" calcext:value-type="string">
              <text:p>1.1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9" office:value-type="string" calcext:value-type="string">
              <text:p>Kylie R</text:p>
            </table:table-cell>
            <table:table-cell table:style-name="ce33" office:value-type="date" office:date-value="2019-01-17" calcext:value-type="date">
              <text:p>17/01/19</text:p>
            </table:table-cell>
            <table:table-cell table:style-name="ce33" office:value-type="date" office:date-value="2019-01-18" calcext:value-type="date">
              <text:p>18/01/19</text:p>
            </table:table-cell>
            <table:table-cell table:style-name="ce39" table:formula="of:=DAYS360([.D10];[.E10])" office:value-type="float" office:value="1" calcext:value-type="float">
              <text:p>1</text:p>
            </table:table-cell>
            <table:table-cell table:style-name="ce47" office:value-type="float" office:value="1" calcext:value-type="float">
              <text:p>1.0</text:p>
            </table:table-cell>
            <table:table-cell table:style-name="ce52" table:formula="of:=SUM([.J10:.BT10])" office:value-type="float" office:value="1" calcext:value-type="float">
              <text:p>1.0</text:p>
            </table:table-cell>
            <table:table-cell table:style-name="ce58" table:content-validation-name="val1" office:value-type="percentage" office:value="1" calcext:value-type="percentage">
              <text:p>100%</text:p>
            </table:table-cell>
            <table:table-cell table:style-name="ce69" table:number-columns-repeated="2"/>
            <table:table-cell table:style-name="ce94" table:number-columns-repeated="5"/>
            <table:table-cell table:style-name="ce110" table:number-columns-repeated="3"/>
            <table:table-cell table:style-name="ce115" office:value-type="float" office:value="1" calcext:value-type="float">
              <text:p>1</text:p>
            </table:table-cell>
            <table:table-cell table:style-name="ce110" table:number-columns-repeated="3"/>
            <table:table-cell table:style-name="ce94" table:number-columns-repeated="7"/>
            <table:table-cell table:style-name="ce128" table:number-columns-repeated="6"/>
            <table:table-cell table:style-name="ce138"/>
            <table:table-cell table:style-name="ce150"/>
            <table:table-cell table:style-name="ce94" table:number-columns-repeated="6"/>
            <table:table-cell table:style-name="ce110" table:number-columns-repeated="7"/>
            <table:table-cell table:style-name="ce94" table:number-columns-repeated="6"/>
            <table:table-cell table:style-name="ce170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8"/>
            <table:table-cell table:style-name="ce20" table:number-columns-repeated="2"/>
            <table:table-cell table:style-name="ce34" table:number-columns-repeated="2"/>
            <table:table-cell table:style-name="ce40" office:value-type="string" calcext:value-type="string">
              <text:p>Yhteensä</text:p>
            </table:table-cell>
            <table:table-cell table:style-name="ce48" table:formula="of:=SUM([.G9:.G10])" office:value-type="float" office:value="11" calcext:value-type="float">
              <text:p>11.0</text:p>
            </table:table-cell>
            <table:table-cell table:style-name="ce48" table:formula="of:=SUM([.H9:.H10])" office:value-type="float" office:value="14" calcext:value-type="float">
              <text:p>14.0</text:p>
            </table:table-cell>
            <table:table-cell table:style-name="ce59"/>
            <table:table-cell table:style-name="ce70" table:formula="of:=SUM([.J9:.J10])" office:value-type="float" office:value="0" calcext:value-type="float">
              <text:p>$0.00</text:p>
            </table:table-cell>
            <table:table-cell table:style-name="ce70" table:formula="of:=SUM([.K9:.K10])" office:value-type="float" office:value="0" calcext:value-type="float">
              <text:p>$0.00</text:p>
            </table:table-cell>
            <table:table-cell table:style-name="ce95" table:formula="of:=SUM([.L9:.L10])" office:value-type="float" office:value="0" calcext:value-type="float">
              <text:p>0</text:p>
            </table:table-cell>
            <table:table-cell table:style-name="ce95" table:formula="of:=SUM([.M9:.M10])" office:value-type="float" office:value="0" calcext:value-type="float">
              <text:p>0</text:p>
            </table:table-cell>
            <table:table-cell table:style-name="ce95" table:formula="of:=SUM([.N9:.N10])" office:value-type="float" office:value="0" calcext:value-type="float">
              <text:p>0</text:p>
            </table:table-cell>
            <table:table-cell table:style-name="ce95" table:formula="of:=SUM([.O9:.O10])" office:value-type="float" office:value="0" calcext:value-type="float">
              <text:p>0</text:p>
            </table:table-cell>
            <table:table-cell table:style-name="ce95" table:formula="of:=SUM([.P9:.P10])" office:value-type="float" office:value="0" calcext:value-type="float">
              <text:p>0</text:p>
            </table:table-cell>
            <table:table-cell table:style-name="ce95" table:formula="of:=SUM([.Q9:.Q10])" office:value-type="float" office:value="4" calcext:value-type="float">
              <text:p>4</text:p>
            </table:table-cell>
            <table:table-cell table:style-name="ce95" table:formula="of:=SUM([.R9:.R10])" office:value-type="float" office:value="3" calcext:value-type="float">
              <text:p>3</text:p>
            </table:table-cell>
            <table:table-cell table:style-name="ce95" table:formula="of:=SUM([.S9:.S10])" office:value-type="float" office:value="3" calcext:value-type="float">
              <text:p>3</text:p>
            </table:table-cell>
            <table:table-cell table:style-name="ce95" table:formula="of:=SUM([.T9:.T10])" office:value-type="float" office:value="4" calcext:value-type="float">
              <text:p>4</text:p>
            </table:table-cell>
            <table:table-cell table:style-name="ce95" table:formula="of:=SUM([.U9:.U10])" office:value-type="float" office:value="0" calcext:value-type="float">
              <text:p>0</text:p>
            </table:table-cell>
            <table:table-cell table:style-name="ce95" table:formula="of:=SUM([.V9:.V10])" office:value-type="float" office:value="0" calcext:value-type="float">
              <text:p>0</text:p>
            </table:table-cell>
            <table:table-cell table:style-name="ce95" table:formula="of:=SUM([.W9:.W10])" office:value-type="float" office:value="0" calcext:value-type="float">
              <text:p>0</text:p>
            </table:table-cell>
            <table:table-cell table:style-name="ce95" table:formula="of:=SUM([.X9:.X10])" office:value-type="float" office:value="0" calcext:value-type="float">
              <text:p>0</text:p>
            </table:table-cell>
            <table:table-cell table:style-name="ce95" table:formula="of:=SUM([.Y9:.Y10])" office:value-type="float" office:value="0" calcext:value-type="float">
              <text:p>0</text:p>
            </table:table-cell>
            <table:table-cell table:style-name="ce95" table:formula="of:=SUM([.Z9:.Z10])" office:value-type="float" office:value="0" calcext:value-type="float">
              <text:p>0</text:p>
            </table:table-cell>
            <table:table-cell table:style-name="ce95" table:formula="of:=SUM([.AA9:.AA10])" office:value-type="float" office:value="0" calcext:value-type="float">
              <text:p>0</text:p>
            </table:table-cell>
            <table:table-cell table:style-name="ce95" table:formula="of:=SUM([.AB9:.AB10])" office:value-type="float" office:value="0" calcext:value-type="float">
              <text:p>0</text:p>
            </table:table-cell>
            <table:table-cell table:style-name="ce95" table:formula="of:=SUM([.AC9:.AC10])" office:value-type="float" office:value="0" calcext:value-type="float">
              <text:p>0</text:p>
            </table:table-cell>
            <table:table-cell table:style-name="ce95" table:formula="of:=SUM([.AD9:.AD10])" office:value-type="float" office:value="0" calcext:value-type="float">
              <text:p>0</text:p>
            </table:table-cell>
            <table:table-cell table:style-name="ce95" table:formula="of:=SUM([.AE9:.AE10])" office:value-type="float" office:value="0" calcext:value-type="float">
              <text:p>0</text:p>
            </table:table-cell>
            <table:table-cell table:style-name="ce95" table:formula="of:=SUM([.AF9:.AF10])" office:value-type="float" office:value="0" calcext:value-type="float">
              <text:p>0</text:p>
            </table:table-cell>
            <table:table-cell table:style-name="ce95" table:formula="of:=SUM([.AG9:.AG10])" office:value-type="float" office:value="0" calcext:value-type="float">
              <text:p>0</text:p>
            </table:table-cell>
            <table:table-cell table:style-name="ce95" table:formula="of:=SUM([.AH9:.AH10])" office:value-type="float" office:value="0" calcext:value-type="float">
              <text:p>0</text:p>
            </table:table-cell>
            <table:table-cell table:style-name="ce95" table:formula="of:=SUM([.AI9:.AI10])" office:value-type="float" office:value="0" calcext:value-type="float">
              <text:p>0</text:p>
            </table:table-cell>
            <table:table-cell table:style-name="ce95" table:formula="of:=SUM([.AJ9:.AJ10])" office:value-type="float" office:value="0" calcext:value-type="float">
              <text:p>0</text:p>
            </table:table-cell>
            <table:table-cell table:style-name="ce95" table:formula="of:=SUM([.AK9:.AK10])" office:value-type="float" office:value="0" calcext:value-type="float">
              <text:p>0</text:p>
            </table:table-cell>
            <table:table-cell table:style-name="ce151" table:formula="of:=SUM([.AL9:.AL10])" office:value-type="float" office:value="0" calcext:value-type="float">
              <text:p>0</text:p>
            </table:table-cell>
            <table:table-cell table:style-name="ce95" table:formula="of:=SUM([.AM9:.AM10])" office:value-type="float" office:value="0" calcext:value-type="float">
              <text:p>0</text:p>
            </table:table-cell>
            <table:table-cell table:style-name="ce95" table:formula="of:=SUM([.AN9:.AN10])" office:value-type="float" office:value="0" calcext:value-type="float">
              <text:p>0</text:p>
            </table:table-cell>
            <table:table-cell table:style-name="ce95" table:formula="of:=SUM([.AO9:.AO10])" office:value-type="float" office:value="0" calcext:value-type="float">
              <text:p>0</text:p>
            </table:table-cell>
            <table:table-cell table:style-name="ce95" table:formula="of:=SUM([.AP9:.AP10])" office:value-type="float" office:value="0" calcext:value-type="float">
              <text:p>0</text:p>
            </table:table-cell>
            <table:table-cell table:style-name="ce95" table:formula="of:=SUM([.AQ9:.AQ10])" office:value-type="float" office:value="0" calcext:value-type="float">
              <text:p>0</text:p>
            </table:table-cell>
            <table:table-cell table:style-name="ce95" table:formula="of:=SUM([.AR9:.AR10])" office:value-type="float" office:value="0" calcext:value-type="float">
              <text:p>0</text:p>
            </table:table-cell>
            <table:table-cell table:style-name="ce95" table:formula="of:=SUM([.AS9:.AS10])" office:value-type="float" office:value="0" calcext:value-type="float">
              <text:p>0</text:p>
            </table:table-cell>
            <table:table-cell table:style-name="ce95" table:formula="of:=SUM([.AT9:.AT10])" office:value-type="float" office:value="0" calcext:value-type="float">
              <text:p>0</text:p>
            </table:table-cell>
            <table:table-cell table:style-name="ce95" table:formula="of:=SUM([.AU9:.AU10])" office:value-type="float" office:value="0" calcext:value-type="float">
              <text:p>0</text:p>
            </table:table-cell>
            <table:table-cell table:style-name="ce95" table:formula="of:=SUM([.AV9:.AV10])" office:value-type="float" office:value="0" calcext:value-type="float">
              <text:p>0</text:p>
            </table:table-cell>
            <table:table-cell table:style-name="ce95" table:formula="of:=SUM([.AW9:.AW10])" office:value-type="float" office:value="0" calcext:value-type="float">
              <text:p>0</text:p>
            </table:table-cell>
            <table:table-cell table:style-name="ce95" table:formula="of:=SUM([.AX9:.AX10])" office:value-type="float" office:value="0" calcext:value-type="float">
              <text:p>0</text:p>
            </table:table-cell>
            <table:table-cell table:style-name="ce95" table:formula="of:=SUM([.AY9:.AY10])" office:value-type="float" office:value="0" calcext:value-type="float">
              <text:p>0</text:p>
            </table:table-cell>
            <table:table-cell table:style-name="ce95" table:formula="of:=SUM([.AZ9:.AZ10])" office:value-type="float" office:value="0" calcext:value-type="float">
              <text:p>0</text:p>
            </table:table-cell>
            <table:table-cell table:style-name="ce95" table:formula="of:=SUM([.BA9:.BA10])" office:value-type="float" office:value="0" calcext:value-type="float">
              <text:p>0</text:p>
            </table:table-cell>
            <table:table-cell table:style-name="ce95" table:formula="of:=SUM([.BB9:.BB10])" office:value-type="float" office:value="0" calcext:value-type="float">
              <text:p>0</text:p>
            </table:table-cell>
            <table:table-cell table:style-name="ce95" table:formula="of:=SUM([.BC9:.BC10])" office:value-type="float" office:value="0" calcext:value-type="float">
              <text:p>0</text:p>
            </table:table-cell>
            <table:table-cell table:style-name="ce95" table:formula="of:=SUM([.BD9:.BD10])" office:value-type="float" office:value="0" calcext:value-type="float">
              <text:p>0</text:p>
            </table:table-cell>
            <table:table-cell table:style-name="ce95" table:formula="of:=SUM([.BE9:.BE10])" office:value-type="float" office:value="0" calcext:value-type="float">
              <text:p>0</text:p>
            </table:table-cell>
            <table:table-cell table:style-name="ce95" table:formula="of:=SUM([.BF9:.BF10])" office:value-type="float" office:value="0" calcext:value-type="float">
              <text:p>0</text:p>
            </table:table-cell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</table:table-row-group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7" office:value-type="string" calcext:value-type="string">
            <text:p>Projektisuunnitelma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71"/>
          <table:table-cell table:style-name="ce84"/>
          <table:table-cell table:style-name="ce96" table:number-columns-repeated="2"/>
          <table:table-cell table:style-name="ce71" table:number-columns-repeated="24"/>
          <table:table-cell table:style-name="ce152"/>
          <table:table-cell table:style-name="ce71" table:number-columns-repeated="4"/>
          <table:table-cell table:style-name="ce165" table:number-columns-repeated="11"/>
          <table:table-cell table:style-name="ce167" table:number-columns-repeated="3"/>
          <table:table-cell table:style-name="ce165"/>
          <table:table-cell table:style-name="ce71"/>
          <table:covered-table-cell table:style-name="ce180"/>
          <table:covered-table-cell table:number-columns-repeated="5"/>
          <table:covered-table-cell table:style-name="ce184"/>
          <table:covered-table-cell table:style-name="ce187"/>
          <table:covered-table-cell table:number-columns-repeated="5"/>
          <table:covered-table-cell table:style-name="ce184"/>
          <table:table-cell table:number-columns-repeated="952"/>
        </table:table-row>
        <table:table-row-group>
          <table:table-row table:style-name="ro1">
            <table:table-cell table:style-name="ce6" office:value-type="float" office:value="2.1" calcext:value-type="float">
              <text:p>2.1</text:p>
            </table:table-cell>
            <table:table-cell table:style-name="ce18" office:value-type="string" calcext:value-type="string">
              <text:p>ER-kaavio</text:p>
            </table:table-cell>
            <table:table-cell table:style-name="ce28" office:value-type="string" calcext:value-type="string">
              <text:p>Steve L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3];[.E13])" office:value-type="float" office:value="22" calcext:value-type="float">
              <text:p>22</text:p>
            </table:table-cell>
            <table:table-cell table:style-name="ce46" office:value-type="float" office:value="2" calcext:value-type="float">
              <text:p>2.0</text:p>
            </table:table-cell>
            <table:table-cell table:style-name="ce53" table:formula="of:=SUM([.J13:.BT13])" office:value-type="float" office:value="2" calcext:value-type="float">
              <text:p>2.0</text:p>
            </table:table-cell>
            <table:table-cell table:style-name="ce58" table:content-validation-name="val1" office:value-type="percentage" office:value="1" calcext:value-type="percentage">
              <text:p>100%</text:p>
            </table:table-cell>
            <table:table-cell table:style-name="ce72"/>
            <table:table-cell table:style-name="ce85"/>
            <table:table-cell table:style-name="ce97" table:number-columns-repeated="5"/>
            <table:table-cell table:style-name="ce111" table:number-columns-repeated="7"/>
            <table:table-cell table:style-name="ce117" office:value-type="float" office:value="1" calcext:value-type="float">
              <text:p>1</text:p>
            </table:table-cell>
            <table:table-cell table:style-name="ce125" office:value-type="float" office:value="1" calcext:value-type="float">
              <text:p>1</text:p>
            </table:table-cell>
            <table:table-cell table:style-name="ce97" table:number-columns-repeated="5"/>
            <table:table-cell table:style-name="ce116" table:number-columns-repeated="6"/>
            <table:table-cell table:style-name="ce139"/>
            <table:table-cell table:style-name="ce153"/>
            <table:table-cell table:style-name="ce97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2" calcext:value-type="float">
              <text:p>2.2</text:p>
            </table:table-cell>
            <table:table-cell table:style-name="ce18" office:value-type="string" calcext:value-type="string">
              <text:p>Tietokantakaavio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4];[.E14])" office:value-type="float" office:value="22" calcext:value-type="float">
              <text:p>22</text:p>
            </table:table-cell>
            <table:table-cell table:style-name="ce46" office:value-type="float" office:value="4" calcext:value-type="float">
              <text:p>4.0</text:p>
            </table:table-cell>
            <table:table-cell table:style-name="ce53" table:formula="of:=SUM([.J14:.BT14])" office:value-type="float" office:value="3" calcext:value-type="float">
              <text:p>3.0</text:p>
            </table:table-cell>
            <table:table-cell table:style-name="ce58" table:content-validation-name="val1" office:value-type="percentage" office:value="1" calcext:value-type="percentage">
              <text:p>100%</text:p>
            </table:table-cell>
            <table:table-cell table:style-name="ce72"/>
            <table:table-cell table:style-name="ce85"/>
            <table:table-cell table:style-name="ce97" table:number-columns-repeated="5"/>
            <table:table-cell table:style-name="ce111" table:number-columns-repeated="7"/>
            <table:table-cell table:style-name="ce117" office:value-type="float" office:value="2" calcext:value-type="float">
              <text:p>2</text:p>
            </table:table-cell>
            <table:table-cell table:style-name="ce125" office:value-type="float" office:value="1" calcext:value-type="float">
              <text:p>1</text:p>
            </table:table-cell>
            <table:table-cell table:style-name="ce97" table:number-columns-repeated="5"/>
            <table:table-cell table:style-name="ce116" table:number-columns-repeated="6"/>
            <table:table-cell table:style-name="ce139"/>
            <table:table-cell table:style-name="ce154"/>
            <table:table-cell table:style-name="ce163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3" calcext:value-type="float">
              <text:p>2.3</text:p>
            </table:table-cell>
            <table:table-cell table:style-name="ce18" office:value-type="string" calcext:value-type="string">
              <text:p>Aikataulutus</text:p>
            </table:table-cell>
            <table:table-cell table:style-name="ce28" office:value-type="string" calcext:value-type="string">
              <text:p>Allen W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5];[.E15])" office:value-type="float" office:value="22" calcext:value-type="float">
              <text:p>22</text:p>
            </table:table-cell>
            <table:table-cell table:style-name="ce46" office:value-type="float" office:value="4" calcext:value-type="float">
              <text:p>4.0</text:p>
            </table:table-cell>
            <table:table-cell table:style-name="ce53" table:formula="of:=SUM([.J15:.BT15])" office:value-type="float" office:value="2.5" calcext:value-type="float">
              <text:p>2.5</text:p>
            </table:table-cell>
            <table:table-cell table:style-name="ce58" table:content-validation-name="val1" office:value-type="percentage" office:value="0.8" calcext:value-type="percentage">
              <text:p>80%</text:p>
            </table:table-cell>
            <table:table-cell table:style-name="ce72"/>
            <table:table-cell table:style-name="ce85"/>
            <table:table-cell table:style-name="ce97" table:number-columns-repeated="5"/>
            <table:table-cell table:style-name="ce111" table:number-columns-repeated="3"/>
            <table:table-cell table:style-name="ce116"/>
            <table:table-cell table:style-name="ce111" table:number-columns-repeated="3"/>
            <table:table-cell table:style-name="ce117" office:value-type="float" office:value="2" calcext:value-type="float">
              <text:p>2</text:p>
            </table:table-cell>
            <table:table-cell table:style-name="ce123" office:value-type="float" office:value="0.5" calcext:value-type="float">
              <text:p>0.5</text:p>
            </table:table-cell>
            <table:table-cell table:style-name="ce123" table:number-columns-repeated="2"/>
            <table:table-cell table:style-name="ce97" table:number-columns-repeated="3"/>
            <table:table-cell table:style-name="ce116" table:number-columns-repeated="6"/>
            <table:table-cell table:style-name="ce139"/>
            <table:table-cell table:style-name="ce153"/>
            <table:table-cell table:style-name="ce97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4" calcext:value-type="float">
              <text:p>2.4</text:p>
            </table:table-cell>
            <table:table-cell table:style-name="ce18" office:value-type="string" calcext:value-type="string">
              <text:p>Toiminnot ja käyttötapaukset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6];[.E16])" office:value-type="float" office:value="22" calcext:value-type="float">
              <text:p>22</text:p>
            </table:table-cell>
            <table:table-cell table:style-name="ce46" office:value-type="float" office:value="4" calcext:value-type="float">
              <text:p>4.0</text:p>
            </table:table-cell>
            <table:table-cell table:style-name="ce53" table:formula="of:=SUM([.J16:.BT16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2"/>
            <table:table-cell table:style-name="ce85"/>
            <table:table-cell table:style-name="ce97" table:number-columns-repeated="5"/>
            <table:table-cell table:style-name="ce111" table:number-columns-repeated="7"/>
            <table:table-cell table:style-name="ce98" table:number-columns-repeated="3"/>
            <table:table-cell table:style-name="ce123" table:number-columns-repeated="6"/>
            <table:table-cell table:style-name="ce116" table:number-columns-repeated="4"/>
            <table:table-cell table:style-name="ce139"/>
            <table:table-cell table:style-name="ce153"/>
            <table:table-cell table:style-name="ce97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5" calcext:value-type="float">
              <text:p>2.5</text:p>
            </table:table-cell>
            <table:table-cell table:style-name="ce18" office:value-type="string" calcext:value-type="string">
              <text:p>Ulkoasun luonnos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7];[.E17])" office:value-type="float" office:value="22" calcext:value-type="float">
              <text:p>22</text:p>
            </table:table-cell>
            <table:table-cell table:style-name="ce46" office:value-type="float" office:value="8" calcext:value-type="float">
              <text:p>8.0</text:p>
            </table:table-cell>
            <table:table-cell table:style-name="ce53" table:formula="of:=SUM([.J17:.BT17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2"/>
            <table:table-cell table:style-name="ce85"/>
            <table:table-cell table:style-name="ce97" table:number-columns-repeated="5"/>
            <table:table-cell table:style-name="ce111" table:number-columns-repeated="7"/>
            <table:table-cell table:style-name="ce123" table:number-columns-repeated="7"/>
            <table:table-cell table:style-name="ce116" table:number-columns-repeated="6"/>
            <table:table-cell table:style-name="ce139"/>
            <table:table-cell table:style-name="ce153"/>
            <table:table-cell table:style-name="ce97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5" calcext:value-type="float">
              <text:p>2.5</text:p>
            </table:table-cell>
            <table:table-cell table:style-name="ce18" office:value-type="string" calcext:value-type="string">
              <text:p>Tyyliopas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8];[.E18])" office:value-type="float" office:value="22" calcext:value-type="float">
              <text:p>22</text:p>
            </table:table-cell>
            <table:table-cell table:style-name="ce46" office:value-type="float" office:value="8" calcext:value-type="float">
              <text:p>8.0</text:p>
            </table:table-cell>
            <table:table-cell table:style-name="ce53" table:formula="of:=SUM([.J18:.BT18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2"/>
            <table:table-cell table:style-name="ce85"/>
            <table:table-cell table:style-name="ce97" table:number-columns-repeated="5"/>
            <table:table-cell table:style-name="ce111" table:number-columns-repeated="7"/>
            <table:table-cell table:style-name="ce123" table:number-columns-repeated="7"/>
            <table:table-cell table:style-name="ce116" table:number-columns-repeated="6"/>
            <table:table-cell table:style-name="ce139"/>
            <table:table-cell table:style-name="ce153"/>
            <table:table-cell table:style-name="ce97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6" calcext:value-type="float">
              <text:p>2.6</text:p>
            </table:table-cell>
            <table:table-cell table:style-name="ce18" office:value-type="string" calcext:value-type="string">
              <text:p>Dokumenttien pohjat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9];[.E19])" office:value-type="float" office:value="22" calcext:value-type="float">
              <text:p>22</text:p>
            </table:table-cell>
            <table:table-cell table:style-name="ce46" office:value-type="float" office:value="2" calcext:value-type="float">
              <text:p>2.0</text:p>
            </table:table-cell>
            <table:table-cell table:style-name="ce53" table:formula="of:=SUM([.J19:.BT19])" office:value-type="float" office:value="3" calcext:value-type="float">
              <text:p>3.0</text:p>
            </table:table-cell>
            <table:table-cell table:style-name="ce58" table:content-validation-name="val1" office:value-type="percentage" office:value="1" calcext:value-type="percentage">
              <text:p>100%</text:p>
            </table:table-cell>
            <table:table-cell table:style-name="ce72"/>
            <table:table-cell table:style-name="ce85"/>
            <table:table-cell table:style-name="ce97" table:number-columns-repeated="5"/>
            <table:table-cell table:style-name="ce111" table:number-columns-repeated="3"/>
            <table:table-cell table:style-name="ce117" office:value-type="float" office:value="1" calcext:value-type="float">
              <text:p>1</text:p>
            </table:table-cell>
            <table:table-cell table:style-name="ce111" table:number-columns-repeated="3"/>
            <table:table-cell table:style-name="ce117" office:value-type="float" office:value="2" calcext:value-type="float">
              <text:p>2</text:p>
            </table:table-cell>
            <table:table-cell table:style-name="ce98" table:number-columns-repeated="3"/>
            <table:table-cell table:style-name="ce97" table:number-columns-repeated="3"/>
            <table:table-cell table:style-name="ce116" table:number-columns-repeated="6"/>
            <table:table-cell table:style-name="ce139"/>
            <table:table-cell table:style-name="ce153"/>
            <table:table-cell table:style-name="ce97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7" calcext:value-type="float">
              <text:p>2.7</text:p>
            </table:table-cell>
            <table:table-cell table:style-name="ce18" office:value-type="string" calcext:value-type="string">
              <text:p>Dokumentaatio</text:p>
            </table:table-cell>
            <table:table-cell table:style-name="ce29" office:value-type="string" calcext:value-type="string">
              <text:p>Malik M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20];[.E20])" office:value-type="float" office:value="22" calcext:value-type="float">
              <text:p>22</text:p>
            </table:table-cell>
            <table:table-cell table:style-name="ce46" office:value-type="float" office:value="12" calcext:value-type="float">
              <text:p>12.0</text:p>
            </table:table-cell>
            <table:table-cell table:style-name="ce53" table:formula="of:=SUM([.J20:.BT20])" office:value-type="float" office:value="0" calcext:value-type="float">
              <text:p>0.0</text:p>
            </table:table-cell>
            <table:table-cell table:style-name="ce58" table:content-validation-name="val1" office:value-type="percentage" office:value="0.1" calcext:value-type="percentage">
              <text:p>10%</text:p>
            </table:table-cell>
            <table:table-cell table:style-name="ce73"/>
            <table:table-cell table:style-name="ce86"/>
            <table:table-cell table:style-name="ce98" table:number-columns-repeated="5"/>
            <table:table-cell table:style-name="ce112" table:number-columns-repeated="3"/>
            <table:table-cell table:style-name="ce118"/>
            <table:table-cell table:style-name="ce112" table:number-columns-repeated="3"/>
            <table:table-cell table:style-name="ce123" table:number-columns-repeated="11"/>
            <table:table-cell table:style-name="ce116" table:number-columns-repeated="2"/>
            <table:table-cell table:style-name="ce139"/>
            <table:table-cell table:style-name="ce153"/>
            <table:table-cell table:style-name="ce97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2.7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21];[.E21])" office:value-type="float" office:value="22" calcext:value-type="float">
              <text:p>22</text:p>
            </table:table-cell>
            <table:table-cell table:style-name="ce46" office:value-type="float" office:value="2" calcext:value-type="float">
              <text:p>2.0</text:p>
            </table:table-cell>
            <table:table-cell table:style-name="ce53" table:formula="of:=SUM([.J21:.BT21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2"/>
            <table:table-cell table:style-name="ce85"/>
            <table:table-cell table:style-name="ce97" table:number-columns-repeated="5"/>
            <table:table-cell table:style-name="ce111" table:number-columns-repeated="3"/>
            <table:table-cell table:style-name="ce116"/>
            <table:table-cell table:style-name="ce111" table:number-columns-repeated="3"/>
            <table:table-cell table:style-name="ce97"/>
            <table:table-cell table:style-name="ce98" table:number-columns-repeated="3"/>
            <table:table-cell table:style-name="ce97" table:number-columns-repeated="3"/>
            <table:table-cell table:style-name="ce116" table:number-columns-repeated="6"/>
            <table:table-cell table:style-name="ce139"/>
            <table:table-cell table:style-name="ce153"/>
            <table:table-cell table:style-name="ce97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</table:table-row-group>
        <table:table-row table:style-name="ro4">
          <table:table-cell table:style-name="ce8"/>
          <table:table-cell table:style-name="ce20" table:number-columns-repeated="2"/>
          <table:table-cell table:style-name="ce34" table:number-columns-repeated="2"/>
          <table:table-cell table:style-name="ce40" office:value-type="string" calcext:value-type="string">
            <text:p>Yhteensä</text:p>
          </table:table-cell>
          <table:table-cell table:style-name="ce48" table:formula="of:=SUM([.G13:.G21])" office:value-type="float" office:value="46" calcext:value-type="float">
            <text:p>46.0</text:p>
          </table:table-cell>
          <table:table-cell table:style-name="ce48" table:formula="of:=SUM([.H13:.H21])" office:value-type="float" office:value="10.5" calcext:value-type="float">
            <text:p>10.5</text:p>
          </table:table-cell>
          <table:table-cell table:style-name="ce60"/>
          <table:table-cell table:style-name="ce74" table:formula="of:=SUM([.J13:.J21])" office:value-type="percentage" office:value="0" calcext:value-type="percentage">
            <text:p>0%</text:p>
          </table:table-cell>
          <table:table-cell table:style-name="ce70" table:formula="of:=SUM([.K13:.K21])" office:value-type="float" office:value="0" calcext:value-type="float">
            <text:p>$0.00</text:p>
          </table:table-cell>
          <table:table-cell table:style-name="ce95" table:formula="of:=SUM([.L13:.L21])" office:value-type="float" office:value="0" calcext:value-type="float">
            <text:p>0</text:p>
          </table:table-cell>
          <table:table-cell table:style-name="ce95" table:formula="of:=SUM([.M13:.M21])" office:value-type="float" office:value="0" calcext:value-type="float">
            <text:p>0</text:p>
          </table:table-cell>
          <table:table-cell table:style-name="ce95" table:formula="of:=SUM([.N13:.N21])" office:value-type="float" office:value="0" calcext:value-type="float">
            <text:p>0</text:p>
          </table:table-cell>
          <table:table-cell table:style-name="ce95" table:formula="of:=SUM([.O13:.O21])" office:value-type="float" office:value="0" calcext:value-type="float">
            <text:p>0</text:p>
          </table:table-cell>
          <table:table-cell table:style-name="ce95" table:formula="of:=SUM([.P13:.P21])" office:value-type="float" office:value="0" calcext:value-type="float">
            <text:p>0</text:p>
          </table:table-cell>
          <table:table-cell table:style-name="ce95" table:formula="of:=SUM([.Q13:.Q21])" office:value-type="float" office:value="0" calcext:value-type="float">
            <text:p>0</text:p>
          </table:table-cell>
          <table:table-cell table:style-name="ce95" table:formula="of:=SUM([.R13:.R21])" office:value-type="float" office:value="0" calcext:value-type="float">
            <text:p>0</text:p>
          </table:table-cell>
          <table:table-cell table:style-name="ce95" table:formula="of:=SUM([.S13:.S21])" office:value-type="float" office:value="0" calcext:value-type="float">
            <text:p>0</text:p>
          </table:table-cell>
          <table:table-cell table:style-name="ce95" table:formula="of:=SUM([.T13:.T21])" office:value-type="float" office:value="1" calcext:value-type="float">
            <text:p>1</text:p>
          </table:table-cell>
          <table:table-cell table:style-name="ce95" table:formula="of:=SUM([.U13:.U21])" office:value-type="float" office:value="0" calcext:value-type="float">
            <text:p>0</text:p>
          </table:table-cell>
          <table:table-cell table:style-name="ce95" table:formula="of:=SUM([.V13:.V21])" office:value-type="float" office:value="0" calcext:value-type="float">
            <text:p>0</text:p>
          </table:table-cell>
          <table:table-cell table:style-name="ce95" table:formula="of:=SUM([.W13:.W21])" office:value-type="float" office:value="0" calcext:value-type="float">
            <text:p>0</text:p>
          </table:table-cell>
          <table:table-cell table:style-name="ce95" table:formula="of:=SUM([.X13:.X21])" office:value-type="float" office:value="7" calcext:value-type="float">
            <text:p>7</text:p>
          </table:table-cell>
          <table:table-cell table:style-name="ce95" table:formula="of:=SUM([.Y13:.Y21])" office:value-type="float" office:value="2.5" calcext:value-type="float">
            <text:p>2.5</text:p>
          </table:table-cell>
          <table:table-cell table:style-name="ce95" table:formula="of:=SUM([.Z13:.Z21])" office:value-type="float" office:value="0" calcext:value-type="float">
            <text:p>0</text:p>
          </table:table-cell>
          <table:table-cell table:style-name="ce95" table:formula="of:=SUM([.AA13:.AA21])" office:value-type="float" office:value="0" calcext:value-type="float">
            <text:p>0</text:p>
          </table:table-cell>
          <table:table-cell table:style-name="ce95" table:formula="of:=SUM([.AB13:.AB21])" office:value-type="float" office:value="0" calcext:value-type="float">
            <text:p>0</text:p>
          </table:table-cell>
          <table:table-cell table:style-name="ce95" table:formula="of:=SUM([.AC13:.AC21])" office:value-type="float" office:value="0" calcext:value-type="float">
            <text:p>0</text:p>
          </table:table-cell>
          <table:table-cell table:style-name="ce95" table:formula="of:=SUM([.AD13:.AD21])" office:value-type="float" office:value="0" calcext:value-type="float">
            <text:p>0</text:p>
          </table:table-cell>
          <table:table-cell table:style-name="ce95" table:formula="of:=SUM([.AE13:.AE21])" office:value-type="float" office:value="0" calcext:value-type="float">
            <text:p>0</text:p>
          </table:table-cell>
          <table:table-cell table:style-name="ce95" table:formula="of:=SUM([.AF13:.AF21])" office:value-type="float" office:value="0" calcext:value-type="float">
            <text:p>0</text:p>
          </table:table-cell>
          <table:table-cell table:style-name="ce95" table:formula="of:=SUM([.AG13:.AG21])" office:value-type="float" office:value="0" calcext:value-type="float">
            <text:p>0</text:p>
          </table:table-cell>
          <table:table-cell table:style-name="ce95" table:formula="of:=SUM([.AH13:.AH21])" office:value-type="float" office:value="0" calcext:value-type="float">
            <text:p>0</text:p>
          </table:table-cell>
          <table:table-cell table:style-name="ce95" table:formula="of:=SUM([.AI13:.AI21])" office:value-type="float" office:value="0" calcext:value-type="float">
            <text:p>0</text:p>
          </table:table-cell>
          <table:table-cell table:style-name="ce95" table:formula="of:=SUM([.AJ13:.AJ21])" office:value-type="float" office:value="0" calcext:value-type="float">
            <text:p>0</text:p>
          </table:table-cell>
          <table:table-cell table:style-name="ce95" table:formula="of:=SUM([.AK13:.AK21])" office:value-type="float" office:value="0" calcext:value-type="float">
            <text:p>0</text:p>
          </table:table-cell>
          <table:table-cell table:style-name="ce151" table:formula="of:=SUM([.AL13:.AL21])" office:value-type="float" office:value="0" calcext:value-type="float">
            <text:p>0</text:p>
          </table:table-cell>
          <table:table-cell table:style-name="ce95" table:formula="of:=SUM([.AM13:.AM21])" office:value-type="float" office:value="0" calcext:value-type="float">
            <text:p>0</text:p>
          </table:table-cell>
          <table:table-cell table:style-name="ce95" table:formula="of:=SUM([.AN13:.AN21])" office:value-type="float" office:value="0" calcext:value-type="float">
            <text:p>0</text:p>
          </table:table-cell>
          <table:table-cell table:style-name="ce95" table:formula="of:=SUM([.AO13:.AO21])" office:value-type="float" office:value="0" calcext:value-type="float">
            <text:p>0</text:p>
          </table:table-cell>
          <table:table-cell table:style-name="ce95" table:formula="of:=SUM([.AP13:.AP21])" office:value-type="float" office:value="0" calcext:value-type="float">
            <text:p>0</text:p>
          </table:table-cell>
          <table:table-cell table:style-name="ce95" table:formula="of:=SUM([.AQ13:.AQ21])" office:value-type="float" office:value="0" calcext:value-type="float">
            <text:p>0</text:p>
          </table:table-cell>
          <table:table-cell table:style-name="ce95" table:formula="of:=SUM([.AR13:.AR21])" office:value-type="float" office:value="0" calcext:value-type="float">
            <text:p>0</text:p>
          </table:table-cell>
          <table:table-cell table:style-name="ce95" table:formula="of:=SUM([.AS13:.AS21])" office:value-type="float" office:value="0" calcext:value-type="float">
            <text:p>0</text:p>
          </table:table-cell>
          <table:table-cell table:style-name="ce95" table:formula="of:=SUM([.AT13:.AT21])" office:value-type="float" office:value="0" calcext:value-type="float">
            <text:p>0</text:p>
          </table:table-cell>
          <table:table-cell table:style-name="ce95" table:formula="of:=SUM([.AU13:.AU21])" office:value-type="float" office:value="0" calcext:value-type="float">
            <text:p>0</text:p>
          </table:table-cell>
          <table:table-cell table:style-name="ce95" table:formula="of:=SUM([.AV13:.AV21])" office:value-type="float" office:value="0" calcext:value-type="float">
            <text:p>0</text:p>
          </table:table-cell>
          <table:table-cell table:style-name="ce95" table:formula="of:=SUM([.AW13:.AW21])" office:value-type="float" office:value="0" calcext:value-type="float">
            <text:p>0</text:p>
          </table:table-cell>
          <table:table-cell table:style-name="ce95" table:formula="of:=SUM([.AX13:.AX21])" office:value-type="float" office:value="0" calcext:value-type="float">
            <text:p>0</text:p>
          </table:table-cell>
          <table:table-cell table:style-name="ce95" table:formula="of:=SUM([.AY13:.AY21])" office:value-type="float" office:value="0" calcext:value-type="float">
            <text:p>0</text:p>
          </table:table-cell>
          <table:table-cell table:style-name="ce95" table:formula="of:=SUM([.AZ13:.AZ21])" office:value-type="float" office:value="0" calcext:value-type="float">
            <text:p>0</text:p>
          </table:table-cell>
          <table:table-cell table:style-name="ce95" table:formula="of:=SUM([.BA13:.BA21])" office:value-type="float" office:value="0" calcext:value-type="float">
            <text:p>0</text:p>
          </table:table-cell>
          <table:table-cell table:style-name="ce95" table:formula="of:=SUM([.BB13:.BB21])" office:value-type="float" office:value="0" calcext:value-type="float">
            <text:p>0</text:p>
          </table:table-cell>
          <table:table-cell table:style-name="ce95" table:formula="of:=SUM([.BC13:.BC21])" office:value-type="float" office:value="0" calcext:value-type="float">
            <text:p>0</text:p>
          </table:table-cell>
          <table:table-cell table:style-name="ce95" table:formula="of:=SUM([.BD13:.BD21])" office:value-type="float" office:value="0" calcext:value-type="float">
            <text:p>0</text:p>
          </table:table-cell>
          <table:table-cell table:style-name="ce95" table:formula="of:=SUM([.BE13:.BE21])" office:value-type="float" office:value="0" calcext:value-type="float">
            <text:p>0</text:p>
          </table:table-cell>
          <table:table-cell table:style-name="ce95" table:formula="of:=SUM([.BF13:.BF21])" office:value-type="float" office:value="0" calcext:value-type="float">
            <text:p>0</text:p>
          </table:table-cell>
          <table:covered-table-cell table:style-name="ce180"/>
          <table:covered-table-cell table:number-columns-repeated="5"/>
          <table:covered-table-cell table:style-name="ce184"/>
          <table:covered-table-cell table:style-name="ce187"/>
          <table:covered-table-cell table:number-columns-repeated="5"/>
          <table:covered-table-cell table:style-name="ce184"/>
          <table:table-cell table:number-columns-repeated="952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7" office:value-type="string" calcext:value-type="string">
            <text:p>Prototyyppi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71"/>
          <table:table-cell table:style-name="ce84"/>
          <table:table-cell table:style-name="ce96" table:number-columns-repeated="2"/>
          <table:table-cell table:style-name="ce71" table:number-columns-repeated="24"/>
          <table:table-cell table:style-name="ce152"/>
          <table:table-cell table:style-name="ce71" table:number-columns-repeated="20"/>
          <table:covered-table-cell table:style-name="ce180"/>
          <table:covered-table-cell table:number-columns-repeated="5"/>
          <table:covered-table-cell table:style-name="ce184"/>
          <table:covered-table-cell table:style-name="ce187"/>
          <table:covered-table-cell table:number-columns-repeated="5"/>
          <table:covered-table-cell table:style-name="ce184"/>
          <table:table-cell table:number-columns-repeated="952"/>
        </table:table-row>
        <table:table-row-group>
          <table:table-row table:style-name="ro1">
            <table:table-cell table:style-name="ce6" office:value-type="float" office:value="3.1" calcext:value-type="float">
              <text:p>3.1</text:p>
            </table:table-cell>
            <table:table-cell table:style-name="ce18" office:value-type="string" calcext:value-type="string">
              <text:p>Ulkoasu</text:p>
            </table:table-cell>
            <table:table-cell table:style-name="ce28" office:value-type="string" calcext:value-type="string">
              <text:p>Pete S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4];[.E24])" office:value-type="float" office:value="30" calcext:value-type="float">
              <text:p>30</text:p>
            </table:table-cell>
            <table:table-cell table:style-name="ce46" office:value-type="float" office:value="12" calcext:value-type="float">
              <text:p>12.0</text:p>
            </table:table-cell>
            <table:table-cell table:style-name="ce54" table:formula="of:=SUM([.J24:.BT24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5"/>
            <table:table-cell table:style-name="ce87"/>
            <table:table-cell table:style-name="ce99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7"/>
            <table:table-cell table:style-name="ce129" table:number-columns-repeated="4"/>
            <table:table-cell table:style-name="ce133" table:number-columns-repeated="3"/>
            <table:table-cell table:style-name="ce135"/>
            <table:table-cell table:style-name="ce133" table:number-columns-repeated="13"/>
            <table:table-cell table:style-name="ce166"/>
            <table:table-cell table:style-name="ce99" table:number-columns-repeated="5"/>
            <table:table-cell table:style-name="ce172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1.1</text:p>
            </table:table-cell>
            <table:table-cell table:style-name="ce21" office:value-type="string" calcext:value-type="string">
              <text:p>- HTML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5];[.E25])" office:value-type="float" office:value="30" calcext:value-type="float">
              <text:p>30</text:p>
            </table:table-cell>
            <table:table-cell table:style-name="ce46" office:value-type="float" office:value="8" calcext:value-type="float">
              <text:p>8.0</text:p>
            </table:table-cell>
            <table:table-cell table:style-name="ce53" table:formula="of:=SUM([.J25:.BT25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5"/>
            <table:table-cell table:style-name="ce87"/>
            <table:table-cell table:style-name="ce99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7"/>
            <table:table-cell table:style-name="ce129" table:number-columns-repeated="4"/>
            <table:table-cell table:style-name="ce134" table:number-columns-repeated="3"/>
            <table:table-cell table:style-name="ce155"/>
            <table:table-cell table:style-name="ce164" table:number-columns-repeated="2"/>
            <table:table-cell table:style-name="ce135" table:number-columns-repeated="18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1.2</text:p>
            </table:table-cell>
            <table:table-cell table:style-name="ce21" office:value-type="string" calcext:value-type="string">
              <text:p>- JQuery, Skriptaus, jne.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6];[.E26])" office:value-type="float" office:value="30" calcext:value-type="float">
              <text:p>30</text:p>
            </table:table-cell>
            <table:table-cell table:style-name="ce46" office:value-type="float" office:value="12" calcext:value-type="float">
              <text:p>12.0</text:p>
            </table:table-cell>
            <table:table-cell table:style-name="ce53" table:formula="of:=SUM([.J26:.BT26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5"/>
            <table:table-cell table:style-name="ce87"/>
            <table:table-cell table:style-name="ce99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7"/>
            <table:table-cell table:style-name="ce129" table:number-columns-repeated="4"/>
            <table:table-cell table:style-name="ce134" table:number-columns-repeated="3"/>
            <table:table-cell table:style-name="ce155"/>
            <table:table-cell table:style-name="ce164" table:number-columns-repeated="2"/>
            <table:table-cell table:style-name="ce135" table:number-columns-repeated="18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3.2" calcext:value-type="float">
              <text:p>3.2</text:p>
            </table:table-cell>
            <table:table-cell table:style-name="ce18" office:value-type="string" calcext:value-type="string">
              <text:p>PHP</text:p>
            </table:table-cell>
            <table:table-cell table:style-name="ce28" office:value-type="string" calcext:value-type="string">
              <text:p>Leon W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7];[.E27])" office:value-type="float" office:value="30" calcext:value-type="float">
              <text:p>30</text:p>
            </table:table-cell>
            <table:table-cell table:style-name="ce46" table:formula="of:=SUM([.G28:.G32])" office:value-type="float" office:value="50" calcext:value-type="float">
              <text:p>50.0</text:p>
            </table:table-cell>
            <table:table-cell table:style-name="ce53" table:formula="of:=SUM([.J27:.BT27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 table:number-columns-repeated="3"/>
            <table:table-cell table:style-name="ce100" table:number-columns-repeated="7"/>
            <table:table-cell table:style-name="ce119" table:number-columns-repeated="6"/>
            <table:table-cell table:style-name="ce140"/>
            <table:table-cell table:style-name="ce156"/>
            <table:table-cell table:style-name="ce100" table:number-columns-repeated="2"/>
            <table:table-cell table:style-name="ce135" table:number-columns-repeated="18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1</text:p>
            </table:table-cell>
            <table:table-cell table:style-name="ce21" office:value-type="string" calcext:value-type="string">
              <text:p>- käyttäjä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8];[.E28])" office:value-type="float" office:value="30" calcext:value-type="float">
              <text:p>30</text:p>
            </table:table-cell>
            <table:table-cell table:style-name="ce46" office:value-type="float" office:value="12" calcext:value-type="float">
              <text:p>12.0</text:p>
            </table:table-cell>
            <table:table-cell table:style-name="ce53" table:formula="of:=SUM([.J28:.BT28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29" table:number-columns-repeated="6"/>
            <table:table-cell table:style-name="ce141"/>
            <table:table-cell table:style-name="ce135" table:number-columns-repeated="7"/>
            <table:table-cell table:style-name="ce113" table:number-columns-repeated="7"/>
            <table:table-cell table:style-name="ce164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2</text:p>
            </table:table-cell>
            <table:table-cell table:style-name="ce21" office:value-type="string" calcext:value-type="string">
              <text:p>- päiväkirja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9];[.E29])" office:value-type="float" office:value="30" calcext:value-type="float">
              <text:p>30</text:p>
            </table:table-cell>
            <table:table-cell table:style-name="ce46" office:value-type="float" office:value="8" calcext:value-type="float">
              <text:p>8.0</text:p>
            </table:table-cell>
            <table:table-cell table:style-name="ce53" table:formula="of:=SUM([.J29:.BT29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29" table:number-columns-repeated="6"/>
            <table:table-cell table:style-name="ce141"/>
            <table:table-cell table:style-name="ce135" table:number-columns-repeated="14"/>
            <table:table-cell table:style-name="ce164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3</text:p>
            </table:table-cell>
            <table:table-cell table:style-name="ce22" office:value-type="string" calcext:value-type="string">
              <text:p>- päiväkirja muut ominaisuudet mm. ateria, liikunta, pelisessio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0];[.E30])" office:value-type="float" office:value="30" calcext:value-type="float">
              <text:p>30</text:p>
            </table:table-cell>
            <table:table-cell table:style-name="ce46" office:value-type="float" office:value="18" calcext:value-type="float">
              <text:p>18.0</text:p>
            </table:table-cell>
            <table:table-cell table:style-name="ce55" table:formula="of:=SUM([.J30:.BT30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29" table:number-columns-repeated="6"/>
            <table:table-cell table:style-name="ce141"/>
            <table:table-cell table:style-name="ce135" table:number-columns-repeated="14"/>
            <table:table-cell table:style-name="ce164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4</text:p>
            </table:table-cell>
            <table:table-cell table:style-name="ce21" office:value-type="string" calcext:value-type="string">
              <text:p>- raporti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1];[.E31])" office:value-type="float" office:value="30" calcext:value-type="float">
              <text:p>30</text:p>
            </table:table-cell>
            <table:table-cell table:style-name="ce46" office:value-type="float" office:value="8" calcext:value-type="float">
              <text:p>8.0</text:p>
            </table:table-cell>
            <table:table-cell table:style-name="ce55" table:formula="of:=SUM([.J31:.BT31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29" table:number-columns-repeated="6"/>
            <table:table-cell table:style-name="ce141"/>
            <table:table-cell table:style-name="ce135" table:number-columns-repeated="14"/>
            <table:table-cell table:style-name="ce164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5</text:p>
            </table:table-cell>
            <table:table-cell table:style-name="ce21" office:value-type="string" calcext:value-type="string">
              <text:p>- muu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2];[.E32])" office:value-type="float" office:value="30" calcext:value-type="float">
              <text:p>30</text:p>
            </table:table-cell>
            <table:table-cell table:style-name="ce46" office:value-type="float" office:value="4" calcext:value-type="float">
              <text:p>4.0</text:p>
            </table:table-cell>
            <table:table-cell table:style-name="ce55" table:formula="of:=SUM([.J32:.BT32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29" table:number-columns-repeated="6"/>
            <table:table-cell table:style-name="ce141"/>
            <table:table-cell table:style-name="ce135" table:number-columns-repeated="7"/>
            <table:table-cell table:style-name="ce113" table:number-columns-repeated="7"/>
            <table:table-cell table:style-name="ce164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3.3" calcext:value-type="float">
              <text:p>3.3</text:p>
            </table:table-cell>
            <table:table-cell table:style-name="ce18" office:value-type="string" calcext:value-type="string">
              <text:p>SQL</text:p>
            </table:table-cell>
            <table:table-cell table:style-name="ce28" office:value-type="string" calcext:value-type="string">
              <text:p>Kylie R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3];[.E33])" office:value-type="float" office:value="30" calcext:value-type="float">
              <text:p>30</text:p>
            </table:table-cell>
            <table:table-cell table:style-name="ce46" office:value-type="float" office:value="8" calcext:value-type="float">
              <text:p>8.0</text:p>
            </table:table-cell>
            <table:table-cell table:style-name="ce53" table:formula="of:=SUM([.J33:.BT33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29" table:number-columns-repeated="6"/>
            <table:table-cell table:style-name="ce141"/>
            <table:table-cell table:style-name="ce135" table:number-columns-repeated="14"/>
            <table:table-cell table:style-name="ce100" table:number-columns-repeated="6"/>
            <table:table-cell table:style-name="ce173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3.1</text:p>
            </table:table-cell>
            <table:table-cell table:style-name="ce18" office:value-type="string" calcext:value-type="string">
              <text:p>SQL-tietojen syöttäminen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4];[.E34])" office:value-type="float" office:value="30" calcext:value-type="float">
              <text:p>30</text:p>
            </table:table-cell>
            <table:table-cell table:style-name="ce46" office:value-type="float" office:value="4" calcext:value-type="float">
              <text:p>4.0</text:p>
            </table:table-cell>
            <table:table-cell table:style-name="ce53" table:formula="of:=SUM([.J34:.BT34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29" table:number-columns-repeated="6"/>
            <table:table-cell table:style-name="ce141"/>
            <table:table-cell table:style-name="ce135" table:number-columns-repeated="14"/>
            <table:table-cell table:style-name="ce100" table:number-columns-repeated="6"/>
            <table:table-cell table:style-name="ce173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3.4" calcext:value-type="float">
              <text:p>3.4</text:p>
            </table:table-cell>
            <table:table-cell table:style-name="ce18" office:value-type="string" calcext:value-type="string">
              <text:p>Testaus</text:p>
            </table:table-cell>
            <table:table-cell table:style-name="ce28" office:value-type="string" calcext:value-type="string">
              <text:p>Pete S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5];[.E35])" office:value-type="float" office:value="30" calcext:value-type="float">
              <text:p>30</text:p>
            </table:table-cell>
            <table:table-cell table:style-name="ce46" office:value-type="float" office:value="4" calcext:value-type="float">
              <text:p>4.0</text:p>
            </table:table-cell>
            <table:table-cell table:style-name="ce53" table:formula="of:=SUM([.J35:.BT35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19" table:number-columns-repeated="6"/>
            <table:table-cell table:style-name="ce140"/>
            <table:table-cell table:style-name="ce157"/>
            <table:table-cell table:style-name="ce99" table:number-columns-repeated="6"/>
            <table:table-cell table:style-name="ce113" table:number-columns-repeated="7"/>
            <table:table-cell table:style-name="ce135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3.5" calcext:value-type="float">
              <text:p>3.5</text:p>
            </table:table-cell>
            <table:table-cell table:style-name="ce18" office:value-type="string" calcext:value-type="string">
              <text:p>Dokumentaatio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6];[.E36])" office:value-type="float" office:value="30" calcext:value-type="float">
              <text:p>30</text:p>
            </table:table-cell>
            <table:table-cell table:style-name="ce46" office:value-type="float" office:value="16" calcext:value-type="float">
              <text:p>16.0</text:p>
            </table:table-cell>
            <table:table-cell table:style-name="ce53" table:formula="of:=SUM([.J36:.BT36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19" table:number-columns-repeated="4"/>
            <table:table-cell table:style-name="ce135" table:number-columns-repeated="24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5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9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7];[.E37])" office:value-type="float" office:value="30" calcext:value-type="float">
              <text:p>30</text:p>
            </table:table-cell>
            <table:table-cell table:style-name="ce46" office:value-type="float" office:value="2" calcext:value-type="float">
              <text:p>2.0</text:p>
            </table:table-cell>
            <table:table-cell table:style-name="ce53" table:formula="of:=SUM([.J37:.BT37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19" table:number-columns-repeated="6"/>
            <table:table-cell table:style-name="ce140"/>
            <table:table-cell table:style-name="ce156"/>
            <table:table-cell table:style-name="ce100" table:number-columns-repeated="6"/>
            <table:table-cell table:style-name="ce113" table:number-columns-repeated="7"/>
            <table:table-cell table:style-name="ce100" table:number-columns-repeated="6"/>
            <table:table-cell table:style-name="ce173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8"/>
            <table:table-cell table:style-name="ce20" table:number-columns-repeated="2"/>
            <table:table-cell table:style-name="ce34" table:number-columns-repeated="2"/>
            <table:table-cell table:style-name="ce40" office:value-type="string" calcext:value-type="string">
              <text:p>Yhteensä</text:p>
            </table:table-cell>
            <table:table-cell table:style-name="ce48" table:formula="of:=SUM([.G24:.G37])" office:value-type="float" office:value="166" calcext:value-type="float">
              <text:p>166.0</text:p>
            </table:table-cell>
            <table:table-cell table:style-name="ce48" table:formula="of:=SUM([.H24:.H37])" office:value-type="float" office:value="0" calcext:value-type="float">
              <text:p>0.0</text:p>
            </table:table-cell>
            <table:table-cell table:style-name="ce60"/>
            <table:table-cell table:style-name="ce74" table:formula="of:=SUM([.J24:.J37])" office:value-type="percentage" office:value="0" calcext:value-type="percentage">
              <text:p>0%</text:p>
            </table:table-cell>
            <table:table-cell table:style-name="ce70" table:formula="of:=SUM([.K24:.K37])" office:value-type="float" office:value="0" calcext:value-type="float">
              <text:p>$0.00</text:p>
            </table:table-cell>
            <table:table-cell table:style-name="ce95" table:formula="of:=SUM([.L24:.L37])" office:value-type="float" office:value="0" calcext:value-type="float">
              <text:p>0</text:p>
            </table:table-cell>
            <table:table-cell table:style-name="ce95" table:formula="of:=SUM([.M24:.M37])" office:value-type="float" office:value="0" calcext:value-type="float">
              <text:p>0</text:p>
            </table:table-cell>
            <table:table-cell table:style-name="ce95" table:formula="of:=SUM([.N24:.N37])" office:value-type="float" office:value="0" calcext:value-type="float">
              <text:p>0</text:p>
            </table:table-cell>
            <table:table-cell table:style-name="ce95" table:formula="of:=SUM([.O24:.O37])" office:value-type="float" office:value="0" calcext:value-type="float">
              <text:p>0</text:p>
            </table:table-cell>
            <table:table-cell table:style-name="ce95" table:formula="of:=SUM([.P24:.P37])" office:value-type="float" office:value="0" calcext:value-type="float">
              <text:p>0</text:p>
            </table:table-cell>
            <table:table-cell table:style-name="ce95" table:formula="of:=SUM([.Q24:.Q37])" office:value-type="float" office:value="0" calcext:value-type="float">
              <text:p>0</text:p>
            </table:table-cell>
            <table:table-cell table:style-name="ce95" table:formula="of:=SUM([.R24:.R37])" office:value-type="float" office:value="0" calcext:value-type="float">
              <text:p>0</text:p>
            </table:table-cell>
            <table:table-cell table:style-name="ce95" table:formula="of:=SUM([.S24:.S37])" office:value-type="float" office:value="0" calcext:value-type="float">
              <text:p>0</text:p>
            </table:table-cell>
            <table:table-cell table:style-name="ce95" table:formula="of:=SUM([.T24:.T37])" office:value-type="float" office:value="0" calcext:value-type="float">
              <text:p>0</text:p>
            </table:table-cell>
            <table:table-cell table:style-name="ce95" table:formula="of:=SUM([.U24:.U37])" office:value-type="float" office:value="0" calcext:value-type="float">
              <text:p>0</text:p>
            </table:table-cell>
            <table:table-cell table:style-name="ce95" table:formula="of:=SUM([.V24:.V37])" office:value-type="float" office:value="0" calcext:value-type="float">
              <text:p>0</text:p>
            </table:table-cell>
            <table:table-cell table:style-name="ce95" table:formula="of:=SUM([.W24:.W37])" office:value-type="float" office:value="0" calcext:value-type="float">
              <text:p>0</text:p>
            </table:table-cell>
            <table:table-cell table:style-name="ce95" table:formula="of:=SUM([.X24:.X37])" office:value-type="float" office:value="0" calcext:value-type="float">
              <text:p>0</text:p>
            </table:table-cell>
            <table:table-cell table:style-name="ce95" table:formula="of:=SUM([.Y24:.Y37])" office:value-type="float" office:value="0" calcext:value-type="float">
              <text:p>0</text:p>
            </table:table-cell>
            <table:table-cell table:style-name="ce95" table:formula="of:=SUM([.Z24:.Z37])" office:value-type="float" office:value="0" calcext:value-type="float">
              <text:p>0</text:p>
            </table:table-cell>
            <table:table-cell table:style-name="ce95" table:formula="of:=SUM([.AA24:.AA37])" office:value-type="float" office:value="0" calcext:value-type="float">
              <text:p>0</text:p>
            </table:table-cell>
            <table:table-cell table:style-name="ce95" table:formula="of:=SUM([.AB24:.AB37])" office:value-type="float" office:value="0" calcext:value-type="float">
              <text:p>0</text:p>
            </table:table-cell>
            <table:table-cell table:style-name="ce95" table:formula="of:=SUM([.AC24:.AC37])" office:value-type="float" office:value="0" calcext:value-type="float">
              <text:p>0</text:p>
            </table:table-cell>
            <table:table-cell table:style-name="ce95" table:formula="of:=SUM([.AD24:.AD37])" office:value-type="float" office:value="0" calcext:value-type="float">
              <text:p>0</text:p>
            </table:table-cell>
            <table:table-cell table:style-name="ce95" table:formula="of:=SUM([.AE24:.AE37])" office:value-type="float" office:value="0" calcext:value-type="float">
              <text:p>0</text:p>
            </table:table-cell>
            <table:table-cell table:style-name="ce95" table:formula="of:=SUM([.AF24:.AF37])" office:value-type="float" office:value="0" calcext:value-type="float">
              <text:p>0</text:p>
            </table:table-cell>
            <table:table-cell table:style-name="ce95" table:formula="of:=SUM([.AG24:.AG37])" office:value-type="float" office:value="0" calcext:value-type="float">
              <text:p>0</text:p>
            </table:table-cell>
            <table:table-cell table:style-name="ce95" table:formula="of:=SUM([.AH24:.AH37])" office:value-type="float" office:value="0" calcext:value-type="float">
              <text:p>0</text:p>
            </table:table-cell>
            <table:table-cell table:style-name="ce95" table:formula="of:=SUM([.AI24:.AI37])" office:value-type="float" office:value="0" calcext:value-type="float">
              <text:p>0</text:p>
            </table:table-cell>
            <table:table-cell table:style-name="ce95" table:formula="of:=SUM([.AJ24:.AJ37])" office:value-type="float" office:value="0" calcext:value-type="float">
              <text:p>0</text:p>
            </table:table-cell>
            <table:table-cell table:style-name="ce95" table:formula="of:=SUM([.AK24:.AK37])" office:value-type="float" office:value="0" calcext:value-type="float">
              <text:p>0</text:p>
            </table:table-cell>
            <table:table-cell table:style-name="ce151" table:formula="of:=SUM([.AL24:.AL37])" office:value-type="float" office:value="0" calcext:value-type="float">
              <text:p>0</text:p>
            </table:table-cell>
            <table:table-cell table:style-name="ce95" table:formula="of:=SUM([.AM24:.AM37])" office:value-type="float" office:value="0" calcext:value-type="float">
              <text:p>0</text:p>
            </table:table-cell>
            <table:table-cell table:style-name="ce95" table:formula="of:=SUM([.AN24:.AN37])" office:value-type="float" office:value="0" calcext:value-type="float">
              <text:p>0</text:p>
            </table:table-cell>
            <table:table-cell table:style-name="ce95" table:formula="of:=SUM([.AO24:.AO37])" office:value-type="float" office:value="0" calcext:value-type="float">
              <text:p>0</text:p>
            </table:table-cell>
            <table:table-cell table:style-name="ce95" table:formula="of:=SUM([.AP24:.AP37])" office:value-type="float" office:value="0" calcext:value-type="float">
              <text:p>0</text:p>
            </table:table-cell>
            <table:table-cell table:style-name="ce95" table:formula="of:=SUM([.AQ24:.AQ37])" office:value-type="float" office:value="0" calcext:value-type="float">
              <text:p>0</text:p>
            </table:table-cell>
            <table:table-cell table:style-name="ce95" table:formula="of:=SUM([.AR24:.AR37])" office:value-type="float" office:value="0" calcext:value-type="float">
              <text:p>0</text:p>
            </table:table-cell>
            <table:table-cell table:style-name="ce95" table:formula="of:=SUM([.AS24:.AS37])" office:value-type="float" office:value="0" calcext:value-type="float">
              <text:p>0</text:p>
            </table:table-cell>
            <table:table-cell table:style-name="ce95" table:formula="of:=SUM([.AT24:.AT37])" office:value-type="float" office:value="0" calcext:value-type="float">
              <text:p>0</text:p>
            </table:table-cell>
            <table:table-cell table:style-name="ce95" table:formula="of:=SUM([.AU24:.AU37])" office:value-type="float" office:value="0" calcext:value-type="float">
              <text:p>0</text:p>
            </table:table-cell>
            <table:table-cell table:style-name="ce95" table:formula="of:=SUM([.AV24:.AV37])" office:value-type="float" office:value="0" calcext:value-type="float">
              <text:p>0</text:p>
            </table:table-cell>
            <table:table-cell table:style-name="ce95" table:formula="of:=SUM([.AW24:.AW37])" office:value-type="float" office:value="0" calcext:value-type="float">
              <text:p>0</text:p>
            </table:table-cell>
            <table:table-cell table:style-name="ce95" table:formula="of:=SUM([.AX24:.AX37])" office:value-type="float" office:value="0" calcext:value-type="float">
              <text:p>0</text:p>
            </table:table-cell>
            <table:table-cell table:style-name="ce95" table:formula="of:=SUM([.AY24:.AY37])" office:value-type="float" office:value="0" calcext:value-type="float">
              <text:p>0</text:p>
            </table:table-cell>
            <table:table-cell table:style-name="ce95" table:formula="of:=SUM([.AZ24:.AZ37])" office:value-type="float" office:value="0" calcext:value-type="float">
              <text:p>0</text:p>
            </table:table-cell>
            <table:table-cell table:style-name="ce95" table:formula="of:=SUM([.BA24:.BA37])" office:value-type="float" office:value="0" calcext:value-type="float">
              <text:p>0</text:p>
            </table:table-cell>
            <table:table-cell table:style-name="ce95" table:formula="of:=SUM([.BB24:.BB37])" office:value-type="float" office:value="0" calcext:value-type="float">
              <text:p>0</text:p>
            </table:table-cell>
            <table:table-cell table:style-name="ce95" table:formula="of:=SUM([.BC24:.BC37])" office:value-type="float" office:value="0" calcext:value-type="float">
              <text:p>0</text:p>
            </table:table-cell>
            <table:table-cell table:style-name="ce95" table:formula="of:=SUM([.BD24:.BD37])" office:value-type="float" office:value="0" calcext:value-type="float">
              <text:p>0</text:p>
            </table:table-cell>
            <table:table-cell table:style-name="ce95" table:formula="of:=SUM([.BE24:.BE37])" office:value-type="float" office:value="0" calcext:value-type="float">
              <text:p>0</text:p>
            </table:table-cell>
            <table:table-cell table:style-name="ce95" table:formula="of:=SUM([.BF24:.BF37])" office:value-type="float" office:value="0" calcext:value-type="float">
              <text:p>0</text:p>
            </table:table-cell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</table:table-row-group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7" office:value-type="string" calcext:value-type="string">
            <text:p>Tapaamiset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71"/>
          <table:table-cell table:style-name="ce84"/>
          <table:table-cell table:style-name="ce96" table:number-columns-repeated="2"/>
          <table:table-cell table:style-name="ce71" table:number-columns-repeated="24"/>
          <table:table-cell table:style-name="ce152"/>
          <table:table-cell table:style-name="ce71" table:number-columns-repeated="3"/>
          <table:table-cell table:style-name="ce165" table:number-columns-repeated="11"/>
          <table:table-cell table:style-name="ce167" table:number-columns-repeated="3"/>
          <table:table-cell table:style-name="ce165"/>
          <table:table-cell table:style-name="ce71" table:number-columns-repeated="2"/>
          <table:covered-table-cell table:style-name="ce180"/>
          <table:covered-table-cell table:number-columns-repeated="5"/>
          <table:covered-table-cell table:style-name="ce184"/>
          <table:covered-table-cell table:style-name="ce187"/>
          <table:covered-table-cell table:number-columns-repeated="5"/>
          <table:covered-table-cell table:style-name="ce184"/>
          <table:table-cell table:number-columns-repeated="952"/>
        </table:table-row>
        <table:table-row-group>
          <table:table-row table:style-name="ro1">
            <table:table-cell table:style-name="ce6" office:value-type="float" office:value="4.1" calcext:value-type="float">
              <text:p>4.1</text:p>
            </table:table-cell>
            <table:table-cell table:style-name="ce18" office:value-type="string" calcext:value-type="string">
              <text:p>Ohjauspiste</text:p>
            </table:table-cell>
            <table:table-cell table:style-name="ce28" office:value-type="string" calcext:value-type="string">
              <text:p>Steve L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0];[.E40])" office:value-type="float" office:value="47" calcext:value-type="float">
              <text:p>47</text:p>
            </table:table-cell>
            <table:table-cell table:style-name="ce46" office:value-type="float" office:value="4" calcext:value-type="float">
              <text:p>4.0</text:p>
            </table:table-cell>
            <table:table-cell table:style-name="ce53" table:formula="of:=SUM([.J40:.BT40])" office:value-type="float" office:value="0.25" calcext:value-type="float">
              <text:p>0.3</text:p>
            </table:table-cell>
            <table:table-cell table:style-name="ce58" table:content-validation-name="val1" office:value-type="percentage" office:value="0.2" calcext:value-type="percentage">
              <text:p>20%</text:p>
            </table:table-cell>
            <table:table-cell table:style-name="ce77"/>
            <table:table-cell table:style-name="ce89"/>
            <table:table-cell table:style-name="ce101" table:number-columns-repeated="5"/>
            <table:table-cell table:style-name="ce114" table:number-columns-repeated="3"/>
            <table:table-cell table:style-name="ce120" office:value-type="float" office:value="0.25" calcext:value-type="float">
              <text:p>0.25</text:p>
            </table:table-cell>
            <table:table-cell table:style-name="ce114" table:number-columns-repeated="3"/>
            <table:table-cell table:style-name="ce101" table:number-columns-repeated="3"/>
            <table:table-cell table:style-name="ce126"/>
            <table:table-cell table:style-name="ce101" table:number-columns-repeated="3"/>
            <table:table-cell table:style-name="ce130" table:number-columns-repeated="3"/>
            <table:table-cell table:style-name="ce126"/>
            <table:table-cell table:style-name="ce130" table:number-columns-repeated="2"/>
            <table:table-cell table:style-name="ce142"/>
            <table:table-cell table:style-name="ce158"/>
            <table:table-cell table:style-name="ce101"/>
            <table:table-cell table:style-name="ce126"/>
            <table:table-cell table:style-name="ce101" table:number-columns-repeated="4"/>
            <table:table-cell table:style-name="ce114" table:number-columns-repeated="2"/>
            <table:table-cell table:style-name="ce126"/>
            <table:table-cell table:style-name="ce114" table:number-columns-repeated="4"/>
            <table:table-cell table:style-name="ce101" table:number-columns-repeated="6"/>
            <table:table-cell table:style-name="ce174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4.2" calcext:value-type="float">
              <text:p>4.2</text:p>
            </table:table-cell>
            <table:table-cell table:style-name="ce18" office:value-type="string" calcext:value-type="string">
              <text:p>Haastattelut</text:p>
            </table:table-cell>
            <table:table-cell table:style-name="ce28" office:value-type="string" calcext:value-type="string">
              <text:p>Allen W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1];[.E41])" office:value-type="float" office:value="47" calcext:value-type="float">
              <text:p>47</text:p>
            </table:table-cell>
            <table:table-cell table:style-name="ce46" office:value-type="float" office:value="1" calcext:value-type="float">
              <text:p>1.0</text:p>
            </table:table-cell>
            <table:table-cell table:style-name="ce53" table:formula="of:=SUM([.J41:.BT41])" office:value-type="float" office:value="0.25" calcext:value-type="float">
              <text:p>0.3</text:p>
            </table:table-cell>
            <table:table-cell table:style-name="ce58" table:content-validation-name="val1" office:value-type="percentage" office:value="1" calcext:value-type="percentage">
              <text:p>100%</text:p>
            </table:table-cell>
            <table:table-cell table:style-name="ce78"/>
            <table:table-cell table:style-name="ce90"/>
            <table:table-cell table:style-name="ce102" table:number-columns-repeated="3"/>
            <table:table-cell table:style-name="ce101" table:number-columns-repeated="2"/>
            <table:table-cell table:style-name="ce114" table:number-columns-repeated="3"/>
            <table:table-cell table:style-name="ce120" office:value-type="float" office:value="0.25" calcext:value-type="float">
              <text:p>0.25</text:p>
            </table:table-cell>
            <table:table-cell table:style-name="ce114" table:number-columns-repeated="3"/>
            <table:table-cell table:style-name="ce102" table:number-columns-repeated="7"/>
            <table:table-cell table:style-name="ce131" table:number-columns-repeated="6"/>
            <table:table-cell table:style-name="ce143"/>
            <table:table-cell table:style-name="ce159"/>
            <table:table-cell table:style-name="ce102" table:number-columns-repeated="6"/>
            <table:table-cell table:style-name="ce132" table:number-columns-repeated="7"/>
            <table:table-cell table:style-name="ce102" table:number-columns-repeated="6"/>
            <table:table-cell table:style-name="ce175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4.3" calcext:value-type="float">
              <text:p>4.3</text:p>
            </table:table-cell>
            <table:table-cell table:style-name="ce18" office:value-type="string" calcext:value-type="string">
              <text:p>Dokumentaatio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2];[.E42])" office:value-type="float" office:value="47" calcext:value-type="float">
              <text:p>47</text:p>
            </table:table-cell>
            <table:table-cell table:style-name="ce46" office:value-type="float" office:value="5" calcext:value-type="float">
              <text:p>5.0</text:p>
            </table:table-cell>
            <table:table-cell table:style-name="ce53" table:formula="of:=SUM([.J42:.BT42])" office:value-type="float" office:value="1" calcext:value-type="float">
              <text:p>1.0</text:p>
            </table:table-cell>
            <table:table-cell table:style-name="ce58" table:content-validation-name="val1" office:value-type="percentage" office:value="0.2" calcext:value-type="percentage">
              <text:p>20%</text:p>
            </table:table-cell>
            <table:table-cell table:style-name="ce78"/>
            <table:table-cell table:style-name="ce90"/>
            <table:table-cell table:style-name="ce102" table:number-columns-repeated="3"/>
            <table:table-cell table:style-name="ce101" table:number-columns-repeated="2"/>
            <table:table-cell table:style-name="ce114" table:number-columns-repeated="3"/>
            <table:table-cell table:style-name="ce120" office:value-type="float" office:value="1" calcext:value-type="float">
              <text:p>1</text:p>
            </table:table-cell>
            <table:table-cell table:style-name="ce114" table:number-columns-repeated="3"/>
            <table:table-cell table:style-name="ce101" table:number-columns-repeated="3"/>
            <table:table-cell table:style-name="ce126"/>
            <table:table-cell table:style-name="ce102" table:number-columns-repeated="3"/>
            <table:table-cell table:style-name="ce130" table:number-columns-repeated="3"/>
            <table:table-cell table:style-name="ce126"/>
            <table:table-cell table:style-name="ce130" table:number-columns-repeated="2"/>
            <table:table-cell table:style-name="ce142"/>
            <table:table-cell table:style-name="ce159"/>
            <table:table-cell table:style-name="ce102"/>
            <table:table-cell table:style-name="ce126"/>
            <table:table-cell table:style-name="ce102" table:number-columns-repeated="4"/>
            <table:table-cell table:style-name="ce132" table:number-columns-repeated="2"/>
            <table:table-cell table:style-name="ce126"/>
            <table:table-cell table:style-name="ce132" table:number-columns-repeated="4"/>
            <table:table-cell table:style-name="ce102" table:number-columns-repeated="6"/>
            <table:table-cell table:style-name="ce175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7" office:value-type="string" calcext:value-type="string">
              <text:p>4.3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9"/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3];[.E43])" office:value-type="float" office:value="47" calcext:value-type="float">
              <text:p>47</text:p>
            </table:table-cell>
            <table:table-cell table:style-name="ce46" office:value-type="float" office:value="3" calcext:value-type="float">
              <text:p>3.0</text:p>
            </table:table-cell>
            <table:table-cell table:style-name="ce53" table:formula="of:=SUM([.J43:.BT43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8"/>
            <table:table-cell table:style-name="ce90"/>
            <table:table-cell table:style-name="ce102" table:number-columns-repeated="3"/>
            <table:table-cell table:style-name="ce101" table:number-columns-repeated="2"/>
            <table:table-cell table:style-name="ce114" table:number-columns-repeated="7"/>
            <table:table-cell table:style-name="ce78"/>
            <table:table-cell table:style-name="ce90"/>
            <table:table-cell table:style-name="ce102" table:number-columns-repeated="3"/>
            <table:table-cell table:style-name="ce101" table:number-columns-repeated="2"/>
            <table:table-cell table:style-name="ce114" table:number-columns-repeated="3"/>
            <table:table-cell table:style-name="ce132" table:number-columns-repeated="3"/>
            <table:table-cell table:style-name="ce144"/>
            <table:table-cell table:style-name="ce159"/>
            <table:table-cell table:style-name="ce102" table:number-columns-repeated="6"/>
            <table:table-cell table:style-name="ce114" table:number-columns-repeated="3"/>
            <table:table-cell table:style-name="ce132" table:number-columns-repeated="4"/>
            <table:table-cell table:style-name="ce102" table:number-columns-repeated="6"/>
            <table:table-cell table:style-name="ce175"/>
            <table:table-cell table:style-name="ce181"/>
            <table:table-cell table:style-name="ce183" table:number-columns-repeated="6"/>
            <table:covered-table-cell table:style-name="ce188"/>
            <table:covered-table-cell table:number-columns-repeated="5" table:style-name="ce190"/>
            <table:covered-table-cell table:style-name="ce191"/>
            <table:table-cell table:number-columns-repeated="952"/>
          </table:table-row>
          <table:table-row table:style-name="ro1">
            <table:table-cell table:style-name="ce9" table:number-columns-repeated="3"/>
            <table:table-cell table:style-name="ce35" table:number-columns-repeated="2"/>
            <table:table-cell table:style-name="ce40" office:value-type="string" calcext:value-type="string">
              <text:p>Yhteensä</text:p>
            </table:table-cell>
            <table:table-cell table:style-name="ce49" table:formula="of:=SUM([.G40:.G43])" office:value-type="float" office:value="13" calcext:value-type="float">
              <text:p>13.0</text:p>
            </table:table-cell>
            <table:table-cell table:style-name="ce49" table:formula="of:=SUM([.H40:.H43])" office:value-type="float" office:value="1.5" calcext:value-type="float">
              <text:p>1.5</text:p>
            </table:table-cell>
            <table:table-cell table:style-name="ce61"/>
            <table:table-cell table:style-name="ce79" table:formula="of:=SUM([.J40:.J43])" office:value-type="percentage" office:value="0" calcext:value-type="percentage">
              <text:p>0%</text:p>
            </table:table-cell>
            <table:table-cell table:style-name="ce91" table:formula="of:=SUM([.K40:.K43])" office:value-type="float" office:value="0" calcext:value-type="float">
              <text:p>$0.00</text:p>
            </table:table-cell>
            <table:table-cell table:style-name="ce103" table:formula="of:=SUM([.L40:.L43])" office:value-type="float" office:value="0" calcext:value-type="float">
              <text:p>0</text:p>
            </table:table-cell>
            <table:table-cell table:style-name="ce103" table:formula="of:=SUM([.M40:.M43])" office:value-type="float" office:value="0" calcext:value-type="float">
              <text:p>0</text:p>
            </table:table-cell>
            <table:table-cell table:style-name="ce103" table:formula="of:=SUM([.N40:.N43])" office:value-type="float" office:value="0" calcext:value-type="float">
              <text:p>0</text:p>
            </table:table-cell>
            <table:table-cell table:style-name="ce103" table:formula="of:=SUM([.O40:.O43])" office:value-type="float" office:value="0" calcext:value-type="float">
              <text:p>0</text:p>
            </table:table-cell>
            <table:table-cell table:style-name="ce103" table:formula="of:=SUM([.P40:.P43])" office:value-type="float" office:value="0" calcext:value-type="float">
              <text:p>0</text:p>
            </table:table-cell>
            <table:table-cell table:style-name="ce103" table:formula="of:=SUM([.Q40:.Q43])" office:value-type="float" office:value="0" calcext:value-type="float">
              <text:p>0</text:p>
            </table:table-cell>
            <table:table-cell table:style-name="ce103" table:formula="of:=SUM([.R40:.R43])" office:value-type="float" office:value="0" calcext:value-type="float">
              <text:p>0</text:p>
            </table:table-cell>
            <table:table-cell table:style-name="ce103" table:formula="of:=SUM([.S40:.S43])" office:value-type="float" office:value="0" calcext:value-type="float">
              <text:p>0</text:p>
            </table:table-cell>
            <table:table-cell table:style-name="ce103" table:formula="of:=SUM([.T40:.T43])" office:value-type="float" office:value="1.5" calcext:value-type="float">
              <text:p>1.5</text:p>
            </table:table-cell>
            <table:table-cell table:style-name="ce103" table:formula="of:=SUM([.U40:.U43])" office:value-type="float" office:value="0" calcext:value-type="float">
              <text:p>0</text:p>
            </table:table-cell>
            <table:table-cell table:style-name="ce103" table:formula="of:=SUM([.V40:.V43])" office:value-type="float" office:value="0" calcext:value-type="float">
              <text:p>0</text:p>
            </table:table-cell>
            <table:table-cell table:style-name="ce103" table:formula="of:=SUM([.W40:.W43])" office:value-type="float" office:value="0" calcext:value-type="float">
              <text:p>0</text:p>
            </table:table-cell>
            <table:table-cell table:style-name="ce103" table:formula="of:=SUM([.X40:.X43])" office:value-type="float" office:value="0" calcext:value-type="float">
              <text:p>0</text:p>
            </table:table-cell>
            <table:table-cell table:style-name="ce103" table:formula="of:=SUM([.Y40:.Y43])" office:value-type="float" office:value="0" calcext:value-type="float">
              <text:p>0</text:p>
            </table:table-cell>
            <table:table-cell table:style-name="ce103" table:formula="of:=SUM([.Z40:.Z43])" office:value-type="float" office:value="0" calcext:value-type="float">
              <text:p>0</text:p>
            </table:table-cell>
            <table:table-cell table:style-name="ce103" table:formula="of:=SUM([.AA40:.AA43])" office:value-type="float" office:value="0" calcext:value-type="float">
              <text:p>0</text:p>
            </table:table-cell>
            <table:table-cell table:style-name="ce103" table:formula="of:=SUM([.AB40:.AB43])" office:value-type="float" office:value="0" calcext:value-type="float">
              <text:p>0</text:p>
            </table:table-cell>
            <table:table-cell table:style-name="ce103" table:formula="of:=SUM([.AC40:.AC43])" office:value-type="float" office:value="0" calcext:value-type="float">
              <text:p>0</text:p>
            </table:table-cell>
            <table:table-cell table:style-name="ce103" table:formula="of:=SUM([.AD40:.AD43])" office:value-type="float" office:value="0" calcext:value-type="float">
              <text:p>0</text:p>
            </table:table-cell>
            <table:table-cell table:style-name="ce103" table:formula="of:=SUM([.AE40:.AE43])" office:value-type="float" office:value="0" calcext:value-type="float">
              <text:p>0</text:p>
            </table:table-cell>
            <table:table-cell table:style-name="ce103" table:formula="of:=SUM([.AF40:.AF43])" office:value-type="float" office:value="0" calcext:value-type="float">
              <text:p>0</text:p>
            </table:table-cell>
            <table:table-cell table:style-name="ce103" table:formula="of:=SUM([.AG40:.AG43])" office:value-type="float" office:value="0" calcext:value-type="float">
              <text:p>0</text:p>
            </table:table-cell>
            <table:table-cell table:style-name="ce103" table:formula="of:=SUM([.AH40:.AH43])" office:value-type="float" office:value="0" calcext:value-type="float">
              <text:p>0</text:p>
            </table:table-cell>
            <table:table-cell table:style-name="ce103" table:formula="of:=SUM([.AI40:.AI43])" office:value-type="float" office:value="0" calcext:value-type="float">
              <text:p>0</text:p>
            </table:table-cell>
            <table:table-cell table:style-name="ce103" table:formula="of:=SUM([.AJ40:.AJ43])" office:value-type="float" office:value="0" calcext:value-type="float">
              <text:p>0</text:p>
            </table:table-cell>
            <table:table-cell table:style-name="ce103" table:formula="of:=SUM([.AK40:.AK43])" office:value-type="float" office:value="0" calcext:value-type="float">
              <text:p>0</text:p>
            </table:table-cell>
            <table:table-cell table:style-name="ce160" table:formula="of:=SUM([.AL40:.AL43])" office:value-type="float" office:value="0" calcext:value-type="float">
              <text:p>0</text:p>
            </table:table-cell>
            <table:table-cell table:style-name="ce103" table:formula="of:=SUM([.AM40:.AM43])" office:value-type="float" office:value="0" calcext:value-type="float">
              <text:p>0</text:p>
            </table:table-cell>
            <table:table-cell table:style-name="ce103" table:formula="of:=SUM([.AN40:.AN43])" office:value-type="float" office:value="0" calcext:value-type="float">
              <text:p>0</text:p>
            </table:table-cell>
            <table:table-cell table:style-name="ce103" table:formula="of:=SUM([.AO40:.AO43])" office:value-type="float" office:value="0" calcext:value-type="float">
              <text:p>0</text:p>
            </table:table-cell>
            <table:table-cell table:style-name="ce103" table:formula="of:=SUM([.AP40:.AP43])" office:value-type="float" office:value="0" calcext:value-type="float">
              <text:p>0</text:p>
            </table:table-cell>
            <table:table-cell table:style-name="ce103" table:formula="of:=SUM([.AQ40:.AQ43])" office:value-type="float" office:value="0" calcext:value-type="float">
              <text:p>0</text:p>
            </table:table-cell>
            <table:table-cell table:style-name="ce103" table:formula="of:=SUM([.AR40:.AR43])" office:value-type="float" office:value="0" calcext:value-type="float">
              <text:p>0</text:p>
            </table:table-cell>
            <table:table-cell table:style-name="ce103" table:formula="of:=SUM([.AS40:.AS43])" office:value-type="float" office:value="0" calcext:value-type="float">
              <text:p>0</text:p>
            </table:table-cell>
            <table:table-cell table:style-name="ce103" table:formula="of:=SUM([.AT40:.AT43])" office:value-type="float" office:value="0" calcext:value-type="float">
              <text:p>0</text:p>
            </table:table-cell>
            <table:table-cell table:style-name="ce103" table:formula="of:=SUM([.AU40:.AU43])" office:value-type="float" office:value="0" calcext:value-type="float">
              <text:p>0</text:p>
            </table:table-cell>
            <table:table-cell table:style-name="ce103" table:formula="of:=SUM([.AV40:.AV43])" office:value-type="float" office:value="0" calcext:value-type="float">
              <text:p>0</text:p>
            </table:table-cell>
            <table:table-cell table:style-name="ce103" table:formula="of:=SUM([.AW40:.AW43])" office:value-type="float" office:value="0" calcext:value-type="float">
              <text:p>0</text:p>
            </table:table-cell>
            <table:table-cell table:style-name="ce103" table:formula="of:=SUM([.AX40:.AX43])" office:value-type="float" office:value="0" calcext:value-type="float">
              <text:p>0</text:p>
            </table:table-cell>
            <table:table-cell table:style-name="ce103" table:formula="of:=SUM([.AY40:.AY43])" office:value-type="float" office:value="0" calcext:value-type="float">
              <text:p>0</text:p>
            </table:table-cell>
            <table:table-cell table:style-name="ce103" table:formula="of:=SUM([.AZ40:.AZ43])" office:value-type="float" office:value="0" calcext:value-type="float">
              <text:p>0</text:p>
            </table:table-cell>
            <table:table-cell table:style-name="ce103" table:formula="of:=SUM([.BA40:.BA43])" office:value-type="float" office:value="0" calcext:value-type="float">
              <text:p>0</text:p>
            </table:table-cell>
            <table:table-cell table:style-name="ce103" table:formula="of:=SUM([.BB40:.BB43])" office:value-type="float" office:value="0" calcext:value-type="float">
              <text:p>0</text:p>
            </table:table-cell>
            <table:table-cell table:style-name="ce103" table:formula="of:=SUM([.BC40:.BC43])" office:value-type="float" office:value="0" calcext:value-type="float">
              <text:p>0</text:p>
            </table:table-cell>
            <table:table-cell table:style-name="ce103" table:formula="of:=SUM([.BD40:.BD43])" office:value-type="float" office:value="0" calcext:value-type="float">
              <text:p>0</text:p>
            </table:table-cell>
            <table:table-cell table:style-name="ce103" table:formula="of:=SUM([.BE40:.BE43])" office:value-type="float" office:value="0" calcext:value-type="float">
              <text:p>0</text:p>
            </table:table-cell>
            <table:table-cell table:style-name="ce103" table:formula="of:=SUM([.BF40:.BF43])" office:value-type="float" office:value="0" calcext:value-type="float">
              <text:p>0</text:p>
            </table:table-cell>
            <table:table-cell table:style-name="ce160" table:formula="of:=SUM([.BG40:.BG43])" office:value-type="float" office:value="0" calcext:value-type="float">
              <text:p>0</text:p>
            </table:table-cell>
            <table:table-cell table:style-name="ce103" table:formula="of:=SUM([.BH40:.BH43])" office:value-type="float" office:value="0" calcext:value-type="float">
              <text:p>0</text:p>
            </table:table-cell>
            <table:table-cell table:style-name="ce103" table:formula="of:=SUM([.BI40:.BI43])" office:value-type="float" office:value="0" calcext:value-type="float">
              <text:p>0</text:p>
            </table:table-cell>
            <table:table-cell table:style-name="ce103" table:formula="of:=SUM([.BJ40:.BJ43])" office:value-type="float" office:value="0" calcext:value-type="float">
              <text:p>0</text:p>
            </table:table-cell>
            <table:table-cell table:style-name="ce103" table:formula="of:=SUM([.BK40:.BK43])" office:value-type="float" office:value="0" calcext:value-type="float">
              <text:p>0</text:p>
            </table:table-cell>
            <table:table-cell table:style-name="ce103" table:formula="of:=SUM([.BL40:.BL43])" office:value-type="float" office:value="0" calcext:value-type="float">
              <text:p>0</text:p>
            </table:table-cell>
            <table:table-cell table:style-name="ce103" table:formula="of:=SUM([.BM40:.BM43])" office:value-type="float" office:value="0" calcext:value-type="float">
              <text:p>0</text:p>
            </table:table-cell>
            <table:table-cell table:style-name="ce189" table:formula="of:=SUM([.BN40:.BN42])" office:value-type="float" office:value="0" calcext:value-type="float">
              <text:p>0</text:p>
            </table:table-cell>
            <table:table-cell table:style-name="ce189" table:formula="of:=SUM([.BO40:.BO42])" office:value-type="float" office:value="0" calcext:value-type="float">
              <text:p>0</text:p>
            </table:table-cell>
            <table:table-cell table:style-name="ce189" table:formula="of:=SUM([.BP40:.BP42])" office:value-type="float" office:value="0" calcext:value-type="float">
              <text:p>0</text:p>
            </table:table-cell>
            <table:table-cell table:style-name="ce189" table:formula="of:=SUM([.BQ40:.BQ42])" office:value-type="float" office:value="0" calcext:value-type="float">
              <text:p>0</text:p>
            </table:table-cell>
            <table:table-cell table:style-name="ce189" table:formula="of:=SUM([.BR40:.BR42])" office:value-type="float" office:value="0" calcext:value-type="float">
              <text:p>0</text:p>
            </table:table-cell>
            <table:table-cell table:style-name="ce189" table:formula="of:=SUM([.BS40:.BS42])" office:value-type="float" office:value="0" calcext:value-type="float">
              <text:p>0</text:p>
            </table:table-cell>
            <table:table-cell table:style-name="ce189" table:formula="of:=SUM([.BT40:.BT42])" office:value-type="float" office:value="0" calcext:value-type="float">
              <text:p>0</text:p>
            </table:table-cell>
            <table:table-cell table:number-columns-repeated="952"/>
          </table:table-row>
        </table:table-row-group>
        <table:table-row table:style-name="ro5">
          <table:table-cell table:style-name="ce10"/>
          <table:table-cell table:style-name="ce23" table:number-columns-repeated="3"/>
          <table:table-cell table:style-name="ce37" office:value-type="string" calcext:value-type="string" table:number-columns-spanned="2" table:number-rows-spanned="1">
            <text:p>Yhteensä työtunteja</text:p>
          </table:table-cell>
          <table:covered-table-cell table:style-name="ce41"/>
          <table:table-cell table:style-name="ce50" table:formula="of:=SUM([.G11]+[.G22]+[.G38]+[.G44])" office:value-type="float" office:value="236" calcext:value-type="float">
            <text:p>236.0</text:p>
          </table:table-cell>
          <table:table-cell table:style-name="ce50" table:formula="of:=SUM([.H11]+[.H22]+[.H38]+[.H44])" office:value-type="float" office:value="26" calcext:value-type="float">
            <text:p>26.0</text:p>
          </table:table-cell>
          <table:table-cell table:style-name="ce62" table:formula="of:=SUM([.I11]+[.I22]+[.I38]+[.I44])" office:value-type="percentage" office:value="0" calcext:value-type="percentage">
            <text:p>0%</text:p>
          </table:table-cell>
          <table:table-cell table:style-name="ce80" table:formula="of:=SUM([.J11]+[.J22]+[.J38]+[.J44])" office:value-type="float" office:value="0" calcext:value-type="float">
            <text:p>$0.00</text:p>
          </table:table-cell>
          <table:table-cell table:style-name="ce80" table:formula="of:=SUM([.K11]+[.K22]+[.K38]+[.K44])" office:value-type="float" office:value="0" calcext:value-type="float">
            <text:p>$0.00</text:p>
          </table:table-cell>
          <table:table-cell table:style-name="ce104" table:formula="of:=SUM([.L11]+[.L22]+[.L38]+[.L44])" office:value-type="float" office:value="0" calcext:value-type="float">
            <text:p>0</text:p>
          </table:table-cell>
          <table:table-cell table:style-name="ce104" table:formula="of:=SUM([.M11]+[.M22]+[.M38]+[.M44])" office:value-type="float" office:value="0" calcext:value-type="float">
            <text:p>0</text:p>
          </table:table-cell>
          <table:table-cell table:style-name="ce104" table:formula="of:=SUM([.N11]+[.N22]+[.N38]+[.N44])" office:value-type="float" office:value="0" calcext:value-type="float">
            <text:p>0</text:p>
          </table:table-cell>
          <table:table-cell table:style-name="ce104" table:formula="of:=SUM([.O11]+[.O22]+[.O38]+[.O44])" office:value-type="float" office:value="0" calcext:value-type="float">
            <text:p>0</text:p>
          </table:table-cell>
          <table:table-cell table:style-name="ce104" table:formula="of:=SUM([.P11]+[.P22]+[.P38]+[.P44])" office:value-type="float" office:value="0" calcext:value-type="float">
            <text:p>0</text:p>
          </table:table-cell>
          <table:table-cell table:style-name="ce104" table:formula="of:=SUM([.Q11]+[.Q22]+[.Q38]+[.Q44])" office:value-type="float" office:value="4" calcext:value-type="float">
            <text:p>4</text:p>
          </table:table-cell>
          <table:table-cell table:style-name="ce104" table:formula="of:=SUM([.R11]+[.R22]+[.R38]+[.R44])" office:value-type="float" office:value="3" calcext:value-type="float">
            <text:p>3</text:p>
          </table:table-cell>
          <table:table-cell table:style-name="ce104" table:formula="of:=SUM([.S11]+[.S22]+[.S38]+[.S44])" office:value-type="float" office:value="3" calcext:value-type="float">
            <text:p>3</text:p>
          </table:table-cell>
          <table:table-cell table:style-name="ce104" table:formula="of:=SUM([.T11]+[.T22]+[.T38]+[.T44])" office:value-type="float" office:value="6.5" calcext:value-type="float">
            <text:p>6.5</text:p>
          </table:table-cell>
          <table:table-cell table:style-name="ce104" table:formula="of:=SUM([.U11]+[.U22]+[.U38]+[.U44])" office:value-type="float" office:value="0" calcext:value-type="float">
            <text:p>0</text:p>
          </table:table-cell>
          <table:table-cell table:style-name="ce104" table:formula="of:=SUM([.V11]+[.V22]+[.V38]+[.V44])" office:value-type="float" office:value="0" calcext:value-type="float">
            <text:p>0</text:p>
          </table:table-cell>
          <table:table-cell table:style-name="ce104" table:formula="of:=SUM([.W11]+[.W22]+[.W38]+[.W44])" office:value-type="float" office:value="0" calcext:value-type="float">
            <text:p>0</text:p>
          </table:table-cell>
          <table:table-cell table:style-name="ce104" table:formula="of:=SUM([.X11]+[.X22]+[.X38]+[.X44])" office:value-type="float" office:value="7" calcext:value-type="float">
            <text:p>7</text:p>
          </table:table-cell>
          <table:table-cell table:style-name="ce104" table:formula="of:=SUM([.Y11]+[.Y22]+[.Y38]+[.Y44])" office:value-type="float" office:value="2.5" calcext:value-type="float">
            <text:p>2.5</text:p>
          </table:table-cell>
          <table:table-cell table:style-name="ce104" table:formula="of:=SUM([.Z11]+[.Z22]+[.Z38]+[.Z44])" office:value-type="float" office:value="0" calcext:value-type="float">
            <text:p>0</text:p>
          </table:table-cell>
          <table:table-cell table:style-name="ce104" table:formula="of:=SUM([.AA11]+[.AA22]+[.AA38]+[.AA44])" office:value-type="float" office:value="0" calcext:value-type="float">
            <text:p>0</text:p>
          </table:table-cell>
          <table:table-cell table:style-name="ce104" table:formula="of:=SUM([.AB11]+[.AB22]+[.AB38]+[.AB44])" office:value-type="float" office:value="0" calcext:value-type="float">
            <text:p>0</text:p>
          </table:table-cell>
          <table:table-cell table:style-name="ce104" table:formula="of:=SUM([.AC11]+[.AC22]+[.AC38]+[.AC44])" office:value-type="float" office:value="0" calcext:value-type="float">
            <text:p>0</text:p>
          </table:table-cell>
          <table:table-cell table:style-name="ce104" table:formula="of:=SUM([.AD11]+[.AD22]+[.AD38]+[.AD44])" office:value-type="float" office:value="0" calcext:value-type="float">
            <text:p>0</text:p>
          </table:table-cell>
          <table:table-cell table:style-name="ce104" table:formula="of:=SUM([.AE11]+[.AE22]+[.AE38]+[.AE44])" office:value-type="float" office:value="0" calcext:value-type="float">
            <text:p>0</text:p>
          </table:table-cell>
          <table:table-cell table:style-name="ce104" table:formula="of:=SUM([.AF11]+[.AF22]+[.AF38]+[.AF44])" office:value-type="float" office:value="0" calcext:value-type="float">
            <text:p>0</text:p>
          </table:table-cell>
          <table:table-cell table:style-name="ce104" table:formula="of:=SUM([.AG11]+[.AG22]+[.AG38]+[.AG44])" office:value-type="float" office:value="0" calcext:value-type="float">
            <text:p>0</text:p>
          </table:table-cell>
          <table:table-cell table:style-name="ce104" table:formula="of:=SUM([.AH11]+[.AH22]+[.AH38]+[.AH44])" office:value-type="float" office:value="0" calcext:value-type="float">
            <text:p>0</text:p>
          </table:table-cell>
          <table:table-cell table:style-name="ce104" table:formula="of:=SUM([.AI11]+[.AI22]+[.AI38]+[.AI44])" office:value-type="float" office:value="0" calcext:value-type="float">
            <text:p>0</text:p>
          </table:table-cell>
          <table:table-cell table:style-name="ce104" table:formula="of:=SUM([.AJ11]+[.AJ22]+[.AJ38]+[.AJ44])" office:value-type="float" office:value="0" calcext:value-type="float">
            <text:p>0</text:p>
          </table:table-cell>
          <table:table-cell table:style-name="ce104" table:formula="of:=SUM([.AK11]+[.AK22]+[.AK38]+[.AK44])" office:value-type="float" office:value="0" calcext:value-type="float">
            <text:p>0</text:p>
          </table:table-cell>
          <table:table-cell table:style-name="ce161" table:formula="of:=SUM([.AL11]+[.AL22]+[.AL38]+[.AL44])" office:value-type="float" office:value="0" calcext:value-type="float">
            <text:p>0</text:p>
          </table:table-cell>
          <table:table-cell table:style-name="ce104" table:formula="of:=SUM([.AM11]+[.AM22]+[.AM38]+[.AM44])" office:value-type="float" office:value="0" calcext:value-type="float">
            <text:p>0</text:p>
          </table:table-cell>
          <table:table-cell table:style-name="ce104" table:formula="of:=SUM([.AN11]+[.AN22]+[.AN38]+[.AN44])" office:value-type="float" office:value="0" calcext:value-type="float">
            <text:p>0</text:p>
          </table:table-cell>
          <table:table-cell table:style-name="ce104" table:formula="of:=SUM([.AO11]+[.AO22]+[.AO38]+[.AO44])" office:value-type="float" office:value="0" calcext:value-type="float">
            <text:p>0</text:p>
          </table:table-cell>
          <table:table-cell table:style-name="ce104" table:formula="of:=SUM([.AP11]+[.AP22]+[.AP38]+[.AP44])" office:value-type="float" office:value="0" calcext:value-type="float">
            <text:p>0</text:p>
          </table:table-cell>
          <table:table-cell table:style-name="ce104" table:formula="of:=SUM([.AQ11]+[.AQ22]+[.AQ38]+[.AQ44])" office:value-type="float" office:value="0" calcext:value-type="float">
            <text:p>0</text:p>
          </table:table-cell>
          <table:table-cell table:style-name="ce104" table:formula="of:=SUM([.AR11]+[.AR22]+[.AR38]+[.AR44])" office:value-type="float" office:value="0" calcext:value-type="float">
            <text:p>0</text:p>
          </table:table-cell>
          <table:table-cell table:style-name="ce104" table:formula="of:=SUM([.AS11]+[.AS22]+[.AS38]+[.AS44])" office:value-type="float" office:value="0" calcext:value-type="float">
            <text:p>0</text:p>
          </table:table-cell>
          <table:table-cell table:style-name="ce104" table:formula="of:=SUM([.AT11]+[.AT22]+[.AT38]+[.AT44])" office:value-type="float" office:value="0" calcext:value-type="float">
            <text:p>0</text:p>
          </table:table-cell>
          <table:table-cell table:style-name="ce104" table:formula="of:=SUM([.AU11]+[.AU22]+[.AU38]+[.AU44])" office:value-type="float" office:value="0" calcext:value-type="float">
            <text:p>0</text:p>
          </table:table-cell>
          <table:table-cell table:style-name="ce104" table:formula="of:=SUM([.AV11]+[.AV22]+[.AV38]+[.AV44])" office:value-type="float" office:value="0" calcext:value-type="float">
            <text:p>0</text:p>
          </table:table-cell>
          <table:table-cell table:style-name="ce104" table:formula="of:=SUM([.AW11]+[.AW22]+[.AW38]+[.AW44])" office:value-type="float" office:value="0" calcext:value-type="float">
            <text:p>0</text:p>
          </table:table-cell>
          <table:table-cell table:style-name="ce104" table:formula="of:=SUM([.AX11]+[.AX22]+[.AX38]+[.AX44])" office:value-type="float" office:value="0" calcext:value-type="float">
            <text:p>0</text:p>
          </table:table-cell>
          <table:table-cell table:style-name="ce104" table:formula="of:=SUM([.AY11]+[.AY22]+[.AY38]+[.AY44])" office:value-type="float" office:value="0" calcext:value-type="float">
            <text:p>0</text:p>
          </table:table-cell>
          <table:table-cell table:style-name="ce104" table:formula="of:=SUM([.AZ11]+[.AZ22]+[.AZ38]+[.AZ44])" office:value-type="float" office:value="0" calcext:value-type="float">
            <text:p>0</text:p>
          </table:table-cell>
          <table:table-cell table:style-name="ce104" table:formula="of:=SUM([.BA11]+[.BA22]+[.BA38]+[.BA44])" office:value-type="float" office:value="0" calcext:value-type="float">
            <text:p>0</text:p>
          </table:table-cell>
          <table:table-cell table:style-name="ce104" table:formula="of:=SUM([.BB11]+[.BB22]+[.BB38]+[.BB44])" office:value-type="float" office:value="0" calcext:value-type="float">
            <text:p>0</text:p>
          </table:table-cell>
          <table:table-cell table:style-name="ce104" table:formula="of:=SUM([.BC11]+[.BC22]+[.BC38]+[.BC44])" office:value-type="float" office:value="0" calcext:value-type="float">
            <text:p>0</text:p>
          </table:table-cell>
          <table:table-cell table:style-name="ce104" table:formula="of:=SUM([.BD11]+[.BD22]+[.BD38]+[.BD44])" office:value-type="float" office:value="0" calcext:value-type="float">
            <text:p>0</text:p>
          </table:table-cell>
          <table:table-cell table:style-name="ce104" table:formula="of:=SUM([.BE11]+[.BE22]+[.BE38]+[.BE44])" office:value-type="float" office:value="0" calcext:value-type="float">
            <text:p>0</text:p>
          </table:table-cell>
          <table:table-cell table:style-name="ce104" table:formula="of:=SUM([.BF11]+[.BF22]+[.BF38]+[.BF44])" office:value-type="float" office:value="0" calcext:value-type="float">
            <text:p>0</text:p>
          </table:table-cell>
          <table:table-cell table:style-name="ce161" table:formula="of:=SUM([.BG11]+[.BG22]+[.BG38]+[.BG44])" office:value-type="float" office:value="0" calcext:value-type="float">
            <text:p>0</text:p>
          </table:table-cell>
          <table:table-cell table:style-name="ce104" table:formula="of:=SUM([.BH11]+[.BH22]+[.BH38]+[.BH44])" office:value-type="float" office:value="0" calcext:value-type="float">
            <text:p>0</text:p>
          </table:table-cell>
          <table:table-cell table:style-name="ce104" table:formula="of:=SUM([.BI11]+[.BI22]+[.BI38]+[.BI44])" office:value-type="float" office:value="0" calcext:value-type="float">
            <text:p>0</text:p>
          </table:table-cell>
          <table:table-cell table:style-name="ce104" table:formula="of:=SUM([.BJ11]+[.BJ22]+[.BJ38]+[.BJ44])" office:value-type="float" office:value="0" calcext:value-type="float">
            <text:p>0</text:p>
          </table:table-cell>
          <table:table-cell table:style-name="ce104" table:formula="of:=SUM([.BK11]+[.BK22]+[.BK38]+[.BK44])" office:value-type="float" office:value="0" calcext:value-type="float">
            <text:p>0</text:p>
          </table:table-cell>
          <table:table-cell table:style-name="ce104" table:formula="of:=SUM([.BL11]+[.BL22]+[.BL38]+[.BL44])" office:value-type="float" office:value="0" calcext:value-type="float">
            <text:p>0</text:p>
          </table:table-cell>
          <table:table-cell table:style-name="ce104" table:formula="of:=SUM([.BM11]+[.BM22]+[.BM38]+[.BM44])" office:value-type="float" office:value="0" calcext:value-type="float">
            <text:p>0</text:p>
          </table:table-cell>
          <table:table-cell table:style-name="ce104" table:formula="of:=SUM([.BN11]+[.BN22]+[.BN38]+[.BN44])" office:value-type="float" office:value="0" calcext:value-type="float">
            <text:p>0</text:p>
          </table:table-cell>
          <table:table-cell table:style-name="ce104" table:formula="of:=SUM([.BO11]+[.BO22]+[.BO38]+[.BO44])" office:value-type="float" office:value="0" calcext:value-type="float">
            <text:p>0</text:p>
          </table:table-cell>
          <table:table-cell table:style-name="ce104" table:formula="of:=SUM([.BP11]+[.BP22]+[.BP38]+[.BP44])" office:value-type="float" office:value="0" calcext:value-type="float">
            <text:p>0</text:p>
          </table:table-cell>
          <table:table-cell table:style-name="ce104" table:formula="of:=SUM([.BQ11]+[.BQ22]+[.BQ38]+[.BQ44])" office:value-type="float" office:value="0" calcext:value-type="float">
            <text:p>0</text:p>
          </table:table-cell>
          <table:table-cell table:style-name="ce104" table:formula="of:=SUM([.BR11]+[.BR22]+[.BR38]+[.BR44])" office:value-type="float" office:value="0" calcext:value-type="float">
            <text:p>0</text:p>
          </table:table-cell>
          <table:table-cell table:style-name="ce104" table:formula="of:=SUM([.BS11]+[.BS22]+[.BS38]+[.BS44])" office:value-type="float" office:value="0" calcext:value-type="float">
            <text:p>0</text:p>
          </table:table-cell>
          <table:table-cell table:style-name="ce104" table:formula="of:=SUM([.BT11]+[.BT22]+[.BT38]+[.BT44])" office:value-type="float" office:value="0" calcext:value-type="float">
            <text:p>0</text:p>
          </table:table-cell>
          <table:table-cell table:number-columns-repeated="952"/>
        </table:table-row>
        <table:table-row table:style-name="ro5">
          <table:table-cell table:style-name="ce10" office:value-type="string" calcext:value-type="string">
            <text:p>Legendat</text:p>
          </table:table-cell>
          <table:table-cell table:style-name="ce23" table:number-columns-repeated="8"/>
          <table:table-cell table:style-name="ce81" table:number-columns-repeated="63"/>
          <table:table-cell table:number-columns-repeated="952"/>
        </table:table-row>
        <table:table-row table:style-name="ro6">
          <table:table-cell table:style-name="ce11"/>
          <table:table-cell table:style-name="ce24" office:value-type="string" calcext:value-type="string" table:number-columns-spanned="14" table:number-rows-spanned="1">
            <text:p>Toteutunut</text:p>
          </table:table-cell>
          <table:covered-table-cell table:number-columns-repeated="13"/>
          <table:table-cell table:style-name="ce108" table:number-columns-repeated="8"/>
          <table:table-cell table:style-name="ce124" table:number-columns-repeated="49"/>
          <table:table-cell table:number-columns-repeated="952"/>
        </table:table-row>
        <table:table-row table:style-name="ro6">
          <table:table-cell table:style-name="ce12"/>
          <table:table-cell table:style-name="ce25" office:value-type="string" calcext:value-type="string">
            <text:p>Projektoitu </text:p>
          </table:table-cell>
          <table:table-cell table:style-name="ce30" table:number-columns-repeated="13"/>
          <table:table-cell table:style-name="ce108" table:number-columns-repeated="8"/>
          <table:table-cell table:style-name="ce124" table:number-columns-repeated="49"/>
          <table:table-cell table:number-columns-repeated="952"/>
        </table:table-row>
        <table:table-row table:style-name="ro6">
          <table:table-cell table:style-name="ce13"/>
          <table:table-cell table:style-name="ce25" office:value-type="string" calcext:value-type="string">
            <text:p>Projektoimaton</text:p>
          </table:table-cell>
          <table:table-cell table:style-name="ce30" table:number-columns-repeated="13"/>
          <table:table-cell table:style-name="ce108" table:number-columns-repeated="8"/>
          <table:table-cell table:style-name="ce124" table:number-columns-repeated="49"/>
          <table:table-cell table:number-columns-repeated="952"/>
        </table:table-row>
        <table:table-row table:style-name="ro6">
          <table:table-cell table:style-name="ce14"/>
          <table:table-cell table:style-name="ce25" office:value-type="string" calcext:value-type="string">
            <text:p>Ylitetty</text:p>
          </table:table-cell>
          <table:table-cell table:style-name="ce30" table:number-columns-repeated="13"/>
          <table:table-cell table:style-name="ce108" table:number-columns-repeated="8"/>
          <table:table-cell table:style-name="ce124" table:number-columns-repeated="49"/>
          <table:table-cell table:number-columns-repeated="952"/>
        </table:table-row>
        <table:table-row table:style-name="ro7" table:number-rows-repeated="104852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1.0'.I9:'1.0'.I10 '1.0'.I13:'1.0'.I22 '1.0'.I24:'1.0'.I38 '1.0'.I40:'1.0'.I44">
            <calcext:color-scale>
              <calcext:color-scale-entry calcext:value="0" calcext:type="minimum" calcext:color="#565656"/>
              <calcext:color-scale-entry calcext:value="0" calcext:type="maximum" calcext:color="#de5f85"/>
            </calcext:color-scale>
          </calcext:conditional-format>
          <calcext:conditional-format calcext:target-range-address="'1.0'.I9:'1.0'.I10 '1.0'.I13:'1.0'.I22 '1.0'.I24:'1.0'.I38 '1.0'.I40:'1.0'.I44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1.0'.H9:'1.0'.H10 '1.0'.H13:'1.0'.H21 '1.0'.H24:'1.0'.H37 '1.0'.H40:'1.0'.H43">
            <calcext:condition calcext:apply-style-name="ConditionalStyle_1" calcext:value="formula-is([.H9]&gt;[.G9])" calcext:base-cell-address="'1.0'.H9"/>
          </calcext:conditional-format>
          <calcext:conditional-format calcext:target-range-address="'1.0'.H9:'1.0'.H10 '1.0'.H13:'1.0'.H21 '1.0'.H24:'1.0'.H37 '1.0'.H40:'1.0'.H43">
            <calcext:condition calcext:apply-style-name="ConditionalStyle_2" calcext:value="formula-is([.H9]=[.G9])" calcext:base-cell-address="'1.0'.H9"/>
          </calcext:conditional-format>
          <calcext:conditional-format calcext:target-range-address="'1.0'.H9:'1.0'.H10 '1.0'.H13:'1.0'.H21 '1.0'.H24:'1.0'.H37 '1.0'.H40:'1.0'.H43">
            <calcext:condition calcext:apply-style-name="ConditionalStyle_3" calcext:value="formula-is([.H9]&lt;[.G9])" calcext:base-cell-address="'1.0'.H9"/>
          </calcext:conditional-format>
          <calcext:conditional-format calcext:target-range-address="'1.0'.H24:'1.0'.H24">
            <calcext:condition calcext:apply-style-name="ConditionalStyle_4" calcext:value="formula-is([.H9]*0)" calcext:base-cell-address="'1.0'.H24"/>
          </calcext:conditional-format>
          <calcext:conditional-format calcext:target-range-address="'1.0'.H9:'1.0'.H9">
            <calcext:condition calcext:apply-style-name="ConditionalStyle_4" calcext:value="formula-is([.H9]*0&gt;[.H9])" calcext:base-cell-address="'1.0'.H9"/>
          </calcext:conditional-format>
          <calcext:conditional-format calcext:target-range-address="'1.0'.J11:'1.0'.BF11 '1.0'.J22:'1.0'.BF22 '1.0'.J38:'1.0'.BF38 '1.0'.J44:'1.0'.BT45 '1.0'.I45:'1.0'.I45">
            <calcext:condition calcext:apply-style-name="ConditionalStyle_5" calcext:value="=0" calcext:base-cell-address="'1.0'.I45"/>
          </calcext:conditional-format>
          <calcext:conditional-format calcext:target-range-address="'1.0'.J40:'1.0'.BF43">
            <calcext:condition calcext:apply-style-name="ConditionalStyle_6" calcext:value="formula-is(LEN(TRIM([.J40]))&gt;0)" calcext:base-cell-address="'1.0'.J40"/>
          </calcext:conditional-format>
          <calcext:conditional-format calcext:target-range-address="'1.0'.J24:'1.0'.BF37">
            <calcext:condition calcext:apply-style-name="ConditionalStyle_6" calcext:value="formula-is(LEN(TRIM([.J24]))&gt;0)" calcext:base-cell-address="'1.0'.J24"/>
          </calcext:conditional-format>
          <calcext:conditional-format calcext:target-range-address="'1.0'.J13:'1.0'.BF21">
            <calcext:condition calcext:apply-style-name="ConditionalStyle_6" calcext:value="formula-is(LEN(TRIM([.J13]))&gt;0)" calcext:base-cell-address="'1.0'.J13"/>
          </calcext:conditional-format>
          <calcext:conditional-format calcext:target-range-address="'1.0'.J9:'1.0'.BF10">
            <calcext:condition calcext:apply-style-name="ConditionalStyle_6" calcext:value="formula-is(LEN(TRIM([.J9]))&gt;0)" calcext:base-cell-address="'1.0'.J9"/>
          </calcext:conditional-format>
        </calcext:conditional-formats>
      </table:table>
      <table:table table:name="1.1" table:style-name="ta2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63" table:default-cell-style-name="Default"/>
        <table:table-column table:style-name="co8" table:number-columns-repeated="952" table:default-cell-style-name="Default"/>
        <table:table-row table:style-name="ro1">
          <table:table-cell table:style-name="ce1"/>
          <table:table-cell table:style-name="ce1" office:value-type="string" calcext:value-type="string">
            <text:p>Raetori</text:p>
          </table:table-cell>
          <table:table-cell table:style-name="ce26" table:number-columns-repeated="4"/>
          <table:table-cell table:style-name="ce42" table:number-columns-repeated="3"/>
          <table:table-cell table:style-name="ce63" table:number-columns-repeated="49"/>
          <table:table-cell table:style-name="ce176" table:number-columns-spanned="14" table:number-rows-spanned="1"/>
          <table:covered-table-cell table:number-columns-repeated="13"/>
          <table:table-cell table:number-columns-repeated="952"/>
        </table:table-row>
        <table:table-row table:style-name="ro1">
          <table:table-cell table:style-name="ce2"/>
          <table:table-cell table:style-name="ce2" office:value-type="string" calcext:value-type="string">
            <text:p>eSports-harjoituspäiväkirja</text:p>
          </table:table-cell>
          <table:table-cell table:style-name="ce26" table:number-columns-repeated="4"/>
          <table:table-cell table:style-name="ce42" table:number-columns-repeated="3"/>
          <table:table-cell table:style-name="ce63" table:number-columns-repeated="63"/>
          <table:table-cell table:number-columns-repeated="952"/>
        </table:table-row>
        <table:table-row table:style-name="ro1">
          <table:table-cell table:style-name="ce2"/>
          <table:table-cell table:style-name="ce15" office:value-type="string" calcext:value-type="string">
            <text:p>Systeemityö- ja projektityöskentely, syst18</text:p>
          </table:table-cell>
          <table:table-cell table:style-name="ce26" table:number-columns-repeated="4"/>
          <table:table-cell table:style-name="ce42" table:number-columns-repeated="3"/>
          <table:table-cell table:style-name="ce63" table:number-columns-repeated="63"/>
          <table:table-cell table:number-columns-repeated="952"/>
        </table:table-row>
        <table:table-row table:style-name="ro2">
          <table:table-cell table:style-name="ce2"/>
          <table:table-cell table:style-name="ce16"/>
          <table:table-cell table:style-name="ce26" table:number-columns-repeated="4"/>
          <table:table-cell table:style-name="ce42" table:number-columns-repeated="3"/>
          <table:table-cell table:style-name="ce63" table:number-columns-repeated="63"/>
          <table:table-cell table:number-columns-repeated="952"/>
        </table:table-row>
        <table:table-row table:style-name="ro1">
          <table:table-cell table:style-name="ce3"/>
          <table:table-cell table:style-name="ce15"/>
          <table:table-cell table:style-name="ce4" table:number-columns-repeated="4"/>
          <table:table-cell table:style-name="ce43" table:number-columns-spanned="2" table:number-rows-spanned="1"/>
          <table:covered-table-cell/>
          <table:table-cell table:style-name="ce56"/>
          <table:table-cell table:style-name="ce64" office:value-type="string" calcext:value-type="string" table:number-columns-spanned="28" table:number-rows-spanned="1">
            <text:p>VAIHE YKSI</text:p>
          </table:table-cell>
          <table:covered-table-cell table:number-columns-repeated="27"/>
          <table:table-cell table:style-name="ce145" office:value-type="string" calcext:value-type="string" table:number-columns-spanned="21" table:number-rows-spanned="1">
            <text:p>VAIHE KAKSI</text:p>
          </table:table-cell>
          <table:covered-table-cell table:number-columns-repeated="20"/>
          <table:table-cell table:style-name="ce177" office:value-type="string" calcext:value-type="string" table:number-columns-spanned="14" table:number-rows-spanned="1">
            <text:p>VAIHE KOLME?</text:p>
          </table:table-cell>
          <table:covered-table-cell table:number-columns-repeated="13"/>
          <table:table-cell table:number-columns-repeated="952"/>
        </table:table-row>
        <table:table-row table:style-name="ro1">
          <table:table-cell table:style-name="ce4" table:number-columns-repeated="6"/>
          <table:table-cell table:style-name="ce43" table:number-columns-spanned="2" table:number-rows-spanned="1"/>
          <table:covered-table-cell/>
          <table:table-cell table:style-name="ce56"/>
          <table:table-cell table:style-name="ce65" office:value-type="string" calcext:value-type="string" table:number-columns-spanned="7" table:number-rows-spanned="1">
            <text:p>VIIKKO 2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O 3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4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5</text:p>
          </table:table-cell>
          <table:covered-table-cell table:number-columns-repeated="5" table:style-name="ce82"/>
          <table:covered-table-cell table:style-name="ce107"/>
          <table:table-cell table:style-name="ce146" office:value-type="string" calcext:value-type="string" table:number-columns-spanned="7" table:number-rows-spanned="1">
            <text:p>VIIKKO 6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6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7</text:p>
          </table:table-cell>
          <table:covered-table-cell table:number-columns-repeated="5" table:style-name="ce82"/>
          <table:covered-table-cell table:style-name="ce107"/>
          <table:table-cell table:style-name="ce146" office:value-type="string" calcext:value-type="string" table:number-columns-spanned="7" table:number-rows-spanned="1">
            <text:p>VIIKKO 8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9</text:p>
          </table:table-cell>
          <table:covered-table-cell table:number-columns-repeated="5" table:style-name="ce82"/>
          <table:covered-table-cell table:style-name="ce107"/>
          <table:table-cell table:number-columns-repeated="952"/>
        </table:table-row>
        <table:table-row table:style-name="ro1">
          <table:table-cell table:style-name="ce4" table:number-columns-repeated="6"/>
          <table:table-cell table:style-name="ce44" office:value-type="string" calcext:value-type="string" table:number-columns-spanned="2" table:number-rows-spanned="1">
            <text:p>TYÖTUNNIT</text:p>
          </table:table-cell>
          <table:covered-table-cell/>
          <table:table-cell table:style-name="ce42"/>
          <table:table-cell table:style-name="ce66" office:value-type="string" calcext:value-type="string">
            <text:p>M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L</text:p>
          </table:table-cell>
          <table:table-cell table:style-name="ce66" office:value-type="string" calcext:value-type="string">
            <text:p>S</text:p>
          </table:table-cell>
          <table:table-cell table:style-name="ce66" office:value-type="string" calcext:value-type="string">
            <text:p>M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L</text:p>
          </table:table-cell>
          <table:table-cell table:style-name="ce66" office:value-type="string" calcext:value-type="string">
            <text:p>S</text:p>
          </table:table-cell>
          <table:table-cell table:style-name="ce66" office:value-type="string" calcext:value-type="string">
            <text:p>M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L</text:p>
          </table:table-cell>
          <table:table-cell table:style-name="ce66" office:value-type="string" calcext:value-type="string">
            <text:p>S</text:p>
          </table:table-cell>
          <table:table-cell table:style-name="ce66" office:value-type="string" calcext:value-type="string">
            <text:p>M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L</text:p>
          </table:table-cell>
          <table:table-cell table:style-name="ce136" office:value-type="string" calcext:value-type="string">
            <text:p>S</text:p>
          </table:table-cell>
          <table:table-cell table:style-name="ce147" office:value-type="string" calcext:value-type="string">
            <text:p>M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K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P</text:p>
          </table:table-cell>
          <table:table-cell table:style-name="ce162" office:value-type="string" calcext:value-type="string">
            <text:p>L</text:p>
          </table:table-cell>
          <table:table-cell table:style-name="ce162" office:value-type="string" calcext:value-type="string">
            <text:p>S</text:p>
          </table:table-cell>
          <table:table-cell table:style-name="ce162" office:value-type="string" calcext:value-type="string">
            <text:p>M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K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P</text:p>
          </table:table-cell>
          <table:table-cell table:style-name="ce162" office:value-type="string" calcext:value-type="string">
            <text:p>L</text:p>
          </table:table-cell>
          <table:table-cell table:style-name="ce162" office:value-type="string" calcext:value-type="string">
            <text:p>S</text:p>
          </table:table-cell>
          <table:table-cell table:style-name="ce162" office:value-type="string" calcext:value-type="string">
            <text:p>M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K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P</text:p>
          </table:table-cell>
          <table:table-cell table:style-name="ce162" office:value-type="string" calcext:value-type="string">
            <text:p>L</text:p>
          </table:table-cell>
          <table:table-cell table:style-name="ce168" office:value-type="string" calcext:value-type="string">
            <text:p>S</text:p>
          </table:table-cell>
          <table:table-cell table:style-name="ce178" office:value-type="string" calcext:value-type="string">
            <text:p>M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K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P</text:p>
          </table:table-cell>
          <table:table-cell table:style-name="ce182" office:value-type="string" calcext:value-type="string">
            <text:p>L</text:p>
          </table:table-cell>
          <table:table-cell table:style-name="ce182" office:value-type="string" calcext:value-type="string">
            <text:p>S</text:p>
          </table:table-cell>
          <table:table-cell table:style-name="ce185" office:value-type="string" calcext:value-type="string">
            <text:p>M</text:p>
          </table:table-cell>
          <table:table-cell table:style-name="ce185" office:value-type="string" calcext:value-type="string">
            <text:p>T</text:p>
          </table:table-cell>
          <table:table-cell table:style-name="ce185" office:value-type="string" calcext:value-type="string">
            <text:p>K</text:p>
          </table:table-cell>
          <table:table-cell table:style-name="ce185" office:value-type="string" calcext:value-type="string">
            <text:p>T</text:p>
          </table:table-cell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L</text:p>
          </table:table-cell>
          <table:table-cell table:style-name="ce185" office:value-type="string" calcext:value-type="string">
            <text:p>S</text:p>
          </table:table-cell>
          <table:table-cell table:number-columns-repeated="952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Projektin alustus ja suunnittelu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67" office:value-type="date" office:date-value="2019-01-07" calcext:value-type="date">
            <text:p>07/01</text:p>
          </table:table-cell>
          <table:table-cell table:style-name="ce83"/>
          <table:table-cell table:style-name="ce92" table:number-columns-repeated="2"/>
          <table:table-cell table:style-name="ce105" table:number-columns-repeated="3"/>
          <table:table-cell table:style-name="ce67" office:value-type="date" office:date-value="2019-01-14" calcext:value-type="date">
            <text:p>14/01</text:p>
          </table:table-cell>
          <table:table-cell table:style-name="ce105" table:number-columns-repeated="6"/>
          <table:table-cell table:style-name="ce67" office:value-type="date" office:date-value="2019-01-21" calcext:value-type="date">
            <text:p>21/01</text:p>
          </table:table-cell>
          <table:table-cell table:style-name="ce105" table:number-columns-repeated="6"/>
          <table:table-cell table:style-name="ce67" office:value-type="date" office:date-value="2019-01-28" calcext:value-type="date">
            <text:p>28/01</text:p>
          </table:table-cell>
          <table:table-cell table:style-name="ce105" table:number-columns-repeated="6"/>
          <table:table-cell table:style-name="ce148" office:value-type="date" office:date-value="2019-02-04" calcext:value-type="date">
            <text:p>04/02</text:p>
          </table:table-cell>
          <table:table-cell table:style-name="ce105" table:number-columns-repeated="6"/>
          <table:table-cell table:style-name="ce67" office:value-type="date" office:date-value="2019-02-11" calcext:value-type="date">
            <text:p>11/02</text:p>
          </table:table-cell>
          <table:table-cell table:style-name="ce105" table:number-columns-repeated="6"/>
          <table:table-cell table:style-name="ce67" office:value-type="date" office:date-value="2019-01-18" calcext:value-type="date">
            <text:p>18/01</text:p>
          </table:table-cell>
          <table:table-cell table:style-name="ce105" table:number-columns-repeated="6"/>
          <table:table-cell table:style-name="ce148" office:value-type="date" office:date-value="2019-02-25" calcext:value-type="date">
            <text:p>25/02</text:p>
          </table:table-cell>
          <table:table-cell table:style-name="ce105" table:number-columns-repeated="6"/>
          <table:table-cell table:style-name="ce67" office:value-type="date" office:date-value="2019-03-04" calcext:value-type="date">
            <text:p>04/03</text:p>
          </table:table-cell>
          <table:table-cell table:style-name="ce105" table:number-columns-repeated="6"/>
          <table:table-cell table:number-columns-repeated="952"/>
        </table:table-row>
        <table:table-row-group>
          <table:table-row table:style-name="ro1">
            <table:table-cell table:style-name="ce192" office:value-type="float" office:value="1.1" calcext:value-type="float">
              <text:p>1.1</text:p>
            </table:table-cell>
            <table:table-cell table:style-name="ce18" office:value-type="string" calcext:value-type="string">
              <text:p>Alustava suunnitelma</text:p>
            </table:table-cell>
            <table:table-cell table:style-name="ce28" office:value-type="string" calcext:value-type="string">
              <text:p>Leon W</text:p>
            </table:table-cell>
            <table:table-cell table:style-name="ce32" office:value-type="date" office:date-value="2019-01-09" calcext:value-type="date">
              <text:p>09/01/19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8" table:formula="of:=DAYS360([.D9];[.E9])" office:value-type="float" office:value="8" calcext:value-type="float">
              <text:p>8</text:p>
            </table:table-cell>
            <table:table-cell table:style-name="ce198" office:value-type="float" office:value="10" calcext:value-type="float">
              <text:p>10.0</text:p>
            </table:table-cell>
            <table:table-cell table:style-name="ce200" table:formula="of:=SUM([.J9:.BT9])" office:value-type="float" office:value="13" calcext:value-type="float">
              <text:p>13.0</text:p>
            </table:table-cell>
            <table:table-cell table:style-name="ce207" table:content-validation-name="val2" office:value-type="percentage" office:value="1" calcext:value-type="percentage">
              <text:p>100%</text:p>
            </table:table-cell>
            <table:table-cell table:style-name="ce212" table:number-columns-repeated="2"/>
            <table:table-cell table:style-name="ce234" table:number-columns-repeated="2"/>
            <table:table-cell table:style-name="ce244" table:number-columns-repeated="3"/>
            <table:table-cell table:style-name="ce245" office:value-type="float" office:value="4" calcext:value-type="float">
              <text:p>4</text:p>
            </table:table-cell>
            <table:table-cell table:number-columns-repeated="3" table:style-name="ce245" office:value-type="float" office:value="3" calcext:value-type="float">
              <text:p>3</text:p>
            </table:table-cell>
            <table:table-cell table:style-name="ce257" table:number-columns-repeated="3"/>
            <table:table-cell table:style-name="ce234" table:number-columns-repeated="7"/>
            <table:table-cell table:style-name="ce262" table:number-columns-repeated="6"/>
            <table:table-cell table:style-name="ce271"/>
            <table:table-cell table:style-name="ce279"/>
            <table:table-cell table:style-name="ce234" table:number-columns-repeated="6"/>
            <table:table-cell table:style-name="ce257" table:number-columns-repeated="7"/>
            <table:table-cell table:style-name="ce234" table:number-columns-repeated="6"/>
            <table:table-cell table:style-name="ce293"/>
            <table:table-cell table:style-name="ce179" office:value-type="string" calcext:value-type="string" table:number-columns-spanned="7" table:number-rows-spanned="35">
              <text:p>Hiihtoloma</text:p>
            </table:table-cell>
            <table:covered-table-cell table:number-columns-repeated="5"/>
            <table:covered-table-cell table:style-name="ce184"/>
            <table:table-cell table:style-name="ce186" office:value-type="string" calcext:value-type="string" table:number-columns-spanned="7" table:number-rows-spanned="36">
              <text:p>Määritteletön</text:p>
            </table:table-cell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7" office:value-type="string" calcext:value-type="string">
              <text:p>1.1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9" office:value-type="string" calcext:value-type="string">
              <text:p>Kylie R</text:p>
            </table:table-cell>
            <table:table-cell table:style-name="ce33" office:value-type="date" office:date-value="2019-01-17" calcext:value-type="date">
              <text:p>17/01/19</text:p>
            </table:table-cell>
            <table:table-cell table:style-name="ce33" office:value-type="date" office:date-value="2019-01-18" calcext:value-type="date">
              <text:p>18/01/19</text:p>
            </table:table-cell>
            <table:table-cell table:style-name="ce39" table:formula="of:=DAYS360([.D10];[.E10])" office:value-type="float" office:value="1" calcext:value-type="float">
              <text:p>1</text:p>
            </table:table-cell>
            <table:table-cell table:style-name="ce47" office:value-type="float" office:value="1" calcext:value-type="float">
              <text:p>1.0</text:p>
            </table:table-cell>
            <table:table-cell table:style-name="ce201" table:formula="of:=SUM([.J10:.BT10])" office:value-type="float" office:value="1" calcext:value-type="float">
              <text:p>1.0</text:p>
            </table:table-cell>
            <table:table-cell table:style-name="ce207" table:content-validation-name="val2" office:value-type="percentage" office:value="1" calcext:value-type="percentage">
              <text:p>100%</text:p>
            </table:table-cell>
            <table:table-cell table:style-name="ce213" table:number-columns-repeated="2"/>
            <table:table-cell table:style-name="ce235" table:number-columns-repeated="5"/>
            <table:table-cell table:style-name="ce246" table:number-columns-repeated="3"/>
            <table:table-cell table:style-name="ce251" office:value-type="float" office:value="1" calcext:value-type="float">
              <text:p>1</text:p>
            </table:table-cell>
            <table:table-cell table:style-name="ce246" table:number-columns-repeated="3"/>
            <table:table-cell table:style-name="ce235" table:number-columns-repeated="7"/>
            <table:table-cell table:style-name="ce263" table:number-columns-repeated="6"/>
            <table:table-cell table:style-name="ce272"/>
            <table:table-cell table:style-name="ce280"/>
            <table:table-cell table:style-name="ce235" table:number-columns-repeated="6"/>
            <table:table-cell table:style-name="ce246" table:number-columns-repeated="7"/>
            <table:table-cell table:style-name="ce235" table:number-columns-repeated="6"/>
            <table:table-cell table:style-name="ce294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8"/>
            <table:table-cell table:style-name="ce20" table:number-columns-repeated="2"/>
            <table:table-cell table:style-name="ce34" table:number-columns-repeated="2"/>
            <table:table-cell table:style-name="ce40" office:value-type="string" calcext:value-type="string">
              <text:p>Yhteensä</text:p>
            </table:table-cell>
            <table:table-cell table:style-name="ce48" table:formula="of:=SUM([.G9:.G10])" office:value-type="float" office:value="11" calcext:value-type="float">
              <text:p>11.0</text:p>
            </table:table-cell>
            <table:table-cell table:style-name="ce48" table:formula="of:=SUM([.H9:.H10])" office:value-type="float" office:value="14" calcext:value-type="float">
              <text:p>14.0</text:p>
            </table:table-cell>
            <table:table-cell table:style-name="ce59"/>
            <table:table-cell table:style-name="ce214" table:formula="of:=SUM([.J9:.J10])" office:value-type="float" office:value="0" calcext:value-type="float">
              <text:p>$0.00</text:p>
            </table:table-cell>
            <table:table-cell table:style-name="ce214" table:formula="of:=SUM([.K9:.K10])" office:value-type="float" office:value="0" calcext:value-type="float">
              <text:p>$0.00</text:p>
            </table:table-cell>
            <table:table-cell table:style-name="ce221" table:formula="of:=SUM([.L9:.L10])" office:value-type="float" office:value="0" calcext:value-type="float">
              <text:p>0</text:p>
            </table:table-cell>
            <table:table-cell table:style-name="ce221" table:formula="of:=SUM([.M9:.M10])" office:value-type="float" office:value="0" calcext:value-type="float">
              <text:p>0</text:p>
            </table:table-cell>
            <table:table-cell table:style-name="ce221" table:formula="of:=SUM([.N9:.N10])" office:value-type="float" office:value="0" calcext:value-type="float">
              <text:p>0</text:p>
            </table:table-cell>
            <table:table-cell table:style-name="ce221" table:formula="of:=SUM([.O9:.O10])" office:value-type="float" office:value="0" calcext:value-type="float">
              <text:p>0</text:p>
            </table:table-cell>
            <table:table-cell table:style-name="ce221" table:formula="of:=SUM([.P9:.P10])" office:value-type="float" office:value="0" calcext:value-type="float">
              <text:p>0</text:p>
            </table:table-cell>
            <table:table-cell table:style-name="ce221" table:formula="of:=SUM([.Q9:.Q10])" office:value-type="float" office:value="4" calcext:value-type="float">
              <text:p>4</text:p>
            </table:table-cell>
            <table:table-cell table:style-name="ce221" table:formula="of:=SUM([.R9:.R10])" office:value-type="float" office:value="3" calcext:value-type="float">
              <text:p>3</text:p>
            </table:table-cell>
            <table:table-cell table:style-name="ce221" table:formula="of:=SUM([.S9:.S10])" office:value-type="float" office:value="3" calcext:value-type="float">
              <text:p>3</text:p>
            </table:table-cell>
            <table:table-cell table:style-name="ce221" table:formula="of:=SUM([.T9:.T10])" office:value-type="float" office:value="4" calcext:value-type="float">
              <text:p>4</text:p>
            </table:table-cell>
            <table:table-cell table:style-name="ce221" table:formula="of:=SUM([.U9:.U10])" office:value-type="float" office:value="0" calcext:value-type="float">
              <text:p>0</text:p>
            </table:table-cell>
            <table:table-cell table:style-name="ce221" table:formula="of:=SUM([.V9:.V10])" office:value-type="float" office:value="0" calcext:value-type="float">
              <text:p>0</text:p>
            </table:table-cell>
            <table:table-cell table:style-name="ce221" table:formula="of:=SUM([.W9:.W10])" office:value-type="float" office:value="0" calcext:value-type="float">
              <text:p>0</text:p>
            </table:table-cell>
            <table:table-cell table:style-name="ce221" table:formula="of:=SUM([.X9:.X10])" office:value-type="float" office:value="0" calcext:value-type="float">
              <text:p>0</text:p>
            </table:table-cell>
            <table:table-cell table:style-name="ce221" table:formula="of:=SUM([.Y9:.Y10])" office:value-type="float" office:value="0" calcext:value-type="float">
              <text:p>0</text:p>
            </table:table-cell>
            <table:table-cell table:style-name="ce221" table:formula="of:=SUM([.Z9:.Z10])" office:value-type="float" office:value="0" calcext:value-type="float">
              <text:p>0</text:p>
            </table:table-cell>
            <table:table-cell table:style-name="ce221" table:formula="of:=SUM([.AA9:.AA10])" office:value-type="float" office:value="0" calcext:value-type="float">
              <text:p>0</text:p>
            </table:table-cell>
            <table:table-cell table:style-name="ce221" table:formula="of:=SUM([.AB9:.AB10])" office:value-type="float" office:value="0" calcext:value-type="float">
              <text:p>0</text:p>
            </table:table-cell>
            <table:table-cell table:style-name="ce221" table:formula="of:=SUM([.AC9:.AC10])" office:value-type="float" office:value="0" calcext:value-type="float">
              <text:p>0</text:p>
            </table:table-cell>
            <table:table-cell table:style-name="ce221" table:formula="of:=SUM([.AD9:.AD10])" office:value-type="float" office:value="0" calcext:value-type="float">
              <text:p>0</text:p>
            </table:table-cell>
            <table:table-cell table:style-name="ce221" table:formula="of:=SUM([.AE9:.AE10])" office:value-type="float" office:value="0" calcext:value-type="float">
              <text:p>0</text:p>
            </table:table-cell>
            <table:table-cell table:style-name="ce221" table:formula="of:=SUM([.AF9:.AF10])" office:value-type="float" office:value="0" calcext:value-type="float">
              <text:p>0</text:p>
            </table:table-cell>
            <table:table-cell table:style-name="ce221" table:formula="of:=SUM([.AG9:.AG10])" office:value-type="float" office:value="0" calcext:value-type="float">
              <text:p>0</text:p>
            </table:table-cell>
            <table:table-cell table:style-name="ce221" table:formula="of:=SUM([.AH9:.AH10])" office:value-type="float" office:value="0" calcext:value-type="float">
              <text:p>0</text:p>
            </table:table-cell>
            <table:table-cell table:style-name="ce221" table:formula="of:=SUM([.AI9:.AI10])" office:value-type="float" office:value="0" calcext:value-type="float">
              <text:p>0</text:p>
            </table:table-cell>
            <table:table-cell table:style-name="ce221" table:formula="of:=SUM([.AJ9:.AJ10])" office:value-type="float" office:value="0" calcext:value-type="float">
              <text:p>0</text:p>
            </table:table-cell>
            <table:table-cell table:style-name="ce221" table:formula="of:=SUM([.AK9:.AK10])" office:value-type="float" office:value="0" calcext:value-type="float">
              <text:p>0</text:p>
            </table:table-cell>
            <table:table-cell table:style-name="ce281" table:formula="of:=SUM([.AL9:.AL10])" office:value-type="float" office:value="0" calcext:value-type="float">
              <text:p>0</text:p>
            </table:table-cell>
            <table:table-cell table:style-name="ce221" table:formula="of:=SUM([.AM9:.AM10])" office:value-type="float" office:value="0" calcext:value-type="float">
              <text:p>0</text:p>
            </table:table-cell>
            <table:table-cell table:style-name="ce221" table:formula="of:=SUM([.AN9:.AN10])" office:value-type="float" office:value="0" calcext:value-type="float">
              <text:p>0</text:p>
            </table:table-cell>
            <table:table-cell table:style-name="ce221" table:formula="of:=SUM([.AO9:.AO10])" office:value-type="float" office:value="0" calcext:value-type="float">
              <text:p>0</text:p>
            </table:table-cell>
            <table:table-cell table:style-name="ce221" table:formula="of:=SUM([.AP9:.AP10])" office:value-type="float" office:value="0" calcext:value-type="float">
              <text:p>0</text:p>
            </table:table-cell>
            <table:table-cell table:style-name="ce221" table:formula="of:=SUM([.AQ9:.AQ10])" office:value-type="float" office:value="0" calcext:value-type="float">
              <text:p>0</text:p>
            </table:table-cell>
            <table:table-cell table:style-name="ce221" table:formula="of:=SUM([.AR9:.AR10])" office:value-type="float" office:value="0" calcext:value-type="float">
              <text:p>0</text:p>
            </table:table-cell>
            <table:table-cell table:style-name="ce221" table:formula="of:=SUM([.AS9:.AS10])" office:value-type="float" office:value="0" calcext:value-type="float">
              <text:p>0</text:p>
            </table:table-cell>
            <table:table-cell table:style-name="ce221" table:formula="of:=SUM([.AT9:.AT10])" office:value-type="float" office:value="0" calcext:value-type="float">
              <text:p>0</text:p>
            </table:table-cell>
            <table:table-cell table:style-name="ce221" table:formula="of:=SUM([.AU9:.AU10])" office:value-type="float" office:value="0" calcext:value-type="float">
              <text:p>0</text:p>
            </table:table-cell>
            <table:table-cell table:style-name="ce221" table:formula="of:=SUM([.AV9:.AV10])" office:value-type="float" office:value="0" calcext:value-type="float">
              <text:p>0</text:p>
            </table:table-cell>
            <table:table-cell table:style-name="ce221" table:formula="of:=SUM([.AW9:.AW10])" office:value-type="float" office:value="0" calcext:value-type="float">
              <text:p>0</text:p>
            </table:table-cell>
            <table:table-cell table:style-name="ce221" table:formula="of:=SUM([.AX9:.AX10])" office:value-type="float" office:value="0" calcext:value-type="float">
              <text:p>0</text:p>
            </table:table-cell>
            <table:table-cell table:style-name="ce221" table:formula="of:=SUM([.AY9:.AY10])" office:value-type="float" office:value="0" calcext:value-type="float">
              <text:p>0</text:p>
            </table:table-cell>
            <table:table-cell table:style-name="ce221" table:formula="of:=SUM([.AZ9:.AZ10])" office:value-type="float" office:value="0" calcext:value-type="float">
              <text:p>0</text:p>
            </table:table-cell>
            <table:table-cell table:style-name="ce221" table:formula="of:=SUM([.BA9:.BA10])" office:value-type="float" office:value="0" calcext:value-type="float">
              <text:p>0</text:p>
            </table:table-cell>
            <table:table-cell table:style-name="ce221" table:formula="of:=SUM([.BB9:.BB10])" office:value-type="float" office:value="0" calcext:value-type="float">
              <text:p>0</text:p>
            </table:table-cell>
            <table:table-cell table:style-name="ce221" table:formula="of:=SUM([.BC9:.BC10])" office:value-type="float" office:value="0" calcext:value-type="float">
              <text:p>0</text:p>
            </table:table-cell>
            <table:table-cell table:style-name="ce221" table:formula="of:=SUM([.BD9:.BD10])" office:value-type="float" office:value="0" calcext:value-type="float">
              <text:p>0</text:p>
            </table:table-cell>
            <table:table-cell table:style-name="ce221" table:formula="of:=SUM([.BE9:.BE10])" office:value-type="float" office:value="0" calcext:value-type="float">
              <text:p>0</text:p>
            </table:table-cell>
            <table:table-cell table:style-name="ce221" table:formula="of:=SUM([.BF9:.BF10])" office:value-type="float" office:value="0" calcext:value-type="float">
              <text:p>0</text:p>
            </table:table-cell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</table:table-row-group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7" office:value-type="string" calcext:value-type="string">
            <text:p>Projektisuunnitelma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71"/>
          <table:table-cell table:style-name="ce84"/>
          <table:table-cell table:style-name="ce96" table:number-columns-repeated="2"/>
          <table:table-cell table:style-name="ce71" table:number-columns-repeated="24"/>
          <table:table-cell table:style-name="ce152"/>
          <table:table-cell table:style-name="ce71" table:number-columns-repeated="4"/>
          <table:table-cell table:style-name="ce165" table:number-columns-repeated="11"/>
          <table:table-cell table:style-name="ce167" table:number-columns-repeated="3"/>
          <table:table-cell table:style-name="ce165"/>
          <table:table-cell table:style-name="ce71"/>
          <table:covered-table-cell table:style-name="ce180"/>
          <table:covered-table-cell table:number-columns-repeated="5"/>
          <table:covered-table-cell table:style-name="ce184"/>
          <table:covered-table-cell table:style-name="ce187"/>
          <table:covered-table-cell table:number-columns-repeated="5"/>
          <table:covered-table-cell table:style-name="ce184"/>
          <table:table-cell table:number-columns-repeated="952"/>
        </table:table-row>
        <table:table-row-group>
          <table:table-row table:style-name="ro1">
            <table:table-cell table:style-name="ce192" office:value-type="float" office:value="2.1" calcext:value-type="float">
              <text:p>2.1</text:p>
            </table:table-cell>
            <table:table-cell table:style-name="ce18" office:value-type="string" calcext:value-type="string">
              <text:p>ER-kaavio</text:p>
            </table:table-cell>
            <table:table-cell table:style-name="ce28" office:value-type="string" calcext:value-type="string">
              <text:p>Steve L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3];[.E13])" office:value-type="float" office:value="22" calcext:value-type="float">
              <text:p>22</text:p>
            </table:table-cell>
            <table:table-cell table:style-name="ce198" office:value-type="float" office:value="2" calcext:value-type="float">
              <text:p>2.0</text:p>
            </table:table-cell>
            <table:table-cell table:style-name="ce202" table:formula="of:=SUM([.J13:.BT13])" office:value-type="float" office:value="2" calcext:value-type="float">
              <text:p>2.0</text:p>
            </table:table-cell>
            <table:table-cell table:style-name="ce207" table:content-validation-name="val2" office:value-type="percentage" office:value="1" calcext:value-type="percentage">
              <text:p>100%</text:p>
            </table:table-cell>
            <table:table-cell table:style-name="ce215"/>
            <table:table-cell table:style-name="ce226"/>
            <table:table-cell table:style-name="ce236" table:number-columns-repeated="5"/>
            <table:table-cell table:style-name="ce247" table:number-columns-repeated="7"/>
            <table:table-cell table:style-name="ce253" office:value-type="float" office:value="1" calcext:value-type="float">
              <text:p>1</text:p>
            </table:table-cell>
            <table:table-cell table:style-name="ce260" office:value-type="float" office:value="1" calcext:value-type="float">
              <text:p>1</text:p>
            </table:table-cell>
            <table:table-cell table:style-name="ce236" table:number-columns-repeated="5"/>
            <table:table-cell table:style-name="ce252" table:number-columns-repeated="6"/>
            <table:table-cell table:style-name="ce273"/>
            <table:table-cell table:style-name="ce282"/>
            <table:table-cell table:style-name="ce236" table:number-columns-repeated="6"/>
            <table:table-cell table:style-name="ce247" table:number-columns-repeated="7"/>
            <table:table-cell table:style-name="ce236" table:number-columns-repeated="6"/>
            <table:table-cell table:style-name="ce295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192" office:value-type="float" office:value="2.2" calcext:value-type="float">
              <text:p>2.2</text:p>
            </table:table-cell>
            <table:table-cell table:style-name="ce18" office:value-type="string" calcext:value-type="string">
              <text:p>Tietokantakaavio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4];[.E14])" office:value-type="float" office:value="22" calcext:value-type="float">
              <text:p>22</text:p>
            </table:table-cell>
            <table:table-cell table:style-name="ce198" office:value-type="float" office:value="4" calcext:value-type="float">
              <text:p>4.0</text:p>
            </table:table-cell>
            <table:table-cell table:style-name="ce202" table:formula="of:=SUM([.J14:.BT14])" office:value-type="float" office:value="3" calcext:value-type="float">
              <text:p>3.0</text:p>
            </table:table-cell>
            <table:table-cell table:style-name="ce207" table:content-validation-name="val2" office:value-type="percentage" office:value="1" calcext:value-type="percentage">
              <text:p>100%</text:p>
            </table:table-cell>
            <table:table-cell table:style-name="ce215"/>
            <table:table-cell table:style-name="ce226"/>
            <table:table-cell table:style-name="ce236" table:number-columns-repeated="5"/>
            <table:table-cell table:style-name="ce247" table:number-columns-repeated="7"/>
            <table:table-cell table:style-name="ce253" office:value-type="float" office:value="2" calcext:value-type="float">
              <text:p>2</text:p>
            </table:table-cell>
            <table:table-cell table:style-name="ce260" office:value-type="float" office:value="1" calcext:value-type="float">
              <text:p>1</text:p>
            </table:table-cell>
            <table:table-cell table:style-name="ce236" table:number-columns-repeated="5"/>
            <table:table-cell table:style-name="ce252" table:number-columns-repeated="6"/>
            <table:table-cell table:style-name="ce273"/>
            <table:table-cell table:style-name="ce283"/>
            <table:table-cell table:style-name="ce290" table:number-columns-repeated="6"/>
            <table:table-cell table:style-name="ce247" table:number-columns-repeated="7"/>
            <table:table-cell table:style-name="ce236" table:number-columns-repeated="6"/>
            <table:table-cell table:style-name="ce295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192" office:value-type="float" office:value="2.3" calcext:value-type="float">
              <text:p>2.3</text:p>
            </table:table-cell>
            <table:table-cell table:style-name="ce18" office:value-type="string" calcext:value-type="string">
              <text:p>Aikataulu</text:p>
            </table:table-cell>
            <table:table-cell table:style-name="ce28" office:value-type="string" calcext:value-type="string">
              <text:p>Allen W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5];[.E15])" office:value-type="float" office:value="22" calcext:value-type="float">
              <text:p>22</text:p>
            </table:table-cell>
            <table:table-cell table:style-name="ce198" office:value-type="float" office:value="4" calcext:value-type="float">
              <text:p>4.0</text:p>
            </table:table-cell>
            <table:table-cell table:style-name="ce202" table:formula="of:=SUM([.J15:.BT15])" office:value-type="float" office:value="2.5" calcext:value-type="float">
              <text:p>2.5</text:p>
            </table:table-cell>
            <table:table-cell table:style-name="ce207" table:content-validation-name="val2" office:value-type="percentage" office:value="0.8" calcext:value-type="percentage">
              <text:p>80%</text:p>
            </table:table-cell>
            <table:table-cell table:style-name="ce215"/>
            <table:table-cell table:style-name="ce226"/>
            <table:table-cell table:style-name="ce236" table:number-columns-repeated="5"/>
            <table:table-cell table:style-name="ce247" table:number-columns-repeated="3"/>
            <table:table-cell table:style-name="ce252"/>
            <table:table-cell table:style-name="ce247" table:number-columns-repeated="3"/>
            <table:table-cell table:style-name="ce253" office:value-type="float" office:value="2" calcext:value-type="float">
              <text:p>2</text:p>
            </table:table-cell>
            <table:table-cell table:style-name="ce259" office:value-type="float" office:value="0.5" calcext:value-type="float">
              <text:p>0.5</text:p>
            </table:table-cell>
            <table:table-cell table:style-name="ce259" table:number-columns-repeated="2"/>
            <table:table-cell table:style-name="ce236" table:number-columns-repeated="3"/>
            <table:table-cell table:style-name="ce252" table:number-columns-repeated="6"/>
            <table:table-cell table:style-name="ce273"/>
            <table:table-cell table:style-name="ce282"/>
            <table:table-cell table:style-name="ce236" table:number-columns-repeated="6"/>
            <table:table-cell table:style-name="ce247" table:number-columns-repeated="7"/>
            <table:table-cell table:style-name="ce236" table:number-columns-repeated="6"/>
            <table:table-cell table:style-name="ce295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192" office:value-type="float" office:value="2.4" calcext:value-type="float">
              <text:p>2.4</text:p>
            </table:table-cell>
            <table:table-cell table:style-name="ce18" office:value-type="string" calcext:value-type="string">
              <text:p>Toiminnot ja käyttötapaukset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6];[.E16])" office:value-type="float" office:value="22" calcext:value-type="float">
              <text:p>22</text:p>
            </table:table-cell>
            <table:table-cell table:style-name="ce198" office:value-type="float" office:value="4" calcext:value-type="float">
              <text:p>4.0</text:p>
            </table:table-cell>
            <table:table-cell table:style-name="ce202" table:formula="of:=SUM([.J16:.BT16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15"/>
            <table:table-cell table:style-name="ce226"/>
            <table:table-cell table:style-name="ce236" table:number-columns-repeated="5"/>
            <table:table-cell table:style-name="ce247" table:number-columns-repeated="7"/>
            <table:table-cell table:style-name="ce237" table:number-columns-repeated="3"/>
            <table:table-cell table:style-name="ce259" table:number-columns-repeated="6"/>
            <table:table-cell table:style-name="ce252" table:number-columns-repeated="4"/>
            <table:table-cell table:style-name="ce273"/>
            <table:table-cell table:style-name="ce282"/>
            <table:table-cell table:style-name="ce236" table:number-columns-repeated="6"/>
            <table:table-cell table:style-name="ce247" table:number-columns-repeated="7"/>
            <table:table-cell table:style-name="ce236" table:number-columns-repeated="6"/>
            <table:table-cell table:style-name="ce295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192" office:value-type="float" office:value="2.5" calcext:value-type="float">
              <text:p>2.5</text:p>
            </table:table-cell>
            <table:table-cell table:style-name="ce18" office:value-type="string" calcext:value-type="string">
              <text:p>Ulkoasu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7];[.E17])" office:value-type="float" office:value="22" calcext:value-type="float">
              <text:p>22</text:p>
            </table:table-cell>
            <table:table-cell table:style-name="ce198" office:value-type="float" office:value="8" calcext:value-type="float">
              <text:p>8.0</text:p>
            </table:table-cell>
            <table:table-cell table:style-name="ce202" table:formula="of:=SUM([.J17:.BT17])" office:value-type="float" office:value="3" calcext:value-type="float">
              <text:p>3.0</text:p>
            </table:table-cell>
            <table:table-cell table:style-name="ce207" table:content-validation-name="val2" office:value-type="percentage" office:value="0.3" calcext:value-type="percentage">
              <text:p>30%</text:p>
            </table:table-cell>
            <table:table-cell table:style-name="ce215"/>
            <table:table-cell table:style-name="ce226"/>
            <table:table-cell table:style-name="ce236" table:number-columns-repeated="5"/>
            <table:table-cell table:style-name="ce247" table:number-columns-repeated="7"/>
            <table:table-cell table:style-name="ce259" table:number-columns-repeated="2"/>
            <table:table-cell table:style-name="ce259" office:value-type="float" office:value="3" calcext:value-type="float">
              <text:p>3</text:p>
            </table:table-cell>
            <table:table-cell table:style-name="ce259" table:number-columns-repeated="4"/>
            <table:table-cell table:style-name="ce252" table:number-columns-repeated="6"/>
            <table:table-cell table:style-name="ce273"/>
            <table:table-cell table:style-name="ce282"/>
            <table:table-cell table:style-name="ce236" table:number-columns-repeated="6"/>
            <table:table-cell table:style-name="ce247" table:number-columns-repeated="7"/>
            <table:table-cell table:style-name="ce236" table:number-columns-repeated="6"/>
            <table:table-cell table:style-name="ce295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192" office:value-type="float" office:value="2.5" calcext:value-type="float">
              <text:p>2.5</text:p>
            </table:table-cell>
            <table:table-cell table:style-name="ce18" office:value-type="string" calcext:value-type="string">
              <text:p>Tyyliopas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8];[.E18])" office:value-type="float" office:value="22" calcext:value-type="float">
              <text:p>22</text:p>
            </table:table-cell>
            <table:table-cell table:style-name="ce198" office:value-type="float" office:value="8" calcext:value-type="float">
              <text:p>8.0</text:p>
            </table:table-cell>
            <table:table-cell table:style-name="ce202" table:formula="of:=SUM([.J18:.BT18])" office:value-type="float" office:value="3" calcext:value-type="float">
              <text:p>3.0</text:p>
            </table:table-cell>
            <table:table-cell table:style-name="ce207" table:content-validation-name="val2" office:value-type="percentage" office:value="0.2" calcext:value-type="percentage">
              <text:p>20%</text:p>
            </table:table-cell>
            <table:table-cell table:style-name="ce215"/>
            <table:table-cell table:style-name="ce226"/>
            <table:table-cell table:style-name="ce236" table:number-columns-repeated="5"/>
            <table:table-cell table:style-name="ce247" table:number-columns-repeated="7"/>
            <table:table-cell table:style-name="ce259" table:number-columns-repeated="2"/>
            <table:table-cell table:style-name="ce259" office:value-type="float" office:value="3" calcext:value-type="float">
              <text:p>3</text:p>
            </table:table-cell>
            <table:table-cell table:style-name="ce259" table:number-columns-repeated="4"/>
            <table:table-cell table:style-name="ce252" table:number-columns-repeated="6"/>
            <table:table-cell table:style-name="ce273"/>
            <table:table-cell table:style-name="ce282"/>
            <table:table-cell table:style-name="ce236" table:number-columns-repeated="6"/>
            <table:table-cell table:style-name="ce247" table:number-columns-repeated="7"/>
            <table:table-cell table:style-name="ce236" table:number-columns-repeated="6"/>
            <table:table-cell table:style-name="ce295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192" office:value-type="float" office:value="2.6" calcext:value-type="float">
              <text:p>2.6</text:p>
            </table:table-cell>
            <table:table-cell table:style-name="ce18" office:value-type="string" calcext:value-type="string">
              <text:p>Dokumenttien pohjat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9];[.E19])" office:value-type="float" office:value="22" calcext:value-type="float">
              <text:p>22</text:p>
            </table:table-cell>
            <table:table-cell table:style-name="ce198" office:value-type="float" office:value="2" calcext:value-type="float">
              <text:p>2.0</text:p>
            </table:table-cell>
            <table:table-cell table:style-name="ce202" table:formula="of:=SUM([.J19:.BT19])" office:value-type="float" office:value="3" calcext:value-type="float">
              <text:p>3.0</text:p>
            </table:table-cell>
            <table:table-cell table:style-name="ce207" table:content-validation-name="val2" office:value-type="percentage" office:value="1" calcext:value-type="percentage">
              <text:p>100%</text:p>
            </table:table-cell>
            <table:table-cell table:style-name="ce215"/>
            <table:table-cell table:style-name="ce226"/>
            <table:table-cell table:style-name="ce236" table:number-columns-repeated="5"/>
            <table:table-cell table:style-name="ce247" table:number-columns-repeated="3"/>
            <table:table-cell table:style-name="ce253" office:value-type="float" office:value="1" calcext:value-type="float">
              <text:p>1</text:p>
            </table:table-cell>
            <table:table-cell table:style-name="ce247" table:number-columns-repeated="3"/>
            <table:table-cell table:style-name="ce253" office:value-type="float" office:value="2" calcext:value-type="float">
              <text:p>2</text:p>
            </table:table-cell>
            <table:table-cell table:style-name="ce237" table:number-columns-repeated="3"/>
            <table:table-cell table:style-name="ce236" table:number-columns-repeated="3"/>
            <table:table-cell table:style-name="ce252" table:number-columns-repeated="6"/>
            <table:table-cell table:style-name="ce273"/>
            <table:table-cell table:style-name="ce282"/>
            <table:table-cell table:style-name="ce236" table:number-columns-repeated="6"/>
            <table:table-cell table:style-name="ce247" table:number-columns-repeated="7"/>
            <table:table-cell table:style-name="ce236" table:number-columns-repeated="6"/>
            <table:table-cell table:style-name="ce295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192" office:value-type="float" office:value="2.7" calcext:value-type="float">
              <text:p>2.7</text:p>
            </table:table-cell>
            <table:table-cell table:style-name="ce18" office:value-type="string" calcext:value-type="string">
              <text:p>Dokumentaatio</text:p>
            </table:table-cell>
            <table:table-cell table:style-name="ce29" office:value-type="string" calcext:value-type="string">
              <text:p>Malik M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20];[.E20])" office:value-type="float" office:value="22" calcext:value-type="float">
              <text:p>22</text:p>
            </table:table-cell>
            <table:table-cell table:style-name="ce198" office:value-type="float" office:value="12" calcext:value-type="float">
              <text:p>12.0</text:p>
            </table:table-cell>
            <table:table-cell table:style-name="ce202" table:formula="of:=SUM([.J20:.BT20])" office:value-type="float" office:value="1" calcext:value-type="float">
              <text:p>1.0</text:p>
            </table:table-cell>
            <table:table-cell table:style-name="ce207" table:content-validation-name="val2" office:value-type="percentage" office:value="0.1" calcext:value-type="percentage">
              <text:p>10%</text:p>
            </table:table-cell>
            <table:table-cell table:style-name="ce216"/>
            <table:table-cell table:style-name="ce227"/>
            <table:table-cell table:style-name="ce237" table:number-columns-repeated="5"/>
            <table:table-cell table:style-name="ce248" table:number-columns-repeated="3"/>
            <table:table-cell table:style-name="ce254"/>
            <table:table-cell table:style-name="ce248" table:number-columns-repeated="3"/>
            <table:table-cell table:style-name="ce259" table:number-columns-repeated="2"/>
            <table:table-cell table:style-name="ce259" office:value-type="float" office:value="1" calcext:value-type="float">
              <text:p>1</text:p>
            </table:table-cell>
            <table:table-cell table:style-name="ce259" table:number-columns-repeated="8"/>
            <table:table-cell table:style-name="ce252" table:number-columns-repeated="2"/>
            <table:table-cell table:style-name="ce273"/>
            <table:table-cell table:style-name="ce282"/>
            <table:table-cell table:style-name="ce236" table:number-columns-repeated="6"/>
            <table:table-cell table:style-name="ce247" table:number-columns-repeated="7"/>
            <table:table-cell table:style-name="ce236" table:number-columns-repeated="6"/>
            <table:table-cell table:style-name="ce295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2.7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21];[.E21])" office:value-type="float" office:value="22" calcext:value-type="float">
              <text:p>22</text:p>
            </table:table-cell>
            <table:table-cell table:style-name="ce46" office:value-type="float" office:value="2" calcext:value-type="float">
              <text:p>2.0</text:p>
            </table:table-cell>
            <table:table-cell table:style-name="ce203" table:formula="of:=SUM([.J21:.BT21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15"/>
            <table:table-cell table:style-name="ce226"/>
            <table:table-cell table:style-name="ce236" table:number-columns-repeated="5"/>
            <table:table-cell table:style-name="ce247" table:number-columns-repeated="3"/>
            <table:table-cell table:style-name="ce252"/>
            <table:table-cell table:style-name="ce247" table:number-columns-repeated="3"/>
            <table:table-cell table:style-name="ce236"/>
            <table:table-cell table:style-name="ce237" table:number-columns-repeated="3"/>
            <table:table-cell table:style-name="ce236" table:number-columns-repeated="3"/>
            <table:table-cell table:style-name="ce252" table:number-columns-repeated="6"/>
            <table:table-cell table:style-name="ce273"/>
            <table:table-cell table:style-name="ce282"/>
            <table:table-cell table:style-name="ce236" table:number-columns-repeated="6"/>
            <table:table-cell table:style-name="ce247" table:number-columns-repeated="7"/>
            <table:table-cell table:style-name="ce236" table:number-columns-repeated="6"/>
            <table:table-cell table:style-name="ce295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</table:table-row-group>
        <table:table-row table:style-name="ro4">
          <table:table-cell table:style-name="ce8"/>
          <table:table-cell table:style-name="ce20" table:number-columns-repeated="2"/>
          <table:table-cell table:style-name="ce34" table:number-columns-repeated="2"/>
          <table:table-cell table:style-name="ce40" office:value-type="string" calcext:value-type="string">
            <text:p>Yhteensä</text:p>
          </table:table-cell>
          <table:table-cell table:style-name="ce48" table:formula="of:=SUM([.G13:.G21])" office:value-type="float" office:value="46" calcext:value-type="float">
            <text:p>46.0</text:p>
          </table:table-cell>
          <table:table-cell table:style-name="ce48" table:formula="of:=SUM([.H13:.H21])" office:value-type="float" office:value="17.5" calcext:value-type="float">
            <text:p>17.5</text:p>
          </table:table-cell>
          <table:table-cell table:style-name="ce208"/>
          <table:table-cell table:style-name="ce217" table:formula="of:=SUM([.J13:.J21])" office:value-type="percentage" office:value="0" calcext:value-type="percentage">
            <text:p>0%</text:p>
          </table:table-cell>
          <table:table-cell table:style-name="ce214" table:formula="of:=SUM([.K13:.K21])" office:value-type="float" office:value="0" calcext:value-type="float">
            <text:p>$0.00</text:p>
          </table:table-cell>
          <table:table-cell table:style-name="ce221" table:formula="of:=SUM([.L13:.L21])" office:value-type="float" office:value="0" calcext:value-type="float">
            <text:p>0</text:p>
          </table:table-cell>
          <table:table-cell table:style-name="ce221" table:formula="of:=SUM([.M13:.M21])" office:value-type="float" office:value="0" calcext:value-type="float">
            <text:p>0</text:p>
          </table:table-cell>
          <table:table-cell table:style-name="ce221" table:formula="of:=SUM([.N13:.N21])" office:value-type="float" office:value="0" calcext:value-type="float">
            <text:p>0</text:p>
          </table:table-cell>
          <table:table-cell table:style-name="ce221" table:formula="of:=SUM([.O13:.O21])" office:value-type="float" office:value="0" calcext:value-type="float">
            <text:p>0</text:p>
          </table:table-cell>
          <table:table-cell table:style-name="ce221" table:formula="of:=SUM([.P13:.P21])" office:value-type="float" office:value="0" calcext:value-type="float">
            <text:p>0</text:p>
          </table:table-cell>
          <table:table-cell table:style-name="ce221" table:formula="of:=SUM([.Q13:.Q21])" office:value-type="float" office:value="0" calcext:value-type="float">
            <text:p>0</text:p>
          </table:table-cell>
          <table:table-cell table:style-name="ce221" table:formula="of:=SUM([.R13:.R21])" office:value-type="float" office:value="0" calcext:value-type="float">
            <text:p>0</text:p>
          </table:table-cell>
          <table:table-cell table:style-name="ce221" table:formula="of:=SUM([.S13:.S21])" office:value-type="float" office:value="0" calcext:value-type="float">
            <text:p>0</text:p>
          </table:table-cell>
          <table:table-cell table:style-name="ce221" table:formula="of:=SUM([.T13:.T21])" office:value-type="float" office:value="1" calcext:value-type="float">
            <text:p>1</text:p>
          </table:table-cell>
          <table:table-cell table:style-name="ce221" table:formula="of:=SUM([.U13:.U21])" office:value-type="float" office:value="0" calcext:value-type="float">
            <text:p>0</text:p>
          </table:table-cell>
          <table:table-cell table:style-name="ce221" table:formula="of:=SUM([.V13:.V21])" office:value-type="float" office:value="0" calcext:value-type="float">
            <text:p>0</text:p>
          </table:table-cell>
          <table:table-cell table:style-name="ce221" table:formula="of:=SUM([.W13:.W21])" office:value-type="float" office:value="0" calcext:value-type="float">
            <text:p>0</text:p>
          </table:table-cell>
          <table:table-cell table:style-name="ce221" table:formula="of:=SUM([.X13:.X21])" office:value-type="float" office:value="7" calcext:value-type="float">
            <text:p>7</text:p>
          </table:table-cell>
          <table:table-cell table:style-name="ce221" table:formula="of:=SUM([.Y13:.Y21])" office:value-type="float" office:value="2.5" calcext:value-type="float">
            <text:p>2.5</text:p>
          </table:table-cell>
          <table:table-cell table:style-name="ce221" table:formula="of:=SUM([.Z13:.Z21])" office:value-type="float" office:value="7" calcext:value-type="float">
            <text:p>7</text:p>
          </table:table-cell>
          <table:table-cell table:style-name="ce221" table:formula="of:=SUM([.AA13:.AA21])" office:value-type="float" office:value="0" calcext:value-type="float">
            <text:p>0</text:p>
          </table:table-cell>
          <table:table-cell table:style-name="ce221" table:formula="of:=SUM([.AB13:.AB21])" office:value-type="float" office:value="0" calcext:value-type="float">
            <text:p>0</text:p>
          </table:table-cell>
          <table:table-cell table:style-name="ce221" table:formula="of:=SUM([.AC13:.AC21])" office:value-type="float" office:value="0" calcext:value-type="float">
            <text:p>0</text:p>
          </table:table-cell>
          <table:table-cell table:style-name="ce221" table:formula="of:=SUM([.AD13:.AD21])" office:value-type="float" office:value="0" calcext:value-type="float">
            <text:p>0</text:p>
          </table:table-cell>
          <table:table-cell table:style-name="ce221" table:formula="of:=SUM([.AE13:.AE21])" office:value-type="float" office:value="0" calcext:value-type="float">
            <text:p>0</text:p>
          </table:table-cell>
          <table:table-cell table:style-name="ce221" table:formula="of:=SUM([.AF13:.AF21])" office:value-type="float" office:value="0" calcext:value-type="float">
            <text:p>0</text:p>
          </table:table-cell>
          <table:table-cell table:style-name="ce221" table:formula="of:=SUM([.AG13:.AG21])" office:value-type="float" office:value="0" calcext:value-type="float">
            <text:p>0</text:p>
          </table:table-cell>
          <table:table-cell table:style-name="ce221" table:formula="of:=SUM([.AH13:.AH21])" office:value-type="float" office:value="0" calcext:value-type="float">
            <text:p>0</text:p>
          </table:table-cell>
          <table:table-cell table:style-name="ce221" table:formula="of:=SUM([.AI13:.AI21])" office:value-type="float" office:value="0" calcext:value-type="float">
            <text:p>0</text:p>
          </table:table-cell>
          <table:table-cell table:style-name="ce221" table:formula="of:=SUM([.AJ13:.AJ21])" office:value-type="float" office:value="0" calcext:value-type="float">
            <text:p>0</text:p>
          </table:table-cell>
          <table:table-cell table:style-name="ce221" table:formula="of:=SUM([.AK13:.AK21])" office:value-type="float" office:value="0" calcext:value-type="float">
            <text:p>0</text:p>
          </table:table-cell>
          <table:table-cell table:style-name="ce281" table:formula="of:=SUM([.AL13:.AL21])" office:value-type="float" office:value="0" calcext:value-type="float">
            <text:p>0</text:p>
          </table:table-cell>
          <table:table-cell table:style-name="ce221" table:formula="of:=SUM([.AM13:.AM21])" office:value-type="float" office:value="0" calcext:value-type="float">
            <text:p>0</text:p>
          </table:table-cell>
          <table:table-cell table:style-name="ce221" table:formula="of:=SUM([.AN13:.AN21])" office:value-type="float" office:value="0" calcext:value-type="float">
            <text:p>0</text:p>
          </table:table-cell>
          <table:table-cell table:style-name="ce221" table:formula="of:=SUM([.AO13:.AO21])" office:value-type="float" office:value="0" calcext:value-type="float">
            <text:p>0</text:p>
          </table:table-cell>
          <table:table-cell table:style-name="ce221" table:formula="of:=SUM([.AP13:.AP21])" office:value-type="float" office:value="0" calcext:value-type="float">
            <text:p>0</text:p>
          </table:table-cell>
          <table:table-cell table:style-name="ce221" table:formula="of:=SUM([.AQ13:.AQ21])" office:value-type="float" office:value="0" calcext:value-type="float">
            <text:p>0</text:p>
          </table:table-cell>
          <table:table-cell table:style-name="ce221" table:formula="of:=SUM([.AR13:.AR21])" office:value-type="float" office:value="0" calcext:value-type="float">
            <text:p>0</text:p>
          </table:table-cell>
          <table:table-cell table:style-name="ce221" table:formula="of:=SUM([.AS13:.AS21])" office:value-type="float" office:value="0" calcext:value-type="float">
            <text:p>0</text:p>
          </table:table-cell>
          <table:table-cell table:style-name="ce221" table:formula="of:=SUM([.AT13:.AT21])" office:value-type="float" office:value="0" calcext:value-type="float">
            <text:p>0</text:p>
          </table:table-cell>
          <table:table-cell table:style-name="ce221" table:formula="of:=SUM([.AU13:.AU21])" office:value-type="float" office:value="0" calcext:value-type="float">
            <text:p>0</text:p>
          </table:table-cell>
          <table:table-cell table:style-name="ce221" table:formula="of:=SUM([.AV13:.AV21])" office:value-type="float" office:value="0" calcext:value-type="float">
            <text:p>0</text:p>
          </table:table-cell>
          <table:table-cell table:style-name="ce221" table:formula="of:=SUM([.AW13:.AW21])" office:value-type="float" office:value="0" calcext:value-type="float">
            <text:p>0</text:p>
          </table:table-cell>
          <table:table-cell table:style-name="ce221" table:formula="of:=SUM([.AX13:.AX21])" office:value-type="float" office:value="0" calcext:value-type="float">
            <text:p>0</text:p>
          </table:table-cell>
          <table:table-cell table:style-name="ce221" table:formula="of:=SUM([.AY13:.AY21])" office:value-type="float" office:value="0" calcext:value-type="float">
            <text:p>0</text:p>
          </table:table-cell>
          <table:table-cell table:style-name="ce221" table:formula="of:=SUM([.AZ13:.AZ21])" office:value-type="float" office:value="0" calcext:value-type="float">
            <text:p>0</text:p>
          </table:table-cell>
          <table:table-cell table:style-name="ce221" table:formula="of:=SUM([.BA13:.BA21])" office:value-type="float" office:value="0" calcext:value-type="float">
            <text:p>0</text:p>
          </table:table-cell>
          <table:table-cell table:style-name="ce221" table:formula="of:=SUM([.BB13:.BB21])" office:value-type="float" office:value="0" calcext:value-type="float">
            <text:p>0</text:p>
          </table:table-cell>
          <table:table-cell table:style-name="ce221" table:formula="of:=SUM([.BC13:.BC21])" office:value-type="float" office:value="0" calcext:value-type="float">
            <text:p>0</text:p>
          </table:table-cell>
          <table:table-cell table:style-name="ce221" table:formula="of:=SUM([.BD13:.BD21])" office:value-type="float" office:value="0" calcext:value-type="float">
            <text:p>0</text:p>
          </table:table-cell>
          <table:table-cell table:style-name="ce221" table:formula="of:=SUM([.BE13:.BE21])" office:value-type="float" office:value="0" calcext:value-type="float">
            <text:p>0</text:p>
          </table:table-cell>
          <table:table-cell table:style-name="ce221" table:formula="of:=SUM([.BF13:.BF21])" office:value-type="float" office:value="0" calcext:value-type="float">
            <text:p>0</text:p>
          </table:table-cell>
          <table:covered-table-cell table:style-name="ce180"/>
          <table:covered-table-cell table:number-columns-repeated="5"/>
          <table:covered-table-cell table:style-name="ce184"/>
          <table:covered-table-cell table:style-name="ce187"/>
          <table:covered-table-cell table:number-columns-repeated="5"/>
          <table:covered-table-cell table:style-name="ce184"/>
          <table:table-cell table:number-columns-repeated="952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7" office:value-type="string" calcext:value-type="string">
            <text:p>Prototyyppi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71"/>
          <table:table-cell table:style-name="ce84"/>
          <table:table-cell table:style-name="ce96" table:number-columns-repeated="2"/>
          <table:table-cell table:style-name="ce71" table:number-columns-repeated="24"/>
          <table:table-cell table:style-name="ce152"/>
          <table:table-cell table:style-name="ce71" table:number-columns-repeated="20"/>
          <table:covered-table-cell table:style-name="ce180"/>
          <table:covered-table-cell table:number-columns-repeated="5"/>
          <table:covered-table-cell table:style-name="ce184"/>
          <table:covered-table-cell table:style-name="ce187"/>
          <table:covered-table-cell table:number-columns-repeated="5"/>
          <table:covered-table-cell table:style-name="ce184"/>
          <table:table-cell table:number-columns-repeated="952"/>
        </table:table-row>
        <table:table-row-group>
          <table:table-row table:style-name="ro1">
            <table:table-cell table:style-name="ce193" office:value-type="float" office:value="3.1" calcext:value-type="float">
              <text:p>3.1</text:p>
            </table:table-cell>
            <table:table-cell table:style-name="ce194" office:value-type="string" calcext:value-type="string">
              <text:p>Ulkoasu</text:p>
            </table:table-cell>
            <table:table-cell table:style-name="ce195" office:value-type="string" calcext:value-type="string">
              <text:p>Pete S</text:p>
            </table:table-cell>
            <table:table-cell table:style-name="ce196" office:value-type="date" office:date-value="2019-02-04" calcext:value-type="date">
              <text:p>04/02/19</text:p>
            </table:table-cell>
            <table:table-cell table:style-name="ce196" office:value-type="date" office:date-value="2019-03-04" calcext:value-type="date">
              <text:p>04/03/19</text:p>
            </table:table-cell>
            <table:table-cell table:style-name="ce197" table:formula="of:=DAYS360([.D24];[.E24])" office:value-type="float" office:value="30" calcext:value-type="float">
              <text:p>30</text:p>
            </table:table-cell>
            <table:table-cell table:style-name="ce199" table:formula="of:=SUM([.G25:.G26])" office:value-type="float" office:value="28" calcext:value-type="float">
              <text:p>28.0</text:p>
            </table:table-cell>
            <table:table-cell table:style-name="ce204" table:formula="of:=SUM([.J24:.BT24])" office:value-type="float" office:value="0" calcext:value-type="float">
              <text:p>0.0</text:p>
            </table:table-cell>
            <table:table-cell table:style-name="ce209" table:content-validation-name="val2" office:value-type="percentage" office:value="0" calcext:value-type="percentage">
              <text:p>0%</text:p>
            </table:table-cell>
            <table:table-cell table:style-name="ce218" office:value-type="string" calcext:value-type="string" table:number-columns-spanned="49" table:number-rows-spanned="1">
              <text:p>VARAUS</text:p>
            </table:table-cell>
            <table:covered-table-cell table:number-columns-repeated="48" table:style-name="ce228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1.1</text:p>
            </table:table-cell>
            <table:table-cell table:style-name="ce21" office:value-type="string" calcext:value-type="string">
              <text:p>- HTML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5];[.E25])" office:value-type="float" office:value="30" calcext:value-type="float">
              <text:p>30</text:p>
            </table:table-cell>
            <table:table-cell table:style-name="ce46" office:value-type="float" office:value="12" calcext:value-type="float">
              <text:p>12.0</text:p>
            </table:table-cell>
            <table:table-cell table:style-name="ce203" table:formula="of:=SUM([.J25:.BT25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19"/>
            <table:table-cell table:style-name="ce229"/>
            <table:table-cell table:style-name="ce238" table:number-columns-repeated="5"/>
            <table:table-cell table:style-name="ce249" table:number-columns-repeated="3"/>
            <table:table-cell table:style-name="ce255"/>
            <table:table-cell table:style-name="ce249"/>
            <table:table-cell table:style-name="ce258" table:number-columns-repeated="2"/>
            <table:table-cell table:style-name="ce238" table:number-columns-repeated="7"/>
            <table:table-cell table:style-name="ce264" table:number-columns-repeated="4"/>
            <table:table-cell table:style-name="ce268"/>
            <table:table-cell table:style-name="ce270" table:number-columns-repeated="3"/>
            <table:table-cell table:style-name="ce291"/>
            <table:table-cell table:style-name="ce270" table:number-columns-repeated="3"/>
            <table:table-cell table:style-name="ce269" table:number-columns-repeated="16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1.2</text:p>
            </table:table-cell>
            <table:table-cell table:style-name="ce21" office:value-type="string" calcext:value-type="string">
              <text:p>- JQuery, Skriptaus, jne.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6];[.E26])" office:value-type="float" office:value="30" calcext:value-type="float">
              <text:p>30</text:p>
            </table:table-cell>
            <table:table-cell table:style-name="ce46" office:value-type="float" office:value="16" calcext:value-type="float">
              <text:p>16.0</text:p>
            </table:table-cell>
            <table:table-cell table:style-name="ce203" table:formula="of:=SUM([.J26:.BT26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19"/>
            <table:table-cell table:style-name="ce229"/>
            <table:table-cell table:style-name="ce238" table:number-columns-repeated="5"/>
            <table:table-cell table:style-name="ce249" table:number-columns-repeated="3"/>
            <table:table-cell table:style-name="ce255"/>
            <table:table-cell table:style-name="ce249"/>
            <table:table-cell table:style-name="ce258" table:number-columns-repeated="2"/>
            <table:table-cell table:style-name="ce238" table:number-columns-repeated="7"/>
            <table:table-cell table:style-name="ce264" table:number-columns-repeated="4"/>
            <table:table-cell table:style-name="ce268"/>
            <table:table-cell table:style-name="ce270" table:number-columns-repeated="3"/>
            <table:table-cell table:style-name="ce291"/>
            <table:table-cell table:style-name="ce270" table:number-columns-repeated="3"/>
            <table:table-cell table:style-name="ce269" table:number-columns-repeated="16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193" office:value-type="float" office:value="3.2" calcext:value-type="float">
              <text:p>3.2</text:p>
            </table:table-cell>
            <table:table-cell table:style-name="ce194" office:value-type="string" calcext:value-type="string">
              <text:p>PHP</text:p>
            </table:table-cell>
            <table:table-cell table:style-name="ce195" office:value-type="string" calcext:value-type="string">
              <text:p>Leon W</text:p>
            </table:table-cell>
            <table:table-cell table:style-name="ce196" office:value-type="date" office:date-value="2019-02-04" calcext:value-type="date">
              <text:p>04/02/19</text:p>
            </table:table-cell>
            <table:table-cell table:style-name="ce196" office:value-type="date" office:date-value="2019-03-04" calcext:value-type="date">
              <text:p>04/03/19</text:p>
            </table:table-cell>
            <table:table-cell table:style-name="ce197" table:formula="of:=DAYS360([.D27];[.E27])" office:value-type="float" office:value="30" calcext:value-type="float">
              <text:p>30</text:p>
            </table:table-cell>
            <table:table-cell table:style-name="ce199" table:formula="of:=SUM([.G28:.G32])" office:value-type="float" office:value="72" calcext:value-type="float">
              <text:p>72.0</text:p>
            </table:table-cell>
            <table:table-cell table:style-name="ce205" table:formula="of:=SUM([.J27:.BT27])" office:value-type="float" office:value="0" calcext:value-type="float">
              <text:p>0.0</text:p>
            </table:table-cell>
            <table:table-cell table:style-name="ce209" table:content-validation-name="val2" office:value-type="percentage" office:value="0" calcext:value-type="percentage">
              <text:p>0%</text:p>
            </table:table-cell>
            <table:table-cell table:style-name="ce218" office:value-type="string" calcext:value-type="string" table:number-columns-spanned="49" table:number-rows-spanned="1">
              <text:p>VARAUS</text:p>
            </table:table-cell>
            <table:covered-table-cell table:number-columns-repeated="48" table:style-name="ce228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1</text:p>
            </table:table-cell>
            <table:table-cell table:style-name="ce21" office:value-type="string" calcext:value-type="string">
              <text:p>- käyttäjä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8];[.E28])" office:value-type="float" office:value="30" calcext:value-type="float">
              <text:p>30</text:p>
            </table:table-cell>
            <table:table-cell table:style-name="ce46" office:value-type="float" office:value="12" calcext:value-type="float">
              <text:p>12.0</text:p>
            </table:table-cell>
            <table:table-cell table:style-name="ce203" table:formula="of:=SUM([.J28:.BT28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20"/>
            <table:table-cell table:style-name="ce230"/>
            <table:table-cell table:style-name="ce239" table:number-columns-repeated="5"/>
            <table:table-cell table:style-name="ce249" table:number-columns-repeated="3"/>
            <table:table-cell table:style-name="ce255"/>
            <table:table-cell table:style-name="ce249"/>
            <table:table-cell table:style-name="ce258" table:number-columns-repeated="2"/>
            <table:table-cell table:style-name="ce238" table:number-columns-repeated="4"/>
            <table:table-cell table:style-name="ce239" table:number-columns-repeated="3"/>
            <table:table-cell table:style-name="ce264" table:number-columns-repeated="6"/>
            <table:table-cell table:style-name="ce274"/>
            <table:table-cell table:style-name="ce269" table:number-columns-repeated="7"/>
            <table:table-cell table:style-name="ce249" table:number-columns-repeated="7"/>
            <table:table-cell table:style-name="ce292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2</text:p>
            </table:table-cell>
            <table:table-cell table:style-name="ce21" office:value-type="string" calcext:value-type="string">
              <text:p>- päiväkirja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9];[.E29])" office:value-type="float" office:value="30" calcext:value-type="float">
              <text:p>30</text:p>
            </table:table-cell>
            <table:table-cell table:style-name="ce46" office:value-type="float" office:value="12" calcext:value-type="float">
              <text:p>12.0</text:p>
            </table:table-cell>
            <table:table-cell table:style-name="ce203" table:formula="of:=SUM([.J29:.BT29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20"/>
            <table:table-cell table:style-name="ce230"/>
            <table:table-cell table:style-name="ce239" table:number-columns-repeated="5"/>
            <table:table-cell table:style-name="ce249" table:number-columns-repeated="3"/>
            <table:table-cell table:style-name="ce255"/>
            <table:table-cell table:style-name="ce249"/>
            <table:table-cell table:style-name="ce258" table:number-columns-repeated="2"/>
            <table:table-cell table:style-name="ce238" table:number-columns-repeated="4"/>
            <table:table-cell table:style-name="ce239" table:number-columns-repeated="3"/>
            <table:table-cell table:style-name="ce264" table:number-columns-repeated="6"/>
            <table:table-cell table:style-name="ce274"/>
            <table:table-cell table:style-name="ce284"/>
            <table:table-cell table:style-name="ce238" table:number-columns-repeated="2"/>
            <table:table-cell table:style-name="ce269" table:number-columns-repeated="11"/>
            <table:table-cell table:style-name="ce292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3</text:p>
            </table:table-cell>
            <table:table-cell table:style-name="ce22" office:value-type="string" calcext:value-type="string">
              <text:p>- päiväkirja muut ominaisuudet mm. ateria, liikunta, pelisessio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0];[.E30])" office:value-type="float" office:value="30" calcext:value-type="float">
              <text:p>30</text:p>
            </table:table-cell>
            <table:table-cell table:style-name="ce46" office:value-type="float" office:value="24" calcext:value-type="float">
              <text:p>24.0</text:p>
            </table:table-cell>
            <table:table-cell table:style-name="ce206" table:formula="of:=SUM([.J30:.BT30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20"/>
            <table:table-cell table:style-name="ce230"/>
            <table:table-cell table:style-name="ce239" table:number-columns-repeated="5"/>
            <table:table-cell table:style-name="ce249" table:number-columns-repeated="3"/>
            <table:table-cell table:style-name="ce255"/>
            <table:table-cell table:style-name="ce249"/>
            <table:table-cell table:style-name="ce258" table:number-columns-repeated="2"/>
            <table:table-cell table:style-name="ce238" table:number-columns-repeated="4"/>
            <table:table-cell table:style-name="ce239" table:number-columns-repeated="3"/>
            <table:table-cell table:style-name="ce264" table:number-columns-repeated="6"/>
            <table:table-cell table:style-name="ce274"/>
            <table:table-cell table:style-name="ce284"/>
            <table:table-cell table:style-name="ce238" table:number-columns-repeated="2"/>
            <table:table-cell table:style-name="ce284"/>
            <table:table-cell table:style-name="ce238" table:number-columns-repeated="2"/>
            <table:table-cell table:style-name="ce269" table:number-columns-repeated="8"/>
            <table:table-cell table:style-name="ce292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4</text:p>
            </table:table-cell>
            <table:table-cell table:style-name="ce21" office:value-type="string" calcext:value-type="string">
              <text:p>- raporti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1];[.E31])" office:value-type="float" office:value="30" calcext:value-type="float">
              <text:p>30</text:p>
            </table:table-cell>
            <table:table-cell table:style-name="ce46" office:value-type="float" office:value="12" calcext:value-type="float">
              <text:p>12.0</text:p>
            </table:table-cell>
            <table:table-cell table:style-name="ce206" table:formula="of:=SUM([.J31:.BT31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20"/>
            <table:table-cell table:style-name="ce230"/>
            <table:table-cell table:style-name="ce239" table:number-columns-repeated="5"/>
            <table:table-cell table:style-name="ce249" table:number-columns-repeated="3"/>
            <table:table-cell table:style-name="ce255"/>
            <table:table-cell table:style-name="ce249"/>
            <table:table-cell table:style-name="ce258" table:number-columns-repeated="2"/>
            <table:table-cell table:style-name="ce238" table:number-columns-repeated="4"/>
            <table:table-cell table:style-name="ce239" table:number-columns-repeated="3"/>
            <table:table-cell table:style-name="ce264" table:number-columns-repeated="6"/>
            <table:table-cell table:style-name="ce274"/>
            <table:table-cell table:style-name="ce284"/>
            <table:table-cell table:style-name="ce238" table:number-columns-repeated="2"/>
            <table:table-cell table:style-name="ce269" table:number-columns-repeated="11"/>
            <table:table-cell table:style-name="ce292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5</text:p>
            </table:table-cell>
            <table:table-cell table:style-name="ce21" office:value-type="string" calcext:value-type="string">
              <text:p>- muu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2];[.E32])" office:value-type="float" office:value="30" calcext:value-type="float">
              <text:p>30</text:p>
            </table:table-cell>
            <table:table-cell table:style-name="ce46" office:value-type="float" office:value="12" calcext:value-type="float">
              <text:p>12.0</text:p>
            </table:table-cell>
            <table:table-cell table:style-name="ce206" table:formula="of:=SUM([.J32:.BT32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20"/>
            <table:table-cell table:style-name="ce230"/>
            <table:table-cell table:style-name="ce239" table:number-columns-repeated="5"/>
            <table:table-cell table:style-name="ce249" table:number-columns-repeated="3"/>
            <table:table-cell table:style-name="ce255"/>
            <table:table-cell table:style-name="ce249"/>
            <table:table-cell table:style-name="ce258" table:number-columns-repeated="2"/>
            <table:table-cell table:style-name="ce238" table:number-columns-repeated="4"/>
            <table:table-cell table:style-name="ce239" table:number-columns-repeated="3"/>
            <table:table-cell table:style-name="ce264" table:number-columns-repeated="6"/>
            <table:table-cell table:style-name="ce274"/>
            <table:table-cell table:style-name="ce284"/>
            <table:table-cell table:style-name="ce238" table:number-columns-repeated="2"/>
            <table:table-cell table:style-name="ce284"/>
            <table:table-cell table:style-name="ce238" table:number-columns-repeated="2"/>
            <table:table-cell table:style-name="ce269" table:number-columns-repeated="6"/>
            <table:table-cell table:style-name="ce249" table:number-columns-repeated="2"/>
            <table:table-cell table:style-name="ce292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193" office:value-type="float" office:value="3.3" calcext:value-type="float">
              <text:p>3.3</text:p>
            </table:table-cell>
            <table:table-cell table:style-name="ce194" office:value-type="string" calcext:value-type="string">
              <text:p>SQL</text:p>
            </table:table-cell>
            <table:table-cell table:style-name="ce195" office:value-type="string" calcext:value-type="string">
              <text:p>Kylie R</text:p>
            </table:table-cell>
            <table:table-cell table:style-name="ce196" office:value-type="date" office:date-value="2019-02-04" calcext:value-type="date">
              <text:p>04/02/19</text:p>
            </table:table-cell>
            <table:table-cell table:style-name="ce196" office:value-type="date" office:date-value="2019-03-04" calcext:value-type="date">
              <text:p>04/03/19</text:p>
            </table:table-cell>
            <table:table-cell table:style-name="ce197" table:formula="of:=DAYS360([.D33];[.E33])" office:value-type="float" office:value="30" calcext:value-type="float">
              <text:p>30</text:p>
            </table:table-cell>
            <table:table-cell table:style-name="ce199" table:formula="of:=SUM([.G34:.G35])" office:value-type="float" office:value="12" calcext:value-type="float">
              <text:p>12.0</text:p>
            </table:table-cell>
            <table:table-cell table:style-name="ce205" table:formula="of:=SUM([.J33:.BT33])" office:value-type="float" office:value="0" calcext:value-type="float">
              <text:p>0.0</text:p>
            </table:table-cell>
            <table:table-cell table:style-name="ce209" table:content-validation-name="val2" office:value-type="percentage" office:value="0" calcext:value-type="percentage">
              <text:p>0%</text:p>
            </table:table-cell>
            <table:table-cell table:style-name="ce218" office:value-type="string" calcext:value-type="string" table:number-columns-spanned="49" table:number-rows-spanned="1">
              <text:p>VARAUS</text:p>
            </table:table-cell>
            <table:covered-table-cell table:number-columns-repeated="48" table:style-name="ce228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3.1</text:p>
            </table:table-cell>
            <table:table-cell table:style-name="ce21" office:value-type="string" calcext:value-type="string">
              <text:p>- taulut, ja integraatio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4];[.E34])" office:value-type="float" office:value="30" calcext:value-type="float">
              <text:p>30</text:p>
            </table:table-cell>
            <table:table-cell table:style-name="ce46" office:value-type="float" office:value="6" calcext:value-type="float">
              <text:p>6.0</text:p>
            </table:table-cell>
            <table:table-cell table:style-name="ce203" table:formula="of:=SUM([.J34:.BT34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20"/>
            <table:table-cell table:style-name="ce230"/>
            <table:table-cell table:style-name="ce239" table:number-columns-repeated="5"/>
            <table:table-cell table:style-name="ce249" table:number-columns-repeated="3"/>
            <table:table-cell table:style-name="ce255"/>
            <table:table-cell table:style-name="ce249"/>
            <table:table-cell table:style-name="ce258" table:number-columns-repeated="2"/>
            <table:table-cell table:style-name="ce238" table:number-columns-repeated="4"/>
            <table:table-cell table:style-name="ce239" table:number-columns-repeated="3"/>
            <table:table-cell table:style-name="ce264" table:number-columns-repeated="6"/>
            <table:table-cell table:style-name="ce274"/>
            <table:table-cell table:style-name="ce269" table:number-columns-repeated="14"/>
            <table:table-cell table:style-name="ce239" table:number-columns-repeated="6"/>
            <table:table-cell table:style-name="ce296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3.2</text:p>
            </table:table-cell>
            <table:table-cell table:style-name="ce21" office:value-type="string" calcext:value-type="string">
              <text:p>- tietojen syöttäminen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5];[.E35])" office:value-type="float" office:value="30" calcext:value-type="float">
              <text:p>30</text:p>
            </table:table-cell>
            <table:table-cell table:style-name="ce46" office:value-type="float" office:value="6" calcext:value-type="float">
              <text:p>6.0</text:p>
            </table:table-cell>
            <table:table-cell table:style-name="ce203" table:formula="of:=SUM([.J35:.BT35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20"/>
            <table:table-cell table:style-name="ce230"/>
            <table:table-cell table:style-name="ce239" table:number-columns-repeated="5"/>
            <table:table-cell table:style-name="ce249" table:number-columns-repeated="3"/>
            <table:table-cell table:style-name="ce255"/>
            <table:table-cell table:style-name="ce249"/>
            <table:table-cell table:style-name="ce258" table:number-columns-repeated="2"/>
            <table:table-cell table:style-name="ce238" table:number-columns-repeated="4"/>
            <table:table-cell table:style-name="ce239" table:number-columns-repeated="3"/>
            <table:table-cell table:style-name="ce264" table:number-columns-repeated="6"/>
            <table:table-cell table:style-name="ce274"/>
            <table:table-cell table:style-name="ce269" table:number-columns-repeated="14"/>
            <table:table-cell table:style-name="ce239" table:number-columns-repeated="6"/>
            <table:table-cell table:style-name="ce296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192" office:value-type="float" office:value="3.4" calcext:value-type="float">
              <text:p>3.4</text:p>
            </table:table-cell>
            <table:table-cell table:style-name="ce18" office:value-type="string" calcext:value-type="string">
              <text:p>Testaus</text:p>
            </table:table-cell>
            <table:table-cell table:style-name="ce28" office:value-type="string" calcext:value-type="string">
              <text:p>Pete S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6];[.E36])" office:value-type="float" office:value="30" calcext:value-type="float">
              <text:p>30</text:p>
            </table:table-cell>
            <table:table-cell table:style-name="ce198" office:value-type="float" office:value="6" calcext:value-type="float">
              <text:p>6.0</text:p>
            </table:table-cell>
            <table:table-cell table:style-name="ce202" table:formula="of:=SUM([.J36:.BT36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20"/>
            <table:table-cell table:style-name="ce230"/>
            <table:table-cell table:style-name="ce239" table:number-columns-repeated="5"/>
            <table:table-cell table:style-name="ce249" table:number-columns-repeated="3"/>
            <table:table-cell table:style-name="ce255"/>
            <table:table-cell table:style-name="ce249"/>
            <table:table-cell table:style-name="ce258" table:number-columns-repeated="2"/>
            <table:table-cell table:style-name="ce238" table:number-columns-repeated="4"/>
            <table:table-cell table:style-name="ce239" table:number-columns-repeated="3"/>
            <table:table-cell table:style-name="ce255" table:number-columns-repeated="6"/>
            <table:table-cell table:style-name="ce275"/>
            <table:table-cell table:style-name="ce284"/>
            <table:table-cell table:style-name="ce238" table:number-columns-repeated="6"/>
            <table:table-cell table:style-name="ce249" table:number-columns-repeated="7"/>
            <table:table-cell table:style-name="ce269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192" office:value-type="float" office:value="3.5" calcext:value-type="float">
              <text:p>3.5</text:p>
            </table:table-cell>
            <table:table-cell table:style-name="ce18" office:value-type="string" calcext:value-type="string">
              <text:p>Dokumentaatio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7];[.E37])" office:value-type="float" office:value="30" calcext:value-type="float">
              <text:p>30</text:p>
            </table:table-cell>
            <table:table-cell table:style-name="ce198" office:value-type="float" office:value="12" calcext:value-type="float">
              <text:p>12.0</text:p>
            </table:table-cell>
            <table:table-cell table:style-name="ce202" table:formula="of:=SUM([.J37:.BT37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20"/>
            <table:table-cell table:style-name="ce230"/>
            <table:table-cell table:style-name="ce239" table:number-columns-repeated="5"/>
            <table:table-cell table:style-name="ce249" table:number-columns-repeated="3"/>
            <table:table-cell table:style-name="ce255"/>
            <table:table-cell table:style-name="ce249"/>
            <table:table-cell table:style-name="ce258" table:number-columns-repeated="2"/>
            <table:table-cell table:style-name="ce238" table:number-columns-repeated="4"/>
            <table:table-cell table:style-name="ce239" table:number-columns-repeated="3"/>
            <table:table-cell table:style-name="ce255" table:number-columns-repeated="4"/>
            <table:table-cell table:style-name="ce269" table:number-columns-repeated="24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5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9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8];[.E38])" office:value-type="float" office:value="30" calcext:value-type="float">
              <text:p>30</text:p>
            </table:table-cell>
            <table:table-cell table:style-name="ce46" office:value-type="float" office:value="2" calcext:value-type="float">
              <text:p>2.0</text:p>
            </table:table-cell>
            <table:table-cell table:style-name="ce203" table:formula="of:=SUM([.J38:.BT38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20"/>
            <table:table-cell table:style-name="ce230"/>
            <table:table-cell table:style-name="ce239" table:number-columns-repeated="5"/>
            <table:table-cell table:style-name="ce249" table:number-columns-repeated="3"/>
            <table:table-cell table:style-name="ce255"/>
            <table:table-cell table:style-name="ce249"/>
            <table:table-cell table:style-name="ce258" table:number-columns-repeated="2"/>
            <table:table-cell table:style-name="ce238" table:number-columns-repeated="4"/>
            <table:table-cell table:style-name="ce239" table:number-columns-repeated="3"/>
            <table:table-cell table:style-name="ce255" table:number-columns-repeated="6"/>
            <table:table-cell table:style-name="ce275"/>
            <table:table-cell table:style-name="ce285"/>
            <table:table-cell table:style-name="ce239" table:number-columns-repeated="6"/>
            <table:table-cell table:style-name="ce249" table:number-columns-repeated="7"/>
            <table:table-cell table:style-name="ce239" table:number-columns-repeated="6"/>
            <table:table-cell table:style-name="ce296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8"/>
            <table:table-cell table:style-name="ce20" table:number-columns-repeated="2"/>
            <table:table-cell table:style-name="ce34" table:number-columns-repeated="2"/>
            <table:table-cell table:style-name="ce40" office:value-type="string" calcext:value-type="string">
              <text:p>Yhteensä</text:p>
            </table:table-cell>
            <table:table-cell table:style-name="ce48" table:formula="of:=[.G24]+[.G27]+[.G33]+[.G35]+[.G36]+[.G37]+[.G38]" office:value-type="float" office:value="138" calcext:value-type="float">
              <text:p>138.0</text:p>
            </table:table-cell>
            <table:table-cell table:style-name="ce48" table:formula="of:=[.H24]+[.H27]+[.H33]+[.H35]+[.H36]+[.H37]+[.H38]" office:value-type="float" office:value="0" calcext:value-type="float">
              <text:p>0.0</text:p>
            </table:table-cell>
            <table:table-cell table:style-name="ce208"/>
            <table:table-cell table:style-name="ce221" table:formula="of:=SUM([.J24:.J38])" office:value-type="float" office:value="0" calcext:value-type="float">
              <text:p>0</text:p>
            </table:table-cell>
            <table:table-cell table:style-name="ce221" table:formula="of:=SUM([.K24:.K38])" office:value-type="float" office:value="0" calcext:value-type="float">
              <text:p>0</text:p>
            </table:table-cell>
            <table:table-cell table:style-name="ce221" table:formula="of:=SUM([.L24:.L38])" office:value-type="float" office:value="0" calcext:value-type="float">
              <text:p>0</text:p>
            </table:table-cell>
            <table:table-cell table:style-name="ce221" table:formula="of:=SUM([.M24:.M38])" office:value-type="float" office:value="0" calcext:value-type="float">
              <text:p>0</text:p>
            </table:table-cell>
            <table:table-cell table:style-name="ce221" table:formula="of:=SUM([.N24:.N38])" office:value-type="float" office:value="0" calcext:value-type="float">
              <text:p>0</text:p>
            </table:table-cell>
            <table:table-cell table:style-name="ce221" table:formula="of:=SUM([.O24:.O38])" office:value-type="float" office:value="0" calcext:value-type="float">
              <text:p>0</text:p>
            </table:table-cell>
            <table:table-cell table:style-name="ce221" table:formula="of:=SUM([.P24:.P38])" office:value-type="float" office:value="0" calcext:value-type="float">
              <text:p>0</text:p>
            </table:table-cell>
            <table:table-cell table:style-name="ce221" table:formula="of:=SUM([.Q24:.Q38])" office:value-type="float" office:value="0" calcext:value-type="float">
              <text:p>0</text:p>
            </table:table-cell>
            <table:table-cell table:style-name="ce221" table:formula="of:=SUM([.R24:.R38])" office:value-type="float" office:value="0" calcext:value-type="float">
              <text:p>0</text:p>
            </table:table-cell>
            <table:table-cell table:style-name="ce221" table:formula="of:=SUM([.S24:.S38])" office:value-type="float" office:value="0" calcext:value-type="float">
              <text:p>0</text:p>
            </table:table-cell>
            <table:table-cell table:style-name="ce221" table:formula="of:=SUM([.T24:.T38])" office:value-type="float" office:value="0" calcext:value-type="float">
              <text:p>0</text:p>
            </table:table-cell>
            <table:table-cell table:style-name="ce221" table:formula="of:=SUM([.U24:.U38])" office:value-type="float" office:value="0" calcext:value-type="float">
              <text:p>0</text:p>
            </table:table-cell>
            <table:table-cell table:style-name="ce221" table:formula="of:=SUM([.V24:.V38])" office:value-type="float" office:value="0" calcext:value-type="float">
              <text:p>0</text:p>
            </table:table-cell>
            <table:table-cell table:style-name="ce221" table:formula="of:=SUM([.W24:.W38])" office:value-type="float" office:value="0" calcext:value-type="float">
              <text:p>0</text:p>
            </table:table-cell>
            <table:table-cell table:style-name="ce221" table:formula="of:=SUM([.X24:.X38])" office:value-type="float" office:value="0" calcext:value-type="float">
              <text:p>0</text:p>
            </table:table-cell>
            <table:table-cell table:style-name="ce221" table:formula="of:=SUM([.Y24:.Y38])" office:value-type="float" office:value="0" calcext:value-type="float">
              <text:p>0</text:p>
            </table:table-cell>
            <table:table-cell table:style-name="ce221" table:formula="of:=SUM([.Z24:.Z38])" office:value-type="float" office:value="0" calcext:value-type="float">
              <text:p>0</text:p>
            </table:table-cell>
            <table:table-cell table:style-name="ce221" table:formula="of:=SUM([.AA24:.AA38])" office:value-type="float" office:value="0" calcext:value-type="float">
              <text:p>0</text:p>
            </table:table-cell>
            <table:table-cell table:style-name="ce221" table:formula="of:=SUM([.AB24:.AB38])" office:value-type="float" office:value="0" calcext:value-type="float">
              <text:p>0</text:p>
            </table:table-cell>
            <table:table-cell table:style-name="ce221" table:formula="of:=SUM([.AC24:.AC38])" office:value-type="float" office:value="0" calcext:value-type="float">
              <text:p>0</text:p>
            </table:table-cell>
            <table:table-cell table:style-name="ce221" table:formula="of:=SUM([.AD24:.AD38])" office:value-type="float" office:value="0" calcext:value-type="float">
              <text:p>0</text:p>
            </table:table-cell>
            <table:table-cell table:style-name="ce221" table:formula="of:=SUM([.AE24:.AE38])" office:value-type="float" office:value="0" calcext:value-type="float">
              <text:p>0</text:p>
            </table:table-cell>
            <table:table-cell table:style-name="ce221" table:formula="of:=SUM([.AF24:.AF38])" office:value-type="float" office:value="0" calcext:value-type="float">
              <text:p>0</text:p>
            </table:table-cell>
            <table:table-cell table:style-name="ce221" table:formula="of:=SUM([.AG24:.AG38])" office:value-type="float" office:value="0" calcext:value-type="float">
              <text:p>0</text:p>
            </table:table-cell>
            <table:table-cell table:style-name="ce221" table:formula="of:=SUM([.AH24:.AH38])" office:value-type="float" office:value="0" calcext:value-type="float">
              <text:p>0</text:p>
            </table:table-cell>
            <table:table-cell table:style-name="ce221" table:formula="of:=SUM([.AI24:.AI38])" office:value-type="float" office:value="0" calcext:value-type="float">
              <text:p>0</text:p>
            </table:table-cell>
            <table:table-cell table:style-name="ce221" table:formula="of:=SUM([.AJ24:.AJ38])" office:value-type="float" office:value="0" calcext:value-type="float">
              <text:p>0</text:p>
            </table:table-cell>
            <table:table-cell table:style-name="ce221" table:formula="of:=SUM([.AK24:.AK38])" office:value-type="float" office:value="0" calcext:value-type="float">
              <text:p>0</text:p>
            </table:table-cell>
            <table:table-cell table:style-name="ce281" table:formula="of:=SUM([.AL24:.AL38])" office:value-type="float" office:value="0" calcext:value-type="float">
              <text:p>0</text:p>
            </table:table-cell>
            <table:table-cell table:style-name="ce221" table:formula="of:=SUM([.AM24:.AM38])" office:value-type="float" office:value="0" calcext:value-type="float">
              <text:p>0</text:p>
            </table:table-cell>
            <table:table-cell table:style-name="ce221" table:formula="of:=SUM([.AN24:.AN38])" office:value-type="float" office:value="0" calcext:value-type="float">
              <text:p>0</text:p>
            </table:table-cell>
            <table:table-cell table:style-name="ce221" table:formula="of:=SUM([.AO24:.AO38])" office:value-type="float" office:value="0" calcext:value-type="float">
              <text:p>0</text:p>
            </table:table-cell>
            <table:table-cell table:style-name="ce221" table:formula="of:=SUM([.AP24:.AP38])" office:value-type="float" office:value="0" calcext:value-type="float">
              <text:p>0</text:p>
            </table:table-cell>
            <table:table-cell table:style-name="ce221" table:formula="of:=SUM([.AQ24:.AQ38])" office:value-type="float" office:value="0" calcext:value-type="float">
              <text:p>0</text:p>
            </table:table-cell>
            <table:table-cell table:style-name="ce221" table:formula="of:=SUM([.AR24:.AR38])" office:value-type="float" office:value="0" calcext:value-type="float">
              <text:p>0</text:p>
            </table:table-cell>
            <table:table-cell table:style-name="ce221" table:formula="of:=SUM([.AS24:.AS38])" office:value-type="float" office:value="0" calcext:value-type="float">
              <text:p>0</text:p>
            </table:table-cell>
            <table:table-cell table:style-name="ce221" table:formula="of:=SUM([.AT24:.AT38])" office:value-type="float" office:value="0" calcext:value-type="float">
              <text:p>0</text:p>
            </table:table-cell>
            <table:table-cell table:style-name="ce221" table:formula="of:=SUM([.AU24:.AU38])" office:value-type="float" office:value="0" calcext:value-type="float">
              <text:p>0</text:p>
            </table:table-cell>
            <table:table-cell table:style-name="ce221" table:formula="of:=SUM([.AV24:.AV38])" office:value-type="float" office:value="0" calcext:value-type="float">
              <text:p>0</text:p>
            </table:table-cell>
            <table:table-cell table:style-name="ce221" table:formula="of:=SUM([.AW24:.AW38])" office:value-type="float" office:value="0" calcext:value-type="float">
              <text:p>0</text:p>
            </table:table-cell>
            <table:table-cell table:style-name="ce221" table:formula="of:=SUM([.AX24:.AX38])" office:value-type="float" office:value="0" calcext:value-type="float">
              <text:p>0</text:p>
            </table:table-cell>
            <table:table-cell table:style-name="ce221" table:formula="of:=SUM([.AY24:.AY38])" office:value-type="float" office:value="0" calcext:value-type="float">
              <text:p>0</text:p>
            </table:table-cell>
            <table:table-cell table:style-name="ce221" table:formula="of:=SUM([.AZ24:.AZ38])" office:value-type="float" office:value="0" calcext:value-type="float">
              <text:p>0</text:p>
            </table:table-cell>
            <table:table-cell table:style-name="ce221" table:formula="of:=SUM([.BA24:.BA38])" office:value-type="float" office:value="0" calcext:value-type="float">
              <text:p>0</text:p>
            </table:table-cell>
            <table:table-cell table:style-name="ce221" table:formula="of:=SUM([.BB24:.BB38])" office:value-type="float" office:value="0" calcext:value-type="float">
              <text:p>0</text:p>
            </table:table-cell>
            <table:table-cell table:style-name="ce221" table:formula="of:=SUM([.BC24:.BC38])" office:value-type="float" office:value="0" calcext:value-type="float">
              <text:p>0</text:p>
            </table:table-cell>
            <table:table-cell table:style-name="ce221" table:formula="of:=SUM([.BD24:.BD38])" office:value-type="float" office:value="0" calcext:value-type="float">
              <text:p>0</text:p>
            </table:table-cell>
            <table:table-cell table:style-name="ce221" table:formula="of:=SUM([.BE24:.BE38])" office:value-type="float" office:value="0" calcext:value-type="float">
              <text:p>0</text:p>
            </table:table-cell>
            <table:table-cell table:style-name="ce221" table:formula="of:=SUM([.BF24:.BF38])" office:value-type="float" office:value="0" calcext:value-type="float">
              <text:p>0</text:p>
            </table:table-cell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</table:table-row-group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7" office:value-type="string" calcext:value-type="string">
            <text:p>Tapaamiset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71"/>
          <table:table-cell table:style-name="ce84"/>
          <table:table-cell table:style-name="ce96" table:number-columns-repeated="2"/>
          <table:table-cell table:style-name="ce71" table:number-columns-repeated="24"/>
          <table:table-cell table:style-name="ce152"/>
          <table:table-cell table:style-name="ce71" table:number-columns-repeated="3"/>
          <table:table-cell table:style-name="ce165" table:number-columns-repeated="11"/>
          <table:table-cell table:style-name="ce167" table:number-columns-repeated="3"/>
          <table:table-cell table:style-name="ce165"/>
          <table:table-cell table:style-name="ce71" table:number-columns-repeated="2"/>
          <table:covered-table-cell table:style-name="ce180"/>
          <table:covered-table-cell table:number-columns-repeated="5"/>
          <table:covered-table-cell table:style-name="ce184"/>
          <table:covered-table-cell table:style-name="ce187"/>
          <table:covered-table-cell table:number-columns-repeated="5"/>
          <table:covered-table-cell table:style-name="ce184"/>
          <table:table-cell table:number-columns-repeated="952"/>
        </table:table-row>
        <table:table-row-group>
          <table:table-row table:style-name="ro1">
            <table:table-cell table:style-name="ce192" office:value-type="float" office:value="4.1" calcext:value-type="float">
              <text:p>4.1</text:p>
            </table:table-cell>
            <table:table-cell table:style-name="ce18" office:value-type="string" calcext:value-type="string">
              <text:p>Ohjauspiste</text:p>
            </table:table-cell>
            <table:table-cell table:style-name="ce28" office:value-type="string" calcext:value-type="string">
              <text:p>Steve L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1];[.E41])" office:value-type="float" office:value="47" calcext:value-type="float">
              <text:p>47</text:p>
            </table:table-cell>
            <table:table-cell table:style-name="ce198" office:value-type="float" office:value="4" calcext:value-type="float">
              <text:p>4.0</text:p>
            </table:table-cell>
            <table:table-cell table:style-name="ce203" table:formula="of:=SUM([.J41:.BT41])" office:value-type="float" office:value="0.25" calcext:value-type="float">
              <text:p>0.3</text:p>
            </table:table-cell>
            <table:table-cell table:style-name="ce207" table:content-validation-name="val2" office:value-type="percentage" office:value="0.2" calcext:value-type="percentage">
              <text:p>20%</text:p>
            </table:table-cell>
            <table:table-cell table:style-name="ce222"/>
            <table:table-cell table:style-name="ce231"/>
            <table:table-cell table:style-name="ce240" table:number-columns-repeated="5"/>
            <table:table-cell table:style-name="ce250" table:number-columns-repeated="3"/>
            <table:table-cell table:style-name="ce256" office:value-type="float" office:value="0.25" calcext:value-type="float">
              <text:p>0.25</text:p>
            </table:table-cell>
            <table:table-cell table:style-name="ce250" table:number-columns-repeated="3"/>
            <table:table-cell table:style-name="ce240" table:number-columns-repeated="3"/>
            <table:table-cell table:style-name="ce261"/>
            <table:table-cell table:style-name="ce240" table:number-columns-repeated="3"/>
            <table:table-cell table:style-name="ce265" table:number-columns-repeated="3"/>
            <table:table-cell table:style-name="ce261"/>
            <table:table-cell table:style-name="ce265" table:number-columns-repeated="2"/>
            <table:table-cell table:style-name="ce276"/>
            <table:table-cell table:style-name="ce286"/>
            <table:table-cell table:style-name="ce240"/>
            <table:table-cell table:style-name="ce261"/>
            <table:table-cell table:style-name="ce240" table:number-columns-repeated="4"/>
            <table:table-cell table:style-name="ce250" table:number-columns-repeated="2"/>
            <table:table-cell table:style-name="ce261"/>
            <table:table-cell table:style-name="ce250" table:number-columns-repeated="4"/>
            <table:table-cell table:style-name="ce240" table:number-columns-repeated="6"/>
            <table:table-cell table:style-name="ce29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192" office:value-type="float" office:value="4.2" calcext:value-type="float">
              <text:p>4.2</text:p>
            </table:table-cell>
            <table:table-cell table:style-name="ce18" office:value-type="string" calcext:value-type="string">
              <text:p>Haastattelut</text:p>
            </table:table-cell>
            <table:table-cell table:style-name="ce28" office:value-type="string" calcext:value-type="string">
              <text:p>Allen W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2];[.E42])" office:value-type="float" office:value="47" calcext:value-type="float">
              <text:p>47</text:p>
            </table:table-cell>
            <table:table-cell table:style-name="ce198" office:value-type="float" office:value="1" calcext:value-type="float">
              <text:p>1.0</text:p>
            </table:table-cell>
            <table:table-cell table:style-name="ce203" table:formula="of:=SUM([.J42:.BT42])" office:value-type="float" office:value="0.25" calcext:value-type="float">
              <text:p>0.3</text:p>
            </table:table-cell>
            <table:table-cell table:style-name="ce207" table:content-validation-name="val2" office:value-type="percentage" office:value="1" calcext:value-type="percentage">
              <text:p>100%</text:p>
            </table:table-cell>
            <table:table-cell table:style-name="ce223"/>
            <table:table-cell table:style-name="ce232"/>
            <table:table-cell table:style-name="ce241" table:number-columns-repeated="3"/>
            <table:table-cell table:style-name="ce240" table:number-columns-repeated="2"/>
            <table:table-cell table:style-name="ce250" table:number-columns-repeated="3"/>
            <table:table-cell table:style-name="ce256" office:value-type="float" office:value="0.25" calcext:value-type="float">
              <text:p>0.25</text:p>
            </table:table-cell>
            <table:table-cell table:style-name="ce250" table:number-columns-repeated="3"/>
            <table:table-cell table:style-name="ce241" table:number-columns-repeated="7"/>
            <table:table-cell table:style-name="ce266" table:number-columns-repeated="6"/>
            <table:table-cell table:style-name="ce277"/>
            <table:table-cell table:style-name="ce287"/>
            <table:table-cell table:style-name="ce241" table:number-columns-repeated="6"/>
            <table:table-cell table:style-name="ce267" table:number-columns-repeated="7"/>
            <table:table-cell table:style-name="ce241" table:number-columns-repeated="6"/>
            <table:table-cell table:style-name="ce298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192" office:value-type="float" office:value="4.3" calcext:value-type="float">
              <text:p>4.3</text:p>
            </table:table-cell>
            <table:table-cell table:style-name="ce18" office:value-type="string" calcext:value-type="string">
              <text:p>Dokumentaatio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3];[.E43])" office:value-type="float" office:value="47" calcext:value-type="float">
              <text:p>47</text:p>
            </table:table-cell>
            <table:table-cell table:style-name="ce198" office:value-type="float" office:value="5" calcext:value-type="float">
              <text:p>5.0</text:p>
            </table:table-cell>
            <table:table-cell table:style-name="ce203" table:formula="of:=SUM([.J43:.BT43])" office:value-type="float" office:value="1" calcext:value-type="float">
              <text:p>1.0</text:p>
            </table:table-cell>
            <table:table-cell table:style-name="ce207" table:content-validation-name="val2" office:value-type="percentage" office:value="0.2" calcext:value-type="percentage">
              <text:p>20%</text:p>
            </table:table-cell>
            <table:table-cell table:style-name="ce223"/>
            <table:table-cell table:style-name="ce232"/>
            <table:table-cell table:style-name="ce241" table:number-columns-repeated="3"/>
            <table:table-cell table:style-name="ce240" table:number-columns-repeated="2"/>
            <table:table-cell table:style-name="ce250" table:number-columns-repeated="3"/>
            <table:table-cell table:style-name="ce256" office:value-type="float" office:value="1" calcext:value-type="float">
              <text:p>1</text:p>
            </table:table-cell>
            <table:table-cell table:style-name="ce250" table:number-columns-repeated="3"/>
            <table:table-cell table:style-name="ce240" table:number-columns-repeated="3"/>
            <table:table-cell table:style-name="ce261"/>
            <table:table-cell table:style-name="ce241" table:number-columns-repeated="3"/>
            <table:table-cell table:style-name="ce265" table:number-columns-repeated="3"/>
            <table:table-cell table:style-name="ce261"/>
            <table:table-cell table:style-name="ce265" table:number-columns-repeated="2"/>
            <table:table-cell table:style-name="ce276"/>
            <table:table-cell table:style-name="ce287"/>
            <table:table-cell table:style-name="ce241"/>
            <table:table-cell table:style-name="ce261"/>
            <table:table-cell table:style-name="ce241" table:number-columns-repeated="4"/>
            <table:table-cell table:style-name="ce267" table:number-columns-repeated="2"/>
            <table:table-cell table:style-name="ce261"/>
            <table:table-cell table:style-name="ce267" table:number-columns-repeated="4"/>
            <table:table-cell table:style-name="ce241" table:number-columns-repeated="6"/>
            <table:table-cell table:style-name="ce298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7" office:value-type="string" calcext:value-type="string">
              <text:p>4.3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9"/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4];[.E44])" office:value-type="float" office:value="47" calcext:value-type="float">
              <text:p>47</text:p>
            </table:table-cell>
            <table:table-cell table:style-name="ce46" office:value-type="float" office:value="3" calcext:value-type="float">
              <text:p>3.0</text:p>
            </table:table-cell>
            <table:table-cell table:style-name="ce203" table:formula="of:=SUM([.J44:.BT44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23"/>
            <table:table-cell table:style-name="ce232"/>
            <table:table-cell table:style-name="ce241" table:number-columns-repeated="3"/>
            <table:table-cell table:style-name="ce240" table:number-columns-repeated="2"/>
            <table:table-cell table:style-name="ce250" table:number-columns-repeated="7"/>
            <table:table-cell table:style-name="ce223"/>
            <table:table-cell table:style-name="ce232"/>
            <table:table-cell table:style-name="ce241" table:number-columns-repeated="3"/>
            <table:table-cell table:style-name="ce240" table:number-columns-repeated="2"/>
            <table:table-cell table:style-name="ce250" table:number-columns-repeated="3"/>
            <table:table-cell table:style-name="ce267" table:number-columns-repeated="3"/>
            <table:table-cell table:style-name="ce278"/>
            <table:table-cell table:style-name="ce287"/>
            <table:table-cell table:style-name="ce241" table:number-columns-repeated="6"/>
            <table:table-cell table:style-name="ce250" table:number-columns-repeated="3"/>
            <table:table-cell table:style-name="ce267" table:number-columns-repeated="4"/>
            <table:table-cell table:style-name="ce241" table:number-columns-repeated="6"/>
            <table:table-cell table:style-name="ce298"/>
            <table:table-cell table:style-name="ce181"/>
            <table:table-cell table:style-name="ce183" table:number-columns-repeated="6"/>
            <table:covered-table-cell table:style-name="ce188"/>
            <table:covered-table-cell table:number-columns-repeated="5" table:style-name="ce190"/>
            <table:covered-table-cell table:style-name="ce191"/>
            <table:table-cell table:number-columns-repeated="952"/>
          </table:table-row>
          <table:table-row table:style-name="ro1">
            <table:table-cell table:style-name="ce9" table:number-columns-repeated="3"/>
            <table:table-cell table:style-name="ce35" table:number-columns-repeated="2"/>
            <table:table-cell table:style-name="ce40" office:value-type="string" calcext:value-type="string">
              <text:p>Yhteensä</text:p>
            </table:table-cell>
            <table:table-cell table:style-name="ce49" table:formula="of:=SUM([.G41:.G44])" office:value-type="float" office:value="13" calcext:value-type="float">
              <text:p>13.0</text:p>
            </table:table-cell>
            <table:table-cell table:style-name="ce49" table:formula="of:=SUM([.H41:.H44])" office:value-type="float" office:value="1.5" calcext:value-type="float">
              <text:p>1.5</text:p>
            </table:table-cell>
            <table:table-cell table:style-name="ce210"/>
            <table:table-cell table:style-name="ce224" table:formula="of:=SUM([.J41:.J44])" office:value-type="percentage" office:value="0" calcext:value-type="percentage">
              <text:p>0%</text:p>
            </table:table-cell>
            <table:table-cell table:style-name="ce233" table:formula="of:=SUM([.K41:.K44])" office:value-type="float" office:value="0" calcext:value-type="float">
              <text:p>$0.00</text:p>
            </table:table-cell>
            <table:table-cell table:style-name="ce242" table:formula="of:=SUM([.L41:.L44])" office:value-type="float" office:value="0" calcext:value-type="float">
              <text:p>0</text:p>
            </table:table-cell>
            <table:table-cell table:style-name="ce242" table:formula="of:=SUM([.M41:.M44])" office:value-type="float" office:value="0" calcext:value-type="float">
              <text:p>0</text:p>
            </table:table-cell>
            <table:table-cell table:style-name="ce242" table:formula="of:=SUM([.N41:.N44])" office:value-type="float" office:value="0" calcext:value-type="float">
              <text:p>0</text:p>
            </table:table-cell>
            <table:table-cell table:style-name="ce242" table:formula="of:=SUM([.O41:.O44])" office:value-type="float" office:value="0" calcext:value-type="float">
              <text:p>0</text:p>
            </table:table-cell>
            <table:table-cell table:style-name="ce242" table:formula="of:=SUM([.P41:.P44])" office:value-type="float" office:value="0" calcext:value-type="float">
              <text:p>0</text:p>
            </table:table-cell>
            <table:table-cell table:style-name="ce242" table:formula="of:=SUM([.Q41:.Q44])" office:value-type="float" office:value="0" calcext:value-type="float">
              <text:p>0</text:p>
            </table:table-cell>
            <table:table-cell table:style-name="ce242" table:formula="of:=SUM([.R41:.R44])" office:value-type="float" office:value="0" calcext:value-type="float">
              <text:p>0</text:p>
            </table:table-cell>
            <table:table-cell table:style-name="ce242" table:formula="of:=SUM([.S41:.S44])" office:value-type="float" office:value="0" calcext:value-type="float">
              <text:p>0</text:p>
            </table:table-cell>
            <table:table-cell table:style-name="ce242" table:formula="of:=SUM([.T41:.T44])" office:value-type="float" office:value="1.5" calcext:value-type="float">
              <text:p>1.5</text:p>
            </table:table-cell>
            <table:table-cell table:style-name="ce242" table:formula="of:=SUM([.U41:.U44])" office:value-type="float" office:value="0" calcext:value-type="float">
              <text:p>0</text:p>
            </table:table-cell>
            <table:table-cell table:style-name="ce242" table:formula="of:=SUM([.V41:.V44])" office:value-type="float" office:value="0" calcext:value-type="float">
              <text:p>0</text:p>
            </table:table-cell>
            <table:table-cell table:style-name="ce242" table:formula="of:=SUM([.W41:.W44])" office:value-type="float" office:value="0" calcext:value-type="float">
              <text:p>0</text:p>
            </table:table-cell>
            <table:table-cell table:style-name="ce242" table:formula="of:=SUM([.X41:.X44])" office:value-type="float" office:value="0" calcext:value-type="float">
              <text:p>0</text:p>
            </table:table-cell>
            <table:table-cell table:style-name="ce242" table:formula="of:=SUM([.Y41:.Y44])" office:value-type="float" office:value="0" calcext:value-type="float">
              <text:p>0</text:p>
            </table:table-cell>
            <table:table-cell table:style-name="ce242" table:formula="of:=SUM([.Z41:.Z44])" office:value-type="float" office:value="0" calcext:value-type="float">
              <text:p>0</text:p>
            </table:table-cell>
            <table:table-cell table:style-name="ce242" table:formula="of:=SUM([.AA41:.AA44])" office:value-type="float" office:value="0" calcext:value-type="float">
              <text:p>0</text:p>
            </table:table-cell>
            <table:table-cell table:style-name="ce242" table:formula="of:=SUM([.AB41:.AB44])" office:value-type="float" office:value="0" calcext:value-type="float">
              <text:p>0</text:p>
            </table:table-cell>
            <table:table-cell table:style-name="ce242" table:formula="of:=SUM([.AC41:.AC44])" office:value-type="float" office:value="0" calcext:value-type="float">
              <text:p>0</text:p>
            </table:table-cell>
            <table:table-cell table:style-name="ce242" table:formula="of:=SUM([.AD41:.AD44])" office:value-type="float" office:value="0" calcext:value-type="float">
              <text:p>0</text:p>
            </table:table-cell>
            <table:table-cell table:style-name="ce242" table:formula="of:=SUM([.AE41:.AE44])" office:value-type="float" office:value="0" calcext:value-type="float">
              <text:p>0</text:p>
            </table:table-cell>
            <table:table-cell table:style-name="ce242" table:formula="of:=SUM([.AF41:.AF44])" office:value-type="float" office:value="0" calcext:value-type="float">
              <text:p>0</text:p>
            </table:table-cell>
            <table:table-cell table:style-name="ce242" table:formula="of:=SUM([.AG41:.AG44])" office:value-type="float" office:value="0" calcext:value-type="float">
              <text:p>0</text:p>
            </table:table-cell>
            <table:table-cell table:style-name="ce242" table:formula="of:=SUM([.AH41:.AH44])" office:value-type="float" office:value="0" calcext:value-type="float">
              <text:p>0</text:p>
            </table:table-cell>
            <table:table-cell table:style-name="ce242" table:formula="of:=SUM([.AI41:.AI44])" office:value-type="float" office:value="0" calcext:value-type="float">
              <text:p>0</text:p>
            </table:table-cell>
            <table:table-cell table:style-name="ce242" table:formula="of:=SUM([.AJ41:.AJ44])" office:value-type="float" office:value="0" calcext:value-type="float">
              <text:p>0</text:p>
            </table:table-cell>
            <table:table-cell table:style-name="ce242" table:formula="of:=SUM([.AK41:.AK44])" office:value-type="float" office:value="0" calcext:value-type="float">
              <text:p>0</text:p>
            </table:table-cell>
            <table:table-cell table:style-name="ce288" table:formula="of:=SUM([.AL41:.AL44])" office:value-type="float" office:value="0" calcext:value-type="float">
              <text:p>0</text:p>
            </table:table-cell>
            <table:table-cell table:style-name="ce242" table:formula="of:=SUM([.AM41:.AM44])" office:value-type="float" office:value="0" calcext:value-type="float">
              <text:p>0</text:p>
            </table:table-cell>
            <table:table-cell table:style-name="ce242" table:formula="of:=SUM([.AN41:.AN44])" office:value-type="float" office:value="0" calcext:value-type="float">
              <text:p>0</text:p>
            </table:table-cell>
            <table:table-cell table:style-name="ce242" table:formula="of:=SUM([.AO41:.AO44])" office:value-type="float" office:value="0" calcext:value-type="float">
              <text:p>0</text:p>
            </table:table-cell>
            <table:table-cell table:style-name="ce242" table:formula="of:=SUM([.AP41:.AP44])" office:value-type="float" office:value="0" calcext:value-type="float">
              <text:p>0</text:p>
            </table:table-cell>
            <table:table-cell table:style-name="ce242" table:formula="of:=SUM([.AQ41:.AQ44])" office:value-type="float" office:value="0" calcext:value-type="float">
              <text:p>0</text:p>
            </table:table-cell>
            <table:table-cell table:style-name="ce242" table:formula="of:=SUM([.AR41:.AR44])" office:value-type="float" office:value="0" calcext:value-type="float">
              <text:p>0</text:p>
            </table:table-cell>
            <table:table-cell table:style-name="ce242" table:formula="of:=SUM([.AS41:.AS44])" office:value-type="float" office:value="0" calcext:value-type="float">
              <text:p>0</text:p>
            </table:table-cell>
            <table:table-cell table:style-name="ce242" table:formula="of:=SUM([.AT41:.AT44])" office:value-type="float" office:value="0" calcext:value-type="float">
              <text:p>0</text:p>
            </table:table-cell>
            <table:table-cell table:style-name="ce242" table:formula="of:=SUM([.AU41:.AU44])" office:value-type="float" office:value="0" calcext:value-type="float">
              <text:p>0</text:p>
            </table:table-cell>
            <table:table-cell table:style-name="ce242" table:formula="of:=SUM([.AV41:.AV44])" office:value-type="float" office:value="0" calcext:value-type="float">
              <text:p>0</text:p>
            </table:table-cell>
            <table:table-cell table:style-name="ce242" table:formula="of:=SUM([.AW41:.AW44])" office:value-type="float" office:value="0" calcext:value-type="float">
              <text:p>0</text:p>
            </table:table-cell>
            <table:table-cell table:style-name="ce242" table:formula="of:=SUM([.AX41:.AX44])" office:value-type="float" office:value="0" calcext:value-type="float">
              <text:p>0</text:p>
            </table:table-cell>
            <table:table-cell table:style-name="ce242" table:formula="of:=SUM([.AY41:.AY44])" office:value-type="float" office:value="0" calcext:value-type="float">
              <text:p>0</text:p>
            </table:table-cell>
            <table:table-cell table:style-name="ce242" table:formula="of:=SUM([.AZ41:.AZ44])" office:value-type="float" office:value="0" calcext:value-type="float">
              <text:p>0</text:p>
            </table:table-cell>
            <table:table-cell table:style-name="ce242" table:formula="of:=SUM([.BA41:.BA44])" office:value-type="float" office:value="0" calcext:value-type="float">
              <text:p>0</text:p>
            </table:table-cell>
            <table:table-cell table:style-name="ce242" table:formula="of:=SUM([.BB41:.BB44])" office:value-type="float" office:value="0" calcext:value-type="float">
              <text:p>0</text:p>
            </table:table-cell>
            <table:table-cell table:style-name="ce242" table:formula="of:=SUM([.BC41:.BC44])" office:value-type="float" office:value="0" calcext:value-type="float">
              <text:p>0</text:p>
            </table:table-cell>
            <table:table-cell table:style-name="ce242" table:formula="of:=SUM([.BD41:.BD44])" office:value-type="float" office:value="0" calcext:value-type="float">
              <text:p>0</text:p>
            </table:table-cell>
            <table:table-cell table:style-name="ce242" table:formula="of:=SUM([.BE41:.BE44])" office:value-type="float" office:value="0" calcext:value-type="float">
              <text:p>0</text:p>
            </table:table-cell>
            <table:table-cell table:style-name="ce242" table:formula="of:=SUM([.BF41:.BF44])" office:value-type="float" office:value="0" calcext:value-type="float">
              <text:p>0</text:p>
            </table:table-cell>
            <table:table-cell table:style-name="ce288" table:formula="of:=SUM([.BG41:.BG44])" office:value-type="float" office:value="0" calcext:value-type="float">
              <text:p>0</text:p>
            </table:table-cell>
            <table:table-cell table:style-name="ce242" table:formula="of:=SUM([.BH41:.BH44])" office:value-type="float" office:value="0" calcext:value-type="float">
              <text:p>0</text:p>
            </table:table-cell>
            <table:table-cell table:style-name="ce242" table:formula="of:=SUM([.BI41:.BI44])" office:value-type="float" office:value="0" calcext:value-type="float">
              <text:p>0</text:p>
            </table:table-cell>
            <table:table-cell table:style-name="ce242" table:formula="of:=SUM([.BJ41:.BJ44])" office:value-type="float" office:value="0" calcext:value-type="float">
              <text:p>0</text:p>
            </table:table-cell>
            <table:table-cell table:style-name="ce242" table:formula="of:=SUM([.BK41:.BK44])" office:value-type="float" office:value="0" calcext:value-type="float">
              <text:p>0</text:p>
            </table:table-cell>
            <table:table-cell table:style-name="ce242" table:formula="of:=SUM([.BL41:.BL44])" office:value-type="float" office:value="0" calcext:value-type="float">
              <text:p>0</text:p>
            </table:table-cell>
            <table:table-cell table:style-name="ce242" table:formula="of:=SUM([.BM41:.BM44])" office:value-type="float" office:value="0" calcext:value-type="float">
              <text:p>0</text:p>
            </table:table-cell>
            <table:table-cell table:style-name="ce299" table:formula="of:=SUM([.BN41:.BN43])" office:value-type="float" office:value="0" calcext:value-type="float">
              <text:p>0</text:p>
            </table:table-cell>
            <table:table-cell table:style-name="ce299" table:formula="of:=SUM([.BO41:.BO43])" office:value-type="float" office:value="0" calcext:value-type="float">
              <text:p>0</text:p>
            </table:table-cell>
            <table:table-cell table:style-name="ce299" table:formula="of:=SUM([.BP41:.BP43])" office:value-type="float" office:value="0" calcext:value-type="float">
              <text:p>0</text:p>
            </table:table-cell>
            <table:table-cell table:style-name="ce299" table:formula="of:=SUM([.BQ41:.BQ43])" office:value-type="float" office:value="0" calcext:value-type="float">
              <text:p>0</text:p>
            </table:table-cell>
            <table:table-cell table:style-name="ce299" table:formula="of:=SUM([.BR41:.BR43])" office:value-type="float" office:value="0" calcext:value-type="float">
              <text:p>0</text:p>
            </table:table-cell>
            <table:table-cell table:style-name="ce299" table:formula="of:=SUM([.BS41:.BS43])" office:value-type="float" office:value="0" calcext:value-type="float">
              <text:p>0</text:p>
            </table:table-cell>
            <table:table-cell table:style-name="ce299" table:formula="of:=SUM([.BT41:.BT43])" office:value-type="float" office:value="0" calcext:value-type="float">
              <text:p>0</text:p>
            </table:table-cell>
            <table:table-cell table:number-columns-repeated="952"/>
          </table:table-row>
        </table:table-row-group>
        <table:table-row table:style-name="ro5">
          <table:table-cell table:style-name="ce10"/>
          <table:table-cell table:style-name="ce23" table:number-columns-repeated="3"/>
          <table:table-cell table:style-name="ce37" office:value-type="string" calcext:value-type="string" table:number-columns-spanned="2" table:number-rows-spanned="1">
            <text:p>Yhteensä työtunteja</text:p>
          </table:table-cell>
          <table:covered-table-cell table:style-name="ce41"/>
          <table:table-cell table:style-name="ce50" table:formula="of:=SUM([.G11]+[.G22]+[.G39]+[.G45])" office:value-type="float" office:value="208" calcext:value-type="float">
            <text:p>208.0</text:p>
          </table:table-cell>
          <table:table-cell table:style-name="ce50" table:formula="of:=SUM([.H11]+[.H22]+[.H39]+[.H45])" office:value-type="float" office:value="33" calcext:value-type="float">
            <text:p>33.0</text:p>
          </table:table-cell>
          <table:table-cell table:style-name="ce211" table:formula="of:=SUM([.I11]+[.I22]+[.I39]+[.I45])" office:value-type="percentage" office:value="0" calcext:value-type="percentage">
            <text:p>0%</text:p>
          </table:table-cell>
          <table:table-cell table:style-name="ce225" table:formula="of:=SUM([.J11]+[.J22]+[.J39]+[.J45])" office:value-type="float" office:value="0" calcext:value-type="float">
            <text:p>$0.00</text:p>
          </table:table-cell>
          <table:table-cell table:style-name="ce225" table:formula="of:=SUM([.K11]+[.K22]+[.K39]+[.K45])" office:value-type="float" office:value="0" calcext:value-type="float">
            <text:p>$0.00</text:p>
          </table:table-cell>
          <table:table-cell table:style-name="ce243" table:formula="of:=SUM([.L11]+[.L22]+[.L39]+[.L45])" office:value-type="float" office:value="0" calcext:value-type="float">
            <text:p>0</text:p>
          </table:table-cell>
          <table:table-cell table:style-name="ce243" table:formula="of:=SUM([.M11]+[.M22]+[.M39]+[.M45])" office:value-type="float" office:value="0" calcext:value-type="float">
            <text:p>0</text:p>
          </table:table-cell>
          <table:table-cell table:style-name="ce243" table:formula="of:=SUM([.N11]+[.N22]+[.N39]+[.N45])" office:value-type="float" office:value="0" calcext:value-type="float">
            <text:p>0</text:p>
          </table:table-cell>
          <table:table-cell table:style-name="ce243" table:formula="of:=SUM([.O11]+[.O22]+[.O39]+[.O45])" office:value-type="float" office:value="0" calcext:value-type="float">
            <text:p>0</text:p>
          </table:table-cell>
          <table:table-cell table:style-name="ce243" table:formula="of:=SUM([.P11]+[.P22]+[.P39]+[.P45])" office:value-type="float" office:value="0" calcext:value-type="float">
            <text:p>0</text:p>
          </table:table-cell>
          <table:table-cell table:style-name="ce243" table:formula="of:=SUM([.Q11]+[.Q22]+[.Q39]+[.Q45])" office:value-type="float" office:value="4" calcext:value-type="float">
            <text:p>4</text:p>
          </table:table-cell>
          <table:table-cell table:style-name="ce243" table:formula="of:=SUM([.R11]+[.R22]+[.R39]+[.R45])" office:value-type="float" office:value="3" calcext:value-type="float">
            <text:p>3</text:p>
          </table:table-cell>
          <table:table-cell table:style-name="ce243" table:formula="of:=SUM([.S11]+[.S22]+[.S39]+[.S45])" office:value-type="float" office:value="3" calcext:value-type="float">
            <text:p>3</text:p>
          </table:table-cell>
          <table:table-cell table:style-name="ce243" table:formula="of:=SUM([.T11]+[.T22]+[.T39]+[.T45])" office:value-type="float" office:value="6.5" calcext:value-type="float">
            <text:p>6.5</text:p>
          </table:table-cell>
          <table:table-cell table:style-name="ce243" table:formula="of:=SUM([.U11]+[.U22]+[.U39]+[.U45])" office:value-type="float" office:value="0" calcext:value-type="float">
            <text:p>0</text:p>
          </table:table-cell>
          <table:table-cell table:style-name="ce243" table:formula="of:=SUM([.V11]+[.V22]+[.V39]+[.V45])" office:value-type="float" office:value="0" calcext:value-type="float">
            <text:p>0</text:p>
          </table:table-cell>
          <table:table-cell table:style-name="ce243" table:formula="of:=SUM([.W11]+[.W22]+[.W39]+[.W45])" office:value-type="float" office:value="0" calcext:value-type="float">
            <text:p>0</text:p>
          </table:table-cell>
          <table:table-cell table:style-name="ce243" table:formula="of:=SUM([.X11]+[.X22]+[.X39]+[.X45])" office:value-type="float" office:value="7" calcext:value-type="float">
            <text:p>7</text:p>
          </table:table-cell>
          <table:table-cell table:style-name="ce243" table:formula="of:=SUM([.Y11]+[.Y22]+[.Y39]+[.Y45])" office:value-type="float" office:value="2.5" calcext:value-type="float">
            <text:p>2.5</text:p>
          </table:table-cell>
          <table:table-cell table:style-name="ce243" table:formula="of:=SUM([.Z11]+[.Z22]+[.Z39]+[.Z45])" office:value-type="float" office:value="7" calcext:value-type="float">
            <text:p>7</text:p>
          </table:table-cell>
          <table:table-cell table:style-name="ce243" table:formula="of:=SUM([.AA11]+[.AA22]+[.AA39]+[.AA45])" office:value-type="float" office:value="0" calcext:value-type="float">
            <text:p>0</text:p>
          </table:table-cell>
          <table:table-cell table:style-name="ce243" table:formula="of:=SUM([.AB11]+[.AB22]+[.AB39]+[.AB45])" office:value-type="float" office:value="0" calcext:value-type="float">
            <text:p>0</text:p>
          </table:table-cell>
          <table:table-cell table:style-name="ce243" table:formula="of:=SUM([.AC11]+[.AC22]+[.AC39]+[.AC45])" office:value-type="float" office:value="0" calcext:value-type="float">
            <text:p>0</text:p>
          </table:table-cell>
          <table:table-cell table:style-name="ce243" table:formula="of:=SUM([.AD11]+[.AD22]+[.AD39]+[.AD45])" office:value-type="float" office:value="0" calcext:value-type="float">
            <text:p>0</text:p>
          </table:table-cell>
          <table:table-cell table:style-name="ce243" table:formula="of:=SUM([.AE11]+[.AE22]+[.AE39]+[.AE45])" office:value-type="float" office:value="0" calcext:value-type="float">
            <text:p>0</text:p>
          </table:table-cell>
          <table:table-cell table:style-name="ce243" table:formula="of:=SUM([.AF11]+[.AF22]+[.AF39]+[.AF45])" office:value-type="float" office:value="0" calcext:value-type="float">
            <text:p>0</text:p>
          </table:table-cell>
          <table:table-cell table:style-name="ce243" table:formula="of:=SUM([.AG11]+[.AG22]+[.AG39]+[.AG45])" office:value-type="float" office:value="0" calcext:value-type="float">
            <text:p>0</text:p>
          </table:table-cell>
          <table:table-cell table:style-name="ce243" table:formula="of:=SUM([.AH11]+[.AH22]+[.AH39]+[.AH45])" office:value-type="float" office:value="0" calcext:value-type="float">
            <text:p>0</text:p>
          </table:table-cell>
          <table:table-cell table:style-name="ce243" table:formula="of:=SUM([.AI11]+[.AI22]+[.AI39]+[.AI45])" office:value-type="float" office:value="0" calcext:value-type="float">
            <text:p>0</text:p>
          </table:table-cell>
          <table:table-cell table:style-name="ce243" table:formula="of:=SUM([.AJ11]+[.AJ22]+[.AJ39]+[.AJ45])" office:value-type="float" office:value="0" calcext:value-type="float">
            <text:p>0</text:p>
          </table:table-cell>
          <table:table-cell table:style-name="ce243" table:formula="of:=SUM([.AK11]+[.AK22]+[.AK39]+[.AK45])" office:value-type="float" office:value="0" calcext:value-type="float">
            <text:p>0</text:p>
          </table:table-cell>
          <table:table-cell table:style-name="ce289" table:formula="of:=SUM([.AL11]+[.AL22]+[.AL39]+[.AL45])" office:value-type="float" office:value="0" calcext:value-type="float">
            <text:p>0</text:p>
          </table:table-cell>
          <table:table-cell table:style-name="ce243" table:formula="of:=SUM([.AM11]+[.AM22]+[.AM39]+[.AM45])" office:value-type="float" office:value="0" calcext:value-type="float">
            <text:p>0</text:p>
          </table:table-cell>
          <table:table-cell table:style-name="ce243" table:formula="of:=SUM([.AN11]+[.AN22]+[.AN39]+[.AN45])" office:value-type="float" office:value="0" calcext:value-type="float">
            <text:p>0</text:p>
          </table:table-cell>
          <table:table-cell table:style-name="ce243" table:formula="of:=SUM([.AO11]+[.AO22]+[.AO39]+[.AO45])" office:value-type="float" office:value="0" calcext:value-type="float">
            <text:p>0</text:p>
          </table:table-cell>
          <table:table-cell table:style-name="ce243" table:formula="of:=SUM([.AP11]+[.AP22]+[.AP39]+[.AP45])" office:value-type="float" office:value="0" calcext:value-type="float">
            <text:p>0</text:p>
          </table:table-cell>
          <table:table-cell table:style-name="ce243" table:formula="of:=SUM([.AQ11]+[.AQ22]+[.AQ39]+[.AQ45])" office:value-type="float" office:value="0" calcext:value-type="float">
            <text:p>0</text:p>
          </table:table-cell>
          <table:table-cell table:style-name="ce243" table:formula="of:=SUM([.AR11]+[.AR22]+[.AR39]+[.AR45])" office:value-type="float" office:value="0" calcext:value-type="float">
            <text:p>0</text:p>
          </table:table-cell>
          <table:table-cell table:style-name="ce243" table:formula="of:=SUM([.AS11]+[.AS22]+[.AS39]+[.AS45])" office:value-type="float" office:value="0" calcext:value-type="float">
            <text:p>0</text:p>
          </table:table-cell>
          <table:table-cell table:style-name="ce243" table:formula="of:=SUM([.AT11]+[.AT22]+[.AT39]+[.AT45])" office:value-type="float" office:value="0" calcext:value-type="float">
            <text:p>0</text:p>
          </table:table-cell>
          <table:table-cell table:style-name="ce243" table:formula="of:=SUM([.AU11]+[.AU22]+[.AU39]+[.AU45])" office:value-type="float" office:value="0" calcext:value-type="float">
            <text:p>0</text:p>
          </table:table-cell>
          <table:table-cell table:style-name="ce243" table:formula="of:=SUM([.AV11]+[.AV22]+[.AV39]+[.AV45])" office:value-type="float" office:value="0" calcext:value-type="float">
            <text:p>0</text:p>
          </table:table-cell>
          <table:table-cell table:style-name="ce243" table:formula="of:=SUM([.AW11]+[.AW22]+[.AW39]+[.AW45])" office:value-type="float" office:value="0" calcext:value-type="float">
            <text:p>0</text:p>
          </table:table-cell>
          <table:table-cell table:style-name="ce243" table:formula="of:=SUM([.AX11]+[.AX22]+[.AX39]+[.AX45])" office:value-type="float" office:value="0" calcext:value-type="float">
            <text:p>0</text:p>
          </table:table-cell>
          <table:table-cell table:style-name="ce243" table:formula="of:=SUM([.AY11]+[.AY22]+[.AY39]+[.AY45])" office:value-type="float" office:value="0" calcext:value-type="float">
            <text:p>0</text:p>
          </table:table-cell>
          <table:table-cell table:style-name="ce243" table:formula="of:=SUM([.AZ11]+[.AZ22]+[.AZ39]+[.AZ45])" office:value-type="float" office:value="0" calcext:value-type="float">
            <text:p>0</text:p>
          </table:table-cell>
          <table:table-cell table:style-name="ce243" table:formula="of:=SUM([.BA11]+[.BA22]+[.BA39]+[.BA45])" office:value-type="float" office:value="0" calcext:value-type="float">
            <text:p>0</text:p>
          </table:table-cell>
          <table:table-cell table:style-name="ce243" table:formula="of:=SUM([.BB11]+[.BB22]+[.BB39]+[.BB45])" office:value-type="float" office:value="0" calcext:value-type="float">
            <text:p>0</text:p>
          </table:table-cell>
          <table:table-cell table:style-name="ce243" table:formula="of:=SUM([.BC11]+[.BC22]+[.BC39]+[.BC45])" office:value-type="float" office:value="0" calcext:value-type="float">
            <text:p>0</text:p>
          </table:table-cell>
          <table:table-cell table:style-name="ce243" table:formula="of:=SUM([.BD11]+[.BD22]+[.BD39]+[.BD45])" office:value-type="float" office:value="0" calcext:value-type="float">
            <text:p>0</text:p>
          </table:table-cell>
          <table:table-cell table:style-name="ce243" table:formula="of:=SUM([.BE11]+[.BE22]+[.BE39]+[.BE45])" office:value-type="float" office:value="0" calcext:value-type="float">
            <text:p>0</text:p>
          </table:table-cell>
          <table:table-cell table:style-name="ce243" table:formula="of:=SUM([.BF11]+[.BF22]+[.BF39]+[.BF45])" office:value-type="float" office:value="0" calcext:value-type="float">
            <text:p>0</text:p>
          </table:table-cell>
          <table:table-cell table:style-name="ce289" table:formula="of:=SUM([.BG11]+[.BG22]+[.BG39]+[.BG45])" office:value-type="float" office:value="0" calcext:value-type="float">
            <text:p>0</text:p>
          </table:table-cell>
          <table:table-cell table:style-name="ce243" table:formula="of:=SUM([.BH11]+[.BH22]+[.BH39]+[.BH45])" office:value-type="float" office:value="0" calcext:value-type="float">
            <text:p>0</text:p>
          </table:table-cell>
          <table:table-cell table:style-name="ce243" table:formula="of:=SUM([.BI11]+[.BI22]+[.BI39]+[.BI45])" office:value-type="float" office:value="0" calcext:value-type="float">
            <text:p>0</text:p>
          </table:table-cell>
          <table:table-cell table:style-name="ce243" table:formula="of:=SUM([.BJ11]+[.BJ22]+[.BJ39]+[.BJ45])" office:value-type="float" office:value="0" calcext:value-type="float">
            <text:p>0</text:p>
          </table:table-cell>
          <table:table-cell table:style-name="ce243" table:formula="of:=SUM([.BK11]+[.BK22]+[.BK39]+[.BK45])" office:value-type="float" office:value="0" calcext:value-type="float">
            <text:p>0</text:p>
          </table:table-cell>
          <table:table-cell table:style-name="ce243" table:formula="of:=SUM([.BL11]+[.BL22]+[.BL39]+[.BL45])" office:value-type="float" office:value="0" calcext:value-type="float">
            <text:p>0</text:p>
          </table:table-cell>
          <table:table-cell table:style-name="ce243" table:formula="of:=SUM([.BM11]+[.BM22]+[.BM39]+[.BM45])" office:value-type="float" office:value="0" calcext:value-type="float">
            <text:p>0</text:p>
          </table:table-cell>
          <table:table-cell table:style-name="ce243" table:formula="of:=SUM([.BN11]+[.BN22]+[.BN39]+[.BN45])" office:value-type="float" office:value="0" calcext:value-type="float">
            <text:p>0</text:p>
          </table:table-cell>
          <table:table-cell table:style-name="ce243" table:formula="of:=SUM([.BO11]+[.BO22]+[.BO39]+[.BO45])" office:value-type="float" office:value="0" calcext:value-type="float">
            <text:p>0</text:p>
          </table:table-cell>
          <table:table-cell table:style-name="ce243" table:formula="of:=SUM([.BP11]+[.BP22]+[.BP39]+[.BP45])" office:value-type="float" office:value="0" calcext:value-type="float">
            <text:p>0</text:p>
          </table:table-cell>
          <table:table-cell table:style-name="ce243" table:formula="of:=SUM([.BQ11]+[.BQ22]+[.BQ39]+[.BQ45])" office:value-type="float" office:value="0" calcext:value-type="float">
            <text:p>0</text:p>
          </table:table-cell>
          <table:table-cell table:style-name="ce243" table:formula="of:=SUM([.BR11]+[.BR22]+[.BR39]+[.BR45])" office:value-type="float" office:value="0" calcext:value-type="float">
            <text:p>0</text:p>
          </table:table-cell>
          <table:table-cell table:style-name="ce243" table:formula="of:=SUM([.BS11]+[.BS22]+[.BS39]+[.BS45])" office:value-type="float" office:value="0" calcext:value-type="float">
            <text:p>0</text:p>
          </table:table-cell>
          <table:table-cell table:style-name="ce243" table:formula="of:=SUM([.BT11]+[.BT22]+[.BT39]+[.BT45])" office:value-type="float" office:value="0" calcext:value-type="float">
            <text:p>0</text:p>
          </table:table-cell>
          <table:table-cell table:number-columns-repeated="952"/>
        </table:table-row>
        <table:table-row table:style-name="ro5">
          <table:table-cell table:style-name="ce10" office:value-type="string" calcext:value-type="string">
            <text:p>Legendat</text:p>
          </table:table-cell>
          <table:table-cell table:style-name="ce23" table:number-columns-repeated="8"/>
          <table:table-cell table:style-name="ce81" table:number-columns-repeated="63"/>
          <table:table-cell table:number-columns-repeated="952"/>
        </table:table-row>
        <table:table-row table:style-name="ro6">
          <table:table-cell table:style-name="ce11"/>
          <table:table-cell table:style-name="ce24" office:value-type="string" calcext:value-type="string" table:number-columns-spanned="14" table:number-rows-spanned="1">
            <text:p>Toteutunut</text:p>
          </table:table-cell>
          <table:covered-table-cell table:number-columns-repeated="13"/>
          <table:table-cell table:style-name="ce108" table:number-columns-repeated="8"/>
          <table:table-cell table:style-name="ce124" table:number-columns-repeated="49"/>
          <table:table-cell table:number-columns-repeated="952"/>
        </table:table-row>
        <table:table-row table:style-name="ro6">
          <table:table-cell table:style-name="ce12"/>
          <table:table-cell table:style-name="ce25" office:value-type="string" calcext:value-type="string">
            <text:p>Projektoitu </text:p>
          </table:table-cell>
          <table:table-cell table:style-name="ce30" table:number-columns-repeated="13"/>
          <table:table-cell table:style-name="ce108" table:number-columns-repeated="8"/>
          <table:table-cell table:style-name="ce124" table:number-columns-repeated="49"/>
          <table:table-cell table:number-columns-repeated="952"/>
        </table:table-row>
        <table:table-row table:style-name="ro6">
          <table:table-cell table:style-name="ce13"/>
          <table:table-cell table:style-name="ce25" office:value-type="string" calcext:value-type="string">
            <text:p>Projektoimaton</text:p>
          </table:table-cell>
          <table:table-cell table:style-name="ce30" table:number-columns-repeated="13"/>
          <table:table-cell table:style-name="ce108" table:number-columns-repeated="8"/>
          <table:table-cell table:style-name="ce124" table:number-columns-repeated="49"/>
          <table:table-cell table:number-columns-repeated="952"/>
        </table:table-row>
        <table:table-row table:style-name="ro6">
          <table:table-cell table:style-name="ce14"/>
          <table:table-cell table:style-name="ce25" office:value-type="string" calcext:value-type="string">
            <text:p>Ylitetty</text:p>
          </table:table-cell>
          <table:table-cell table:style-name="ce30" table:number-columns-repeated="13"/>
          <table:table-cell table:style-name="ce108" table:number-columns-repeated="8"/>
          <table:table-cell table:style-name="ce124" table:number-columns-repeated="49"/>
          <table:table-cell table:number-columns-repeated="952"/>
        </table:table-row>
        <table:table-row table:style-name="ro7" table:number-rows-repeated="1048524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1.1'.I9:'1.1'.I10 '1.1'.I13:'1.1'.I22 '1.1'.I24:'1.1'.I39 '1.1'.I41:'1.1'.I45">
            <calcext:color-scale>
              <calcext:color-scale-entry calcext:value="0" calcext:type="minimum" calcext:color="#565656"/>
              <calcext:color-scale-entry calcext:value="0" calcext:type="maximum" calcext:color="#de5f85"/>
            </calcext:color-scale>
          </calcext:conditional-format>
          <calcext:conditional-format calcext:target-range-address="'1.1'.I9:'1.1'.I10 '1.1'.I13:'1.1'.I22 '1.1'.I24:'1.1'.I39 '1.1'.I41:'1.1'.I45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1.1'.H9:'1.1'.H10 '1.1'.H13:'1.1'.H21 '1.1'.H24:'1.1'.H38 '1.1'.H41:'1.1'.H44">
            <calcext:condition calcext:apply-style-name="ConditionalStyle_1" calcext:value="formula-is([.H9]&gt;[.G9])" calcext:base-cell-address="'1.1'.H9"/>
          </calcext:conditional-format>
          <calcext:conditional-format calcext:target-range-address="'1.1'.H9:'1.1'.H10 '1.1'.H13:'1.1'.H21 '1.1'.H24:'1.1'.H38 '1.1'.H41:'1.1'.H44">
            <calcext:condition calcext:apply-style-name="ConditionalStyle_2" calcext:value="formula-is([.H9]=[.G9])" calcext:base-cell-address="'1.1'.H9"/>
          </calcext:conditional-format>
          <calcext:conditional-format calcext:target-range-address="'1.1'.H9:'1.1'.H10 '1.1'.H13:'1.1'.H21 '1.1'.H24:'1.1'.H38 '1.1'.H41:'1.1'.H44">
            <calcext:condition calcext:apply-style-name="ConditionalStyle_3" calcext:value="formula-is([.H9]&lt;[.G9])" calcext:base-cell-address="'1.1'.H9"/>
          </calcext:conditional-format>
          <calcext:conditional-format calcext:target-range-address="'1.1'.H24:'1.1'.H24">
            <calcext:condition calcext:apply-style-name="ConditionalStyle_4" calcext:value="formula-is([.H9]*0)" calcext:base-cell-address="'1.1'.H24"/>
          </calcext:conditional-format>
          <calcext:conditional-format calcext:target-range-address="'1.1'.H9:'1.1'.H9">
            <calcext:condition calcext:apply-style-name="ConditionalStyle_4" calcext:value="formula-is([.H9]*0&gt;[.H9])" calcext:base-cell-address="'1.1'.H9"/>
          </calcext:conditional-format>
          <calcext:conditional-format calcext:target-range-address="'1.1'.J11:'1.1'.BF11 '1.1'.J22:'1.1'.BF22 '1.1'.J39:'1.1'.BF39 '1.1'.J45:'1.1'.BT46 '1.1'.I46:'1.1'.I46">
            <calcext:condition calcext:apply-style-name="ConditionalStyle_5" calcext:value="=0" calcext:base-cell-address="'1.1'.I46"/>
          </calcext:conditional-format>
          <calcext:conditional-format calcext:target-range-address="'1.1'.J41:'1.1'.BF44">
            <calcext:condition calcext:apply-style-name="ConditionalStyle_6" calcext:value="&gt;0" calcext:base-cell-address="'1.1'.J41"/>
          </calcext:conditional-format>
          <calcext:conditional-format calcext:target-range-address="'1.1'.J24:'1.1'.BF38">
            <calcext:condition calcext:apply-style-name="ConditionalStyle_6" calcext:value="&gt;0" calcext:base-cell-address="'1.1'.J24"/>
          </calcext:conditional-format>
          <calcext:conditional-format calcext:target-range-address="'1.1'.J13:'1.1'.BF21">
            <calcext:condition calcext:apply-style-name="ConditionalStyle_6" calcext:value="&gt;0" calcext:base-cell-address="'1.1'.J13"/>
          </calcext:conditional-format>
          <calcext:conditional-format calcext:target-range-address="'1.1'.J9:'1.1'.BF10">
            <calcext:condition calcext:apply-style-name="ConditionalStyle_6" calcext:value="&gt;0" calcext:base-cell-address="'1.1'.J9"/>
          </calcext:conditional-format>
          <calcext:conditional-format calcext:target-range-address="'1.1'.J24:'1.1'.J24 '1.1'.J27:'1.1'.J27 '1.1'.J33:'1.1'.J33">
            <calcext:condition calcext:apply-style-name="ConditionalStyle_7" calcext:value="=&quot;VARAUS&quot;" calcext:base-cell-address="'1.1'.J2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Docs-Roboto" svg:font-family="Docs-Roboto"/>
    <style:font-face style:name="Lora" svg:font-family="Lora"/>
    <style:font-face style:name="Pacifico" svg:font-family="Pacifico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</number:date-style>
    <number:number-style style:name="N126">
      <number:text>$</number:text>
      <number:number number:decimal-places="2" loext:min-decimal-places="2" number:min-integer-digits="1" number:grouping="true"/>
    </number:number-style>
    <number:date-style style:name="N127">
      <number:day number:style="long"/>
      <number:text>/</number:text>
      <number:month number:style="long"/>
      <number:text>/</number:text>
      <number:year/>
    </number:date-style>
    <number:number-style style:name="N128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e69138"/>
    </style:style>
    <style:style style:name="ConditionalStyle_5f_2" style:display-name="ConditionalStyle_2" style:family="table-cell" style:parent-style-name="Default">
      <style:table-cell-properties fo:background-color="#93c47d"/>
    </style:style>
    <style:style style:name="ConditionalStyle_5f_3" style:display-name="ConditionalStyle_3" style:family="table-cell" style:parent-style-name="Default">
      <style:table-cell-properties fo:background-color="#00ffff"/>
    </style:style>
    <style:style style:name="ConditionalStyle_5f_4" style:display-name="ConditionalStyle_4" style:family="table-cell" style:parent-style-name="Default">
      <style:table-cell-properties fo:background-color="transparent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565656"/>
      <style:text-properties fo:color="#ffffff"/>
    </style:style>
    <style:style style:name="ConditionalStyle_5f_7" style:display-name="ConditionalStyle_7" style:family="table-cell" style:parent-style-name="Default">
      <style:table-cell-properties fo:background-color="#e4e9e2"/>
      <style:text-properties fo:color="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90.55pt" fo:page-height="841.89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0" style:display-name="PageStyle_1.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.1" style:display-name="PageStyle_1.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372" meta:object-count="0"/>
    <meta:generator>LibreOfficeDev/6.0.5.2$Linux_X86_64 LibreOffice_project/</meta:generator>
  </office:meta>
</office:document-meta>
</file>